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 svg:font-family="Consolas"/>
    <style:font-face style:name="Consolas1" svg:font-family="Consolas, monospace"/>
    <style:font-face style:name="Georgia" svg:font-family="Georgia"/>
    <style:font-face style:name="Lohit Devanagari1" svg:font-family="'Lohit Devanagari'"/>
    <style:font-face style:name="georgia" svg:font-family="georgia"/>
    <style:font-face style:name="serif" svg:font-family="serif"/>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59cm" table:align="left"/>
    </style:style>
    <style:style style:name="Table1.A" style:family="table-column">
      <style:table-column-properties style:column-width="2.155cm"/>
    </style:style>
    <style:style style:name="Table1.B" style:family="table-column">
      <style:table-column-properties style:column-width="12.414cm"/>
    </style:style>
    <style:style style:name="Table1.C" style:family="table-column">
      <style:table-column-properties style:column-width="3.02cm"/>
    </style:style>
    <style:style style:name="Table1.1" style:family="table-row">
      <style:table-row-properties fo:background-color="#efefef">
        <style:background-image/>
      </style:table-row-properties>
    </style:style>
    <style:style style:name="Table1.A1" style:family="table-cell">
      <style:table-cell-properties style:vertical-align="middle" fo:background-color="transparent" fo:padding-left="0cm" fo:padding-right="0.212cm" fo:padding-top="0cm" fo:padding-bottom="0.212cm" fo:border-left="none" fo:border-right="0.05pt solid #999999" fo:border-top="none" fo:border-bottom="0.05pt solid #999999">
        <style:background-image/>
      </style:table-cell-properties>
    </style:style>
    <style:style style:name="Table1.A2" style:family="table-cell">
      <style:table-cell-properties style:vertical-align="middle" fo:padding-left="0cm" fo:padding-right="0.132cm" fo:padding-top="0cm" fo:padding-bottom="0.132cm" fo:border-left="none" fo:border-right="0.05pt solid #999999" fo:border-top="none" fo:border-bottom="0.05pt solid #999999"/>
    </style:style>
    <style:style style:name="Table1.B2" style:family="table-cell">
      <style:table-cell-properties style:vertical-align="middle" fo:padding-left="0cm" fo:padding-right="0.132cm" fo:padding-top="0cm" fo:padding-bottom="0.132cm" fo:border-left="none" fo:border-right="0.05pt solid #999999" fo:border-top="none" fo:border-bottom="0.05pt solid #999999"/>
    </style:style>
    <style:style style:name="Table1.C2" style:family="table-cell">
      <style:table-cell-properties style:vertical-align="middle" fo:padding-left="0cm" fo:padding-right="0.132cm" fo:padding-top="0cm" fo:padding-bottom="0.132cm" fo:border-left="none" fo:border-right="0.05pt solid #999999" fo:border-top="none" fo:border-bottom="0.05pt solid #999999"/>
    </style:style>
    <style:style style:name="Table1.A3" style:family="table-cell">
      <style:table-cell-properties style:vertical-align="middle" fo:padding-left="0cm" fo:padding-right="0.132cm" fo:padding-top="0cm" fo:padding-bottom="0.132cm" fo:border-left="none" fo:border-right="0.05pt solid #999999" fo:border-top="none" fo:border-bottom="0.05pt solid #999999"/>
    </style:style>
    <style:style style:name="Table1.B3" style:family="table-cell">
      <style:table-cell-properties style:vertical-align="middle" fo:padding-left="0cm" fo:padding-right="0.132cm" fo:padding-top="0cm" fo:padding-bottom="0.132cm" fo:border-left="none" fo:border-right="0.05pt solid #999999" fo:border-top="none" fo:border-bottom="0.05pt solid #999999"/>
    </style:style>
    <style:style style:name="Table1.C3" style:family="table-cell">
      <style:table-cell-properties style:vertical-align="middle" fo:padding-left="0cm" fo:padding-right="0.132cm" fo:padding-top="0cm" fo:padding-bottom="0.132cm" fo:border-left="none" fo:border-right="0.05pt solid #999999" fo:border-top="none" fo:border-bottom="0.05pt solid #999999"/>
    </style:style>
    <style:style style:name="Table1.A4" style:family="table-cell">
      <style:table-cell-properties style:vertical-align="middle" fo:padding-left="0cm" fo:padding-right="0.132cm" fo:padding-top="0cm" fo:padding-bottom="0.132cm" fo:border-left="none" fo:border-right="0.05pt solid #999999" fo:border-top="none" fo:border-bottom="0.05pt solid #999999"/>
    </style:style>
    <style:style style:name="Table1.B4" style:family="table-cell">
      <style:table-cell-properties style:vertical-align="middle" fo:padding-left="0cm" fo:padding-right="0.132cm" fo:padding-top="0cm" fo:padding-bottom="0.132cm" fo:border-left="none" fo:border-right="0.05pt solid #999999" fo:border-top="none" fo:border-bottom="0.05pt solid #999999"/>
    </style:style>
    <style:style style:name="Table1.C4" style:family="table-cell">
      <style:table-cell-properties style:vertical-align="middle" fo:padding-left="0cm" fo:padding-right="0.132cm" fo:padding-top="0cm" fo:padding-bottom="0.132cm" fo:border-left="none" fo:border-right="0.05pt solid #999999" fo:border-top="none" fo:border-bottom="0.05pt solid #999999"/>
    </style:style>
    <style:style style:name="Table1.A5" style:family="table-cell">
      <style:table-cell-properties style:vertical-align="middle" fo:padding-left="0cm" fo:padding-right="0.132cm" fo:padding-top="0cm" fo:padding-bottom="0.132cm" fo:border-left="none" fo:border-right="0.05pt solid #999999" fo:border-top="none" fo:border-bottom="0.05pt solid #999999"/>
    </style:style>
    <style:style style:name="Table1.B5" style:family="table-cell">
      <style:table-cell-properties style:vertical-align="middle" fo:padding-left="0cm" fo:padding-right="0.132cm" fo:padding-top="0cm" fo:padding-bottom="0.132cm" fo:border-left="none" fo:border-right="0.05pt solid #999999" fo:border-top="none" fo:border-bottom="0.05pt solid #999999"/>
    </style:style>
    <style:style style:name="Table1.C5" style:family="table-cell">
      <style:table-cell-properties style:vertical-align="middle" fo:padding-left="0cm" fo:padding-right="0.132cm" fo:padding-top="0cm" fo:padding-bottom="0.132cm" fo:border-left="none" fo:border-right="0.05pt solid #999999" fo:border-top="none" fo:border-bottom="0.05pt solid #999999"/>
    </style:style>
    <style:style style:name="Table1.A6" style:family="table-cell">
      <style:table-cell-properties style:vertical-align="middle" fo:padding-left="0cm" fo:padding-right="0.132cm" fo:padding-top="0cm" fo:padding-bottom="0.132cm" fo:border-left="none" fo:border-right="0.05pt solid #999999" fo:border-top="none" fo:border-bottom="0.05pt solid #999999"/>
    </style:style>
    <style:style style:name="Table1.B6" style:family="table-cell">
      <style:table-cell-properties style:vertical-align="middle" fo:padding-left="0cm" fo:padding-right="0.132cm" fo:padding-top="0cm" fo:padding-bottom="0.132cm" fo:border-left="none" fo:border-right="0.05pt solid #999999" fo:border-top="none" fo:border-bottom="0.05pt solid #999999"/>
    </style:style>
    <style:style style:name="Table1.C6" style:family="table-cell">
      <style:table-cell-properties style:vertical-align="middle" fo:padding-left="0cm" fo:padding-right="0.132cm" fo:padding-top="0cm" fo:padding-bottom="0.132cm" fo:border-left="none" fo:border-right="0.05pt solid #999999" fo:border-top="none" fo:border-bottom="0.05pt solid #999999"/>
    </style:style>
    <style:style style:name="Table1.A7" style:family="table-cell">
      <style:table-cell-properties style:vertical-align="middle" fo:padding-left="0cm" fo:padding-right="0.132cm" fo:padding-top="0cm" fo:padding-bottom="0.132cm" fo:border-left="none" fo:border-right="0.05pt solid #999999" fo:border-top="none" fo:border-bottom="0.05pt solid #999999"/>
    </style:style>
    <style:style style:name="Table1.B7" style:family="table-cell">
      <style:table-cell-properties style:vertical-align="middle" fo:padding-left="0cm" fo:padding-right="0.132cm" fo:padding-top="0cm" fo:padding-bottom="0.132cm" fo:border-left="none" fo:border-right="0.05pt solid #999999" fo:border-top="none" fo:border-bottom="0.05pt solid #999999"/>
    </style:style>
    <style:style style:name="Table1.C7" style:family="table-cell">
      <style:table-cell-properties style:vertical-align="middle" fo:padding-left="0cm" fo:padding-right="0.132cm" fo:padding-top="0cm" fo:padding-bottom="0.132cm" fo:border-left="none" fo:border-right="0.05pt solid #999999" fo:border-top="none" fo:border-bottom="0.05pt solid #999999"/>
    </style:style>
    <style:style style:name="Table1.A8" style:family="table-cell">
      <style:table-cell-properties style:vertical-align="middle" fo:padding-left="0cm" fo:padding-right="0.132cm" fo:padding-top="0cm" fo:padding-bottom="0.132cm" fo:border-left="none" fo:border-right="0.05pt solid #999999" fo:border-top="none" fo:border-bottom="0.05pt solid #999999"/>
    </style:style>
    <style:style style:name="Table1.B8" style:family="table-cell">
      <style:table-cell-properties style:vertical-align="middle" fo:padding-left="0cm" fo:padding-right="0.132cm" fo:padding-top="0cm" fo:padding-bottom="0.132cm" fo:border-left="none" fo:border-right="0.05pt solid #999999" fo:border-top="none" fo:border-bottom="0.05pt solid #999999"/>
    </style:style>
    <style:style style:name="Table1.C8" style:family="table-cell">
      <style:table-cell-properties style:vertical-align="middle" fo:padding-left="0cm" fo:padding-right="0.132cm" fo:padding-top="0cm" fo:padding-bottom="0.132cm" fo:border-left="none" fo:border-right="0.05pt solid #999999" fo:border-top="none" fo:border-bottom="0.05pt solid #999999"/>
    </style:style>
    <style:style style:name="Table1.A9" style:family="table-cell">
      <style:table-cell-properties style:vertical-align="middle" fo:padding-left="0cm" fo:padding-right="0.132cm" fo:padding-top="0cm" fo:padding-bottom="0.132cm" fo:border-left="none" fo:border-right="0.05pt solid #999999" fo:border-top="none" fo:border-bottom="0.05pt solid #999999"/>
    </style:style>
    <style:style style:name="Table1.B9" style:family="table-cell">
      <style:table-cell-properties style:vertical-align="middle" fo:padding-left="0cm" fo:padding-right="0.132cm" fo:padding-top="0cm" fo:padding-bottom="0.132cm" fo:border-left="none" fo:border-right="0.05pt solid #999999" fo:border-top="none" fo:border-bottom="0.05pt solid #999999"/>
    </style:style>
    <style:style style:name="Table1.C9" style:family="table-cell">
      <style:table-cell-properties style:vertical-align="middle" fo:padding-left="0cm" fo:padding-right="0.132cm" fo:padding-top="0cm" fo:padding-bottom="0.132cm" fo:border-left="none" fo:border-right="0.05pt solid #999999" fo:border-top="none" fo:border-bottom="0.05pt solid #999999"/>
    </style:style>
    <style:style style:name="Table1.A10" style:family="table-cell">
      <style:table-cell-properties style:vertical-align="middle" fo:padding-left="0cm" fo:padding-right="0.132cm" fo:padding-top="0cm" fo:padding-bottom="0.132cm" fo:border-left="none" fo:border-right="0.05pt solid #999999" fo:border-top="none" fo:border-bottom="0.05pt solid #999999"/>
    </style:style>
    <style:style style:name="Table1.B10" style:family="table-cell">
      <style:table-cell-properties style:vertical-align="middle" fo:padding-left="0cm" fo:padding-right="0.132cm" fo:padding-top="0cm" fo:padding-bottom="0.132cm" fo:border-left="none" fo:border-right="0.05pt solid #999999" fo:border-top="none" fo:border-bottom="0.05pt solid #999999"/>
    </style:style>
    <style:style style:name="Table1.C10" style:family="table-cell">
      <style:table-cell-properties style:vertical-align="middle" fo:padding-left="0cm" fo:padding-right="0.132cm" fo:padding-top="0cm" fo:padding-bottom="0.132cm" fo:border-left="none" fo:border-right="0.05pt solid #999999" fo:border-top="none" fo:border-bottom="0.05pt solid #999999"/>
    </style:style>
    <style:style style:name="Table1.A11" style:family="table-cell">
      <style:table-cell-properties style:vertical-align="middle" fo:padding-left="0cm" fo:padding-right="0.132cm" fo:padding-top="0cm" fo:padding-bottom="0.132cm" fo:border-left="none" fo:border-right="0.05pt solid #999999" fo:border-top="none" fo:border-bottom="0.05pt solid #999999"/>
    </style:style>
    <style:style style:name="Table1.B11" style:family="table-cell">
      <style:table-cell-properties style:vertical-align="middle" fo:padding-left="0cm" fo:padding-right="0.132cm" fo:padding-top="0cm" fo:padding-bottom="0.132cm" fo:border-left="none" fo:border-right="0.05pt solid #999999" fo:border-top="none" fo:border-bottom="0.05pt solid #999999"/>
    </style:style>
    <style:style style:name="Table1.C11" style:family="table-cell">
      <style:table-cell-properties style:vertical-align="middle" fo:padding-left="0cm" fo:padding-right="0.132cm" fo:padding-top="0cm" fo:padding-bottom="0.132cm" fo:border-left="none" fo:border-right="0.05pt solid #999999" fo:border-top="none" fo:border-bottom="0.05pt solid #999999"/>
    </style:style>
    <style:style style:name="Table1.A12" style:family="table-cell">
      <style:table-cell-properties style:vertical-align="middle" fo:padding-left="0cm" fo:padding-right="0.132cm" fo:padding-top="0cm" fo:padding-bottom="0.132cm" fo:border-left="none" fo:border-right="0.05pt solid #999999" fo:border-top="none" fo:border-bottom="0.05pt solid #999999"/>
    </style:style>
    <style:style style:name="Table1.B12" style:family="table-cell">
      <style:table-cell-properties style:vertical-align="middle" fo:padding-left="0cm" fo:padding-right="0.132cm" fo:padding-top="0cm" fo:padding-bottom="0.132cm" fo:border-left="none" fo:border-right="0.05pt solid #999999" fo:border-top="none" fo:border-bottom="0.05pt solid #999999"/>
    </style:style>
    <style:style style:name="Table1.C12" style:family="table-cell">
      <style:table-cell-properties style:vertical-align="middle" fo:padding-left="0cm" fo:padding-right="0.132cm" fo:padding-top="0cm" fo:padding-bottom="0.132cm" fo:border-left="none" fo:border-right="0.05pt solid #999999" fo:border-top="none" fo:border-bottom="0.05pt solid #999999"/>
    </style:style>
    <style:style style:name="Table1.A13" style:family="table-cell">
      <style:table-cell-properties style:vertical-align="middle" fo:padding-left="0cm" fo:padding-right="0.132cm" fo:padding-top="0cm" fo:padding-bottom="0.132cm" fo:border-left="none" fo:border-right="0.05pt solid #999999" fo:border-top="none" fo:border-bottom="0.05pt solid #999999"/>
    </style:style>
    <style:style style:name="Table1.B13" style:family="table-cell">
      <style:table-cell-properties style:vertical-align="middle" fo:padding-left="0cm" fo:padding-right="0.132cm" fo:padding-top="0cm" fo:padding-bottom="0.132cm" fo:border-left="none" fo:border-right="0.05pt solid #999999" fo:border-top="none" fo:border-bottom="0.05pt solid #999999"/>
    </style:style>
    <style:style style:name="Table1.C13" style:family="table-cell">
      <style:table-cell-properties style:vertical-align="middle" fo:padding-left="0cm" fo:padding-right="0.132cm" fo:padding-top="0cm" fo:padding-bottom="0.132cm" fo:border-left="none" fo:border-right="0.05pt solid #999999" fo:border-top="none" fo:border-bottom="0.05pt solid #999999"/>
    </style:style>
    <style:style style:name="Table1.A14" style:family="table-cell">
      <style:table-cell-properties style:vertical-align="middle" fo:padding-left="0cm" fo:padding-right="0.132cm" fo:padding-top="0cm" fo:padding-bottom="0.132cm" fo:border-left="none" fo:border-right="0.05pt solid #999999" fo:border-top="none" fo:border-bottom="0.05pt solid #999999"/>
    </style:style>
    <style:style style:name="Table1.B14" style:family="table-cell">
      <style:table-cell-properties style:vertical-align="middle" fo:padding-left="0cm" fo:padding-right="0.132cm" fo:padding-top="0cm" fo:padding-bottom="0.132cm" fo:border-left="none" fo:border-right="0.05pt solid #999999" fo:border-top="none" fo:border-bottom="0.05pt solid #999999"/>
    </style:style>
    <style:style style:name="Table1.C14" style:family="table-cell">
      <style:table-cell-properties style:vertical-align="middle" fo:padding-left="0cm" fo:padding-right="0.132cm" fo:padding-top="0cm" fo:padding-bottom="0.132cm" fo:border-left="none" fo:border-right="0.05pt solid #999999" fo:border-top="none" fo:border-bottom="0.05pt solid #999999"/>
    </style:style>
    <style:style style:name="Table1.A15" style:family="table-cell">
      <style:table-cell-properties style:vertical-align="middle" fo:padding-left="0cm" fo:padding-right="0.132cm" fo:padding-top="0cm" fo:padding-bottom="0.132cm" fo:border-left="none" fo:border-right="0.05pt solid #999999" fo:border-top="none" fo:border-bottom="0.05pt solid #999999"/>
    </style:style>
    <style:style style:name="Table1.B15" style:family="table-cell">
      <style:table-cell-properties style:vertical-align="middle" fo:padding-left="0cm" fo:padding-right="0.132cm" fo:padding-top="0cm" fo:padding-bottom="0.132cm" fo:border-left="none" fo:border-right="0.05pt solid #999999" fo:border-top="none" fo:border-bottom="0.05pt solid #999999"/>
    </style:style>
    <style:style style:name="Table1.C15" style:family="table-cell">
      <style:table-cell-properties style:vertical-align="middle" fo:padding-left="0cm" fo:padding-right="0.132cm" fo:padding-top="0cm" fo:padding-bottom="0.132cm" fo:border-left="none" fo:border-right="0.05pt solid #999999" fo:border-top="none" fo:border-bottom="0.05pt solid #999999"/>
    </style:style>
    <style:style style:name="Table1.A16" style:family="table-cell">
      <style:table-cell-properties style:vertical-align="middle" fo:padding-left="0cm" fo:padding-right="0.132cm" fo:padding-top="0cm" fo:padding-bottom="0.132cm" fo:border-left="none" fo:border-right="0.05pt solid #999999" fo:border-top="none" fo:border-bottom="0.05pt solid #999999"/>
    </style:style>
    <style:style style:name="Table1.B16" style:family="table-cell">
      <style:table-cell-properties style:vertical-align="middle" fo:padding-left="0cm" fo:padding-right="0.132cm" fo:padding-top="0cm" fo:padding-bottom="0.132cm" fo:border-left="none" fo:border-right="0.05pt solid #999999" fo:border-top="none" fo:border-bottom="0.05pt solid #999999"/>
    </style:style>
    <style:style style:name="Table1.C16" style:family="table-cell">
      <style:table-cell-properties style:vertical-align="middle" fo:padding-left="0cm" fo:padding-right="0.132cm" fo:padding-top="0cm" fo:padding-bottom="0.132cm" fo:border-left="none" fo:border-right="0.05pt solid #999999" fo:border-top="none" fo:border-bottom="0.05pt solid #999999"/>
    </style:style>
    <style:style style:name="Table1.A17" style:family="table-cell">
      <style:table-cell-properties style:vertical-align="middle" fo:padding-left="0cm" fo:padding-right="0.132cm" fo:padding-top="0cm" fo:padding-bottom="0.132cm" fo:border-left="none" fo:border-right="0.05pt solid #999999" fo:border-top="none" fo:border-bottom="0.05pt solid #999999"/>
    </style:style>
    <style:style style:name="Table1.B17" style:family="table-cell">
      <style:table-cell-properties style:vertical-align="middle" fo:padding-left="0cm" fo:padding-right="0.132cm" fo:padding-top="0cm" fo:padding-bottom="0.132cm" fo:border-left="none" fo:border-right="0.05pt solid #999999" fo:border-top="none" fo:border-bottom="0.05pt solid #999999"/>
    </style:style>
    <style:style style:name="Table1.C17" style:family="table-cell">
      <style:table-cell-properties style:vertical-align="middle" fo:padding-left="0cm" fo:padding-right="0.132cm" fo:padding-top="0cm" fo:padding-bottom="0.132cm" fo:border-left="none" fo:border-right="0.05pt solid #999999" fo:border-top="none" fo:border-bottom="0.05pt solid #999999"/>
    </style:style>
    <style:style style:name="Table1.A18" style:family="table-cell">
      <style:table-cell-properties style:vertical-align="middle" fo:padding-left="0cm" fo:padding-right="0.132cm" fo:padding-top="0cm" fo:padding-bottom="0.132cm" fo:border-left="none" fo:border-right="0.05pt solid #999999" fo:border-top="none" fo:border-bottom="0.05pt solid #999999"/>
    </style:style>
    <style:style style:name="Table1.B18" style:family="table-cell">
      <style:table-cell-properties style:vertical-align="middle" fo:padding-left="0cm" fo:padding-right="0.132cm" fo:padding-top="0cm" fo:padding-bottom="0.132cm" fo:border-left="none" fo:border-right="0.05pt solid #999999" fo:border-top="none" fo:border-bottom="0.05pt solid #999999"/>
    </style:style>
    <style:style style:name="Table1.C18" style:family="table-cell">
      <style:table-cell-properties style:vertical-align="middle" fo:padding-left="0cm" fo:padding-right="0.132cm" fo:padding-top="0cm" fo:padding-bottom="0.132cm" fo:border-left="none" fo:border-right="0.05pt solid #999999" fo:border-top="none" fo:border-bottom="0.05pt solid #999999"/>
    </style:style>
    <style:style style:name="Table1.A19" style:family="table-cell">
      <style:table-cell-properties style:vertical-align="middle" fo:padding-left="0cm" fo:padding-right="0.132cm" fo:padding-top="0cm" fo:padding-bottom="0.132cm" fo:border-left="none" fo:border-right="0.05pt solid #999999" fo:border-top="none" fo:border-bottom="0.05pt solid #999999"/>
    </style:style>
    <style:style style:name="Table1.B19" style:family="table-cell">
      <style:table-cell-properties style:vertical-align="middle" fo:padding-left="0cm" fo:padding-right="0.132cm" fo:padding-top="0cm" fo:padding-bottom="0.132cm" fo:border-left="none" fo:border-right="0.05pt solid #999999" fo:border-top="none" fo:border-bottom="0.05pt solid #999999"/>
    </style:style>
    <style:style style:name="Table1.C19" style:family="table-cell">
      <style:table-cell-properties style:vertical-align="middle" fo:padding-left="0cm" fo:padding-right="0.132cm" fo:padding-top="0cm" fo:padding-bottom="0.132cm" fo:border-left="none" fo:border-right="0.05pt solid #999999" fo:border-top="none" fo:border-bottom="0.05pt solid #999999"/>
    </style:style>
    <style:style style:name="Table1.A20" style:family="table-cell">
      <style:table-cell-properties style:vertical-align="middle" fo:padding-left="0cm" fo:padding-right="0.132cm" fo:padding-top="0cm" fo:padding-bottom="0.132cm" fo:border-left="none" fo:border-right="0.05pt solid #999999" fo:border-top="none" fo:border-bottom="0.05pt solid #999999"/>
    </style:style>
    <style:style style:name="Table1.B20" style:family="table-cell">
      <style:table-cell-properties style:vertical-align="middle" fo:padding-left="0cm" fo:padding-right="0.132cm" fo:padding-top="0cm" fo:padding-bottom="0.132cm" fo:border-left="none" fo:border-right="0.05pt solid #999999" fo:border-top="none" fo:border-bottom="0.05pt solid #999999"/>
    </style:style>
    <style:style style:name="Table1.C20" style:family="table-cell">
      <style:table-cell-properties style:vertical-align="middle" fo:padding-left="0cm" fo:padding-right="0.132cm" fo:padding-top="0cm" fo:padding-bottom="0.132cm" fo:border-left="none" fo:border-right="0.05pt solid #999999" fo:border-top="none" fo:border-bottom="0.05pt solid #999999"/>
    </style:style>
    <style:style style:name="Table1.A21" style:family="table-cell">
      <style:table-cell-properties style:vertical-align="middle" fo:padding-left="0cm" fo:padding-right="0.132cm" fo:padding-top="0cm" fo:padding-bottom="0.132cm" fo:border-left="none" fo:border-right="0.05pt solid #999999" fo:border-top="none" fo:border-bottom="0.05pt solid #999999"/>
    </style:style>
    <style:style style:name="Table1.B21" style:family="table-cell">
      <style:table-cell-properties style:vertical-align="middle" fo:padding-left="0cm" fo:padding-right="0.132cm" fo:padding-top="0cm" fo:padding-bottom="0.132cm" fo:border-left="none" fo:border-right="0.05pt solid #999999" fo:border-top="none" fo:border-bottom="0.05pt solid #999999"/>
    </style:style>
    <style:style style:name="Table1.C21" style:family="table-cell">
      <style:table-cell-properties style:vertical-align="middle" fo:padding-left="0cm" fo:padding-right="0.132cm" fo:padding-top="0cm" fo:padding-bottom="0.132cm" fo:border-left="none" fo:border-right="0.05pt solid #999999" fo:border-top="none" fo:border-bottom="0.05pt solid #999999"/>
    </style:style>
    <style:style style:name="Table1.A22" style:family="table-cell">
      <style:table-cell-properties style:vertical-align="middle" fo:padding-left="0cm" fo:padding-right="0.132cm" fo:padding-top="0cm" fo:padding-bottom="0.132cm" fo:border-left="none" fo:border-right="0.05pt solid #999999" fo:border-top="none" fo:border-bottom="0.05pt solid #999999"/>
    </style:style>
    <style:style style:name="Table1.B22" style:family="table-cell">
      <style:table-cell-properties style:vertical-align="middle" fo:padding-left="0cm" fo:padding-right="0.132cm" fo:padding-top="0cm" fo:padding-bottom="0.132cm" fo:border-left="none" fo:border-right="0.05pt solid #999999" fo:border-top="none" fo:border-bottom="0.05pt solid #999999"/>
    </style:style>
    <style:style style:name="Table1.C22" style:family="table-cell">
      <style:table-cell-properties style:vertical-align="middle" fo:padding-left="0cm" fo:padding-right="0.132cm" fo:padding-top="0cm" fo:padding-bottom="0.132cm" fo:border-left="none" fo:border-right="0.05pt solid #999999" fo:border-top="none" fo:border-bottom="0.05pt solid #999999"/>
    </style:style>
    <style:style style:name="Table1.A23" style:family="table-cell">
      <style:table-cell-properties style:vertical-align="middle" fo:padding-left="0cm" fo:padding-right="0.132cm" fo:padding-top="0cm" fo:padding-bottom="0.132cm" fo:border-left="none" fo:border-right="0.05pt solid #999999" fo:border-top="none" fo:border-bottom="0.05pt solid #999999"/>
    </style:style>
    <style:style style:name="Table1.B23" style:family="table-cell">
      <style:table-cell-properties style:vertical-align="middle" fo:padding-left="0cm" fo:padding-right="0.132cm" fo:padding-top="0cm" fo:padding-bottom="0.132cm" fo:border-left="none" fo:border-right="0.05pt solid #999999" fo:border-top="none" fo:border-bottom="0.05pt solid #999999"/>
    </style:style>
    <style:style style:name="Table1.C23" style:family="table-cell">
      <style:table-cell-properties style:vertical-align="middle" fo:padding-left="0cm" fo:padding-right="0.132cm" fo:padding-top="0cm" fo:padding-bottom="0.132cm" fo:border-left="none" fo:border-right="0.05pt solid #999999" fo:border-top="none" fo:border-bottom="0.05pt solid #999999"/>
    </style:style>
    <style:style style:name="Table1.A24" style:family="table-cell">
      <style:table-cell-properties style:vertical-align="middle" fo:padding-left="0cm" fo:padding-right="0.132cm" fo:padding-top="0cm" fo:padding-bottom="0.132cm" fo:border-left="none" fo:border-right="0.05pt solid #999999" fo:border-top="none" fo:border-bottom="0.05pt solid #999999"/>
    </style:style>
    <style:style style:name="Table1.B24" style:family="table-cell">
      <style:table-cell-properties style:vertical-align="middle" fo:padding-left="0cm" fo:padding-right="0.132cm" fo:padding-top="0cm" fo:padding-bottom="0.132cm" fo:border-left="none" fo:border-right="0.05pt solid #999999" fo:border-top="none" fo:border-bottom="0.05pt solid #999999"/>
    </style:style>
    <style:style style:name="Table1.C24" style:family="table-cell">
      <style:table-cell-properties style:vertical-align="middle" fo:padding-left="0cm" fo:padding-right="0.132cm" fo:padding-top="0cm" fo:padding-bottom="0.132cm" fo:border-left="none" fo:border-right="0.05pt solid #999999" fo:border-top="none" fo:border-bottom="0.05pt solid #999999"/>
    </style:style>
    <style:style style:name="Table1.A25" style:family="table-cell">
      <style:table-cell-properties style:vertical-align="middle" fo:padding-left="0cm" fo:padding-right="0.132cm" fo:padding-top="0cm" fo:padding-bottom="0.132cm" fo:border-left="none" fo:border-right="0.05pt solid #999999" fo:border-top="none" fo:border-bottom="0.05pt solid #999999"/>
    </style:style>
    <style:style style:name="Table1.B25" style:family="table-cell">
      <style:table-cell-properties style:vertical-align="middle" fo:padding-left="0cm" fo:padding-right="0.132cm" fo:padding-top="0cm" fo:padding-bottom="0.132cm" fo:border-left="none" fo:border-right="0.05pt solid #999999" fo:border-top="none" fo:border-bottom="0.05pt solid #999999"/>
    </style:style>
    <style:style style:name="Table1.C25" style:family="table-cell">
      <style:table-cell-properties style:vertical-align="middle" fo:padding-left="0cm" fo:padding-right="0.132cm" fo:padding-top="0cm" fo:padding-bottom="0.132cm" fo:border-left="none" fo:border-right="0.05pt solid #999999" fo:border-top="none" fo:border-bottom="0.05pt solid #999999"/>
    </style:style>
    <style:style style:name="Table1.A26" style:family="table-cell">
      <style:table-cell-properties style:vertical-align="middle" fo:padding-left="0cm" fo:padding-right="0.132cm" fo:padding-top="0cm" fo:padding-bottom="0.132cm" fo:border-left="none" fo:border-right="0.05pt solid #999999" fo:border-top="none" fo:border-bottom="0.05pt solid #999999"/>
    </style:style>
    <style:style style:name="Table1.B26" style:family="table-cell">
      <style:table-cell-properties style:vertical-align="middle" fo:padding-left="0cm" fo:padding-right="0.132cm" fo:padding-top="0cm" fo:padding-bottom="0.132cm" fo:border-left="none" fo:border-right="0.05pt solid #999999" fo:border-top="none" fo:border-bottom="0.05pt solid #999999"/>
    </style:style>
    <style:style style:name="Table1.C26" style:family="table-cell">
      <style:table-cell-properties style:vertical-align="middle" fo:padding-left="0cm" fo:padding-right="0.132cm" fo:padding-top="0cm" fo:padding-bottom="0.132cm" fo:border-left="none" fo:border-right="0.05pt solid #999999" fo:border-top="none" fo:border-bottom="0.05pt solid #999999"/>
    </style:style>
    <style:style style:name="Table1.A27" style:family="table-cell">
      <style:table-cell-properties style:vertical-align="middle" fo:padding-left="0cm" fo:padding-right="0.132cm" fo:padding-top="0cm" fo:padding-bottom="0.132cm" fo:border-left="none" fo:border-right="0.05pt solid #999999" fo:border-top="none" fo:border-bottom="0.05pt solid #999999"/>
    </style:style>
    <style:style style:name="Table1.B27" style:family="table-cell">
      <style:table-cell-properties style:vertical-align="middle" fo:padding-left="0cm" fo:padding-right="0.132cm" fo:padding-top="0cm" fo:padding-bottom="0.132cm" fo:border-left="none" fo:border-right="0.05pt solid #999999" fo:border-top="none" fo:border-bottom="0.05pt solid #999999"/>
    </style:style>
    <style:style style:name="Table1.C27" style:family="table-cell">
      <style:table-cell-properties style:vertical-align="middle" fo:padding-left="0cm" fo:padding-right="0.132cm" fo:padding-top="0cm" fo:padding-bottom="0.132cm" fo:border-left="none" fo:border-right="0.05pt solid #999999" fo:border-top="none" fo:border-bottom="0.05pt solid #999999"/>
    </style:style>
    <style:style style:name="Table1.A28" style:family="table-cell">
      <style:table-cell-properties style:vertical-align="middle" fo:padding-left="0cm" fo:padding-right="0.132cm" fo:padding-top="0cm" fo:padding-bottom="0.132cm" fo:border-left="none" fo:border-right="0.05pt solid #999999" fo:border-top="none" fo:border-bottom="0.05pt solid #999999"/>
    </style:style>
    <style:style style:name="Table1.B28" style:family="table-cell">
      <style:table-cell-properties style:vertical-align="middle" fo:padding-left="0cm" fo:padding-right="0.132cm" fo:padding-top="0cm" fo:padding-bottom="0.132cm" fo:border-left="none" fo:border-right="0.05pt solid #999999" fo:border-top="none" fo:border-bottom="0.05pt solid #999999"/>
    </style:style>
    <style:style style:name="Table1.C28" style:family="table-cell">
      <style:table-cell-properties style:vertical-align="middle" fo:padding-left="0cm" fo:padding-right="0.132cm" fo:padding-top="0cm" fo:padding-bottom="0.132cm" fo:border-left="none" fo:border-right="0.05pt solid #999999" fo:border-top="none" fo:border-bottom="0.05pt solid #999999"/>
    </style:style>
    <style:style style:name="Table1.A29" style:family="table-cell">
      <style:table-cell-properties style:vertical-align="middle" fo:padding-left="0cm" fo:padding-right="0.132cm" fo:padding-top="0cm" fo:padding-bottom="0.132cm" fo:border-left="none" fo:border-right="0.05pt solid #999999" fo:border-top="none" fo:border-bottom="0.05pt solid #999999"/>
    </style:style>
    <style:style style:name="Table1.B29" style:family="table-cell">
      <style:table-cell-properties style:vertical-align="middle" fo:padding-left="0cm" fo:padding-right="0.132cm" fo:padding-top="0cm" fo:padding-bottom="0.132cm" fo:border-left="none" fo:border-right="0.05pt solid #999999" fo:border-top="none" fo:border-bottom="0.05pt solid #999999"/>
    </style:style>
    <style:style style:name="Table1.C29" style:family="table-cell">
      <style:table-cell-properties style:vertical-align="middle" fo:padding-left="0cm" fo:padding-right="0.132cm" fo:padding-top="0cm" fo:padding-bottom="0.132cm" fo:border-left="none" fo:border-right="0.05pt solid #999999" fo:border-top="none" fo:border-bottom="0.05pt solid #999999"/>
    </style:style>
    <style:style style:name="Table1.A30" style:family="table-cell">
      <style:table-cell-properties style:vertical-align="middle" fo:padding-left="0cm" fo:padding-right="0.132cm" fo:padding-top="0cm" fo:padding-bottom="0.132cm" fo:border-left="none" fo:border-right="0.05pt solid #999999" fo:border-top="none" fo:border-bottom="0.05pt solid #999999"/>
    </style:style>
    <style:style style:name="Table1.B30" style:family="table-cell">
      <style:table-cell-properties style:vertical-align="middle" fo:padding-left="0cm" fo:padding-right="0.132cm" fo:padding-top="0cm" fo:padding-bottom="0.132cm" fo:border-left="none" fo:border-right="0.05pt solid #999999" fo:border-top="none" fo:border-bottom="0.05pt solid #999999"/>
    </style:style>
    <style:style style:name="Table1.C30" style:family="table-cell">
      <style:table-cell-properties style:vertical-align="middle" fo:padding-left="0cm" fo:padding-right="0.132cm" fo:padding-top="0cm" fo:padding-bottom="0.132cm" fo:border-left="none" fo:border-right="0.05pt solid #999999" fo:border-top="none" fo:border-bottom="0.05pt solid #999999"/>
    </style:style>
    <style:style style:name="Table1.A31" style:family="table-cell">
      <style:table-cell-properties style:vertical-align="middle" fo:padding-left="0cm" fo:padding-right="0.132cm" fo:padding-top="0cm" fo:padding-bottom="0.132cm" fo:border-left="none" fo:border-right="0.05pt solid #999999" fo:border-top="none" fo:border-bottom="0.05pt solid #999999"/>
    </style:style>
    <style:style style:name="Table1.B31" style:family="table-cell">
      <style:table-cell-properties style:vertical-align="middle" fo:padding-left="0cm" fo:padding-right="0.132cm" fo:padding-top="0cm" fo:padding-bottom="0.132cm" fo:border-left="none" fo:border-right="0.05pt solid #999999" fo:border-top="none" fo:border-bottom="0.05pt solid #999999"/>
    </style:style>
    <style:style style:name="Table1.C31" style:family="table-cell">
      <style:table-cell-properties style:vertical-align="middle" fo:padding-left="0cm" fo:padding-right="0.132cm" fo:padding-top="0cm" fo:padding-bottom="0.132cm" fo:border-left="none" fo:border-right="0.05pt solid #999999" fo:border-top="none" fo:border-bottom="0.05pt solid #999999"/>
    </style:style>
    <style:style style:name="Table1.A32" style:family="table-cell">
      <style:table-cell-properties style:vertical-align="middle" fo:padding-left="0cm" fo:padding-right="0.132cm" fo:padding-top="0cm" fo:padding-bottom="0.132cm" fo:border-left="none" fo:border-right="0.05pt solid #999999" fo:border-top="none" fo:border-bottom="0.05pt solid #999999"/>
    </style:style>
    <style:style style:name="Table1.B32" style:family="table-cell">
      <style:table-cell-properties style:vertical-align="middle" fo:padding-left="0cm" fo:padding-right="0.132cm" fo:padding-top="0cm" fo:padding-bottom="0.132cm" fo:border-left="none" fo:border-right="0.05pt solid #999999" fo:border-top="none" fo:border-bottom="0.05pt solid #999999"/>
    </style:style>
    <style:style style:name="Table1.C32" style:family="table-cell">
      <style:table-cell-properties style:vertical-align="middle" fo:padding-left="0cm" fo:padding-right="0.132cm" fo:padding-top="0cm" fo:padding-bottom="0.132cm" fo:border-left="none" fo:border-right="0.05pt solid #999999" fo:border-top="none" fo:border-bottom="0.05pt solid #999999"/>
    </style:style>
    <style:style style:name="Table1.A33" style:family="table-cell">
      <style:table-cell-properties style:vertical-align="middle" fo:padding-left="0cm" fo:padding-right="0.132cm" fo:padding-top="0cm" fo:padding-bottom="0.132cm" fo:border-left="none" fo:border-right="0.05pt solid #999999" fo:border-top="none" fo:border-bottom="0.05pt solid #999999"/>
    </style:style>
    <style:style style:name="Table1.B33" style:family="table-cell">
      <style:table-cell-properties style:vertical-align="middle" fo:padding-left="0cm" fo:padding-right="0.132cm" fo:padding-top="0cm" fo:padding-bottom="0.132cm" fo:border-left="none" fo:border-right="0.05pt solid #999999" fo:border-top="none" fo:border-bottom="0.05pt solid #999999"/>
    </style:style>
    <style:style style:name="Table1.C33" style:family="table-cell">
      <style:table-cell-properties style:vertical-align="middle" fo:padding-left="0cm" fo:padding-right="0.132cm" fo:padding-top="0cm" fo:padding-bottom="0.132cm" fo:border-left="none" fo:border-right="0.05pt solid #999999" fo:border-top="none" fo:border-bottom="0.05pt solid #999999"/>
    </style:style>
    <style:style style:name="Table1.A34" style:family="table-cell">
      <style:table-cell-properties style:vertical-align="middle" fo:padding-left="0cm" fo:padding-right="0.132cm" fo:padding-top="0cm" fo:padding-bottom="0.132cm" fo:border-left="none" fo:border-right="0.05pt solid #999999" fo:border-top="none" fo:border-bottom="0.05pt solid #999999"/>
    </style:style>
    <style:style style:name="Table1.B34" style:family="table-cell">
      <style:table-cell-properties style:vertical-align="middle" fo:padding-left="0cm" fo:padding-right="0.132cm" fo:padding-top="0cm" fo:padding-bottom="0.132cm" fo:border-left="none" fo:border-right="0.05pt solid #999999" fo:border-top="none" fo:border-bottom="0.05pt solid #999999"/>
    </style:style>
    <style:style style:name="Table1.C34" style:family="table-cell">
      <style:table-cell-properties style:vertical-align="middle" fo:padding-left="0cm" fo:padding-right="0.132cm" fo:padding-top="0cm" fo:padding-bottom="0.132cm" fo:border-left="none" fo:border-right="0.05pt solid #999999" fo:border-top="none" fo:border-bottom="0.05pt solid #999999"/>
    </style:style>
    <style:style style:name="Table1.A35" style:family="table-cell">
      <style:table-cell-properties style:vertical-align="middle" fo:padding-left="0cm" fo:padding-right="0.132cm" fo:padding-top="0cm" fo:padding-bottom="0.132cm" fo:border-left="none" fo:border-right="0.05pt solid #999999" fo:border-top="none" fo:border-bottom="0.05pt solid #999999"/>
    </style:style>
    <style:style style:name="Table1.B35" style:family="table-cell">
      <style:table-cell-properties style:vertical-align="middle" fo:padding-left="0cm" fo:padding-right="0.132cm" fo:padding-top="0cm" fo:padding-bottom="0.132cm" fo:border-left="none" fo:border-right="0.05pt solid #999999" fo:border-top="none" fo:border-bottom="0.05pt solid #999999"/>
    </style:style>
    <style:style style:name="Table1.C35" style:family="table-cell">
      <style:table-cell-properties style:vertical-align="middle" fo:padding-left="0cm" fo:padding-right="0.132cm" fo:padding-top="0cm" fo:padding-bottom="0.132cm" fo:border-left="none" fo:border-right="0.05pt solid #999999" fo:border-top="none" fo:border-bottom="0.05pt solid #999999"/>
    </style:style>
    <style:style style:name="Table1.A36" style:family="table-cell">
      <style:table-cell-properties style:vertical-align="middle" fo:padding-left="0cm" fo:padding-right="0.132cm" fo:padding-top="0cm" fo:padding-bottom="0.132cm" fo:border-left="none" fo:border-right="0.05pt solid #999999" fo:border-top="none" fo:border-bottom="0.05pt solid #999999"/>
    </style:style>
    <style:style style:name="Table1.B36" style:family="table-cell">
      <style:table-cell-properties style:vertical-align="middle" fo:padding-left="0cm" fo:padding-right="0.132cm" fo:padding-top="0cm" fo:padding-bottom="0.132cm" fo:border-left="none" fo:border-right="0.05pt solid #999999" fo:border-top="none" fo:border-bottom="0.05pt solid #999999"/>
    </style:style>
    <style:style style:name="Table1.C36" style:family="table-cell">
      <style:table-cell-properties style:vertical-align="middle" fo:padding-left="0cm" fo:padding-right="0.132cm" fo:padding-top="0cm" fo:padding-bottom="0.132cm" fo:border-left="none" fo:border-right="0.05pt solid #999999" fo:border-top="none" fo:border-bottom="0.05pt solid #999999"/>
    </style:style>
    <style:style style:name="Table1.A37" style:family="table-cell">
      <style:table-cell-properties style:vertical-align="middle" fo:padding-left="0cm" fo:padding-right="0.132cm" fo:padding-top="0cm" fo:padding-bottom="0.132cm" fo:border-left="none" fo:border-right="0.05pt solid #999999" fo:border-top="none" fo:border-bottom="0.05pt solid #999999"/>
    </style:style>
    <style:style style:name="Table1.B37" style:family="table-cell">
      <style:table-cell-properties style:vertical-align="middle" fo:padding-left="0cm" fo:padding-right="0.132cm" fo:padding-top="0cm" fo:padding-bottom="0.132cm" fo:border-left="none" fo:border-right="0.05pt solid #999999" fo:border-top="none" fo:border-bottom="0.05pt solid #999999"/>
    </style:style>
    <style:style style:name="Table1.C37" style:family="table-cell">
      <style:table-cell-properties style:vertical-align="middle" fo:padding-left="0cm" fo:padding-right="0.132cm" fo:padding-top="0cm" fo:padding-bottom="0.132cm" fo:border-left="none" fo:border-right="0.05pt solid #999999" fo:border-top="none" fo:border-bottom="0.05pt solid #999999"/>
    </style:style>
    <style:style style:name="Table1.A38" style:family="table-cell">
      <style:table-cell-properties style:vertical-align="middle" fo:padding-left="0cm" fo:padding-right="0.132cm" fo:padding-top="0cm" fo:padding-bottom="0.132cm" fo:border-left="none" fo:border-right="0.05pt solid #999999" fo:border-top="none" fo:border-bottom="0.05pt solid #999999"/>
    </style:style>
    <style:style style:name="Table1.B38" style:family="table-cell">
      <style:table-cell-properties style:vertical-align="middle" fo:padding-left="0cm" fo:padding-right="0.132cm" fo:padding-top="0cm" fo:padding-bottom="0.132cm" fo:border-left="none" fo:border-right="0.05pt solid #999999" fo:border-top="none" fo:border-bottom="0.05pt solid #999999"/>
    </style:style>
    <style:style style:name="Table1.C38" style:family="table-cell">
      <style:table-cell-properties style:vertical-align="middle" fo:padding-left="0cm" fo:padding-right="0.132cm" fo:padding-top="0cm" fo:padding-bottom="0.132cm" fo:border-left="none" fo:border-right="0.05pt solid #999999" fo:border-top="none" fo:border-bottom="0.05pt solid #999999"/>
    </style:style>
    <style:style style:name="Table1.A39" style:family="table-cell">
      <style:table-cell-properties style:vertical-align="middle" fo:padding-left="0cm" fo:padding-right="0.132cm" fo:padding-top="0cm" fo:padding-bottom="0.132cm" fo:border-left="none" fo:border-right="0.05pt solid #999999" fo:border-top="none" fo:border-bottom="0.05pt solid #999999"/>
    </style:style>
    <style:style style:name="Table1.B39" style:family="table-cell">
      <style:table-cell-properties style:vertical-align="middle" fo:padding-left="0cm" fo:padding-right="0.132cm" fo:padding-top="0cm" fo:padding-bottom="0.132cm" fo:border-left="none" fo:border-right="0.05pt solid #999999" fo:border-top="none" fo:border-bottom="0.05pt solid #999999"/>
    </style:style>
    <style:style style:name="Table1.C39" style:family="table-cell">
      <style:table-cell-properties style:vertical-align="middle" fo:padding-left="0cm" fo:padding-right="0.132cm" fo:padding-top="0cm" fo:padding-bottom="0.132cm" fo:border-left="none" fo:border-right="0.05pt solid #999999" fo:border-top="none" fo:border-bottom="0.05pt solid #999999"/>
    </style:style>
    <style:style style:name="P1" style:family="paragraph" style:parent-style-name="Table_20_Heading">
      <style:text-properties style:font-name="Georgia"/>
    </style:style>
    <style:style style:name="P2" style:family="paragraph" style:parent-style-name="Heading_20_1">
      <style:text-properties officeooo:rsid="001f6af1" officeooo:paragraph-rsid="001f6af1"/>
    </style:style>
    <style:style style:name="P3" style:family="paragraph" style:parent-style-name="Text_20_body" style:list-style-name="L3">
      <style:paragraph-properties fo:text-align="start" style:justify-single-word="false" fo:orphans="2" fo:widows="2"/>
      <style:text-properties fo:font-variant="normal" fo:text-transform="none" fo:color="#000000" style:font-name="georgia" fo:font-size="12pt" fo:letter-spacing="normal" fo:font-style="normal" fo:font-weight="normal"/>
    </style:style>
    <style:style style:name="P4" style:family="paragraph" style:parent-style-name="Text_20_body" style:list-style-name="L1">
      <style:paragraph-properties fo:text-align="start" style:justify-single-word="false" fo:orphans="2" fo:widows="2"/>
    </style:style>
    <style:style style:name="P5" style:family="paragraph" style:parent-style-name="Text_20_body" style:list-style-name="L2">
      <style:paragraph-properties fo:text-align="start" style:justify-single-word="false" fo:orphans="2" fo:widows="2"/>
    </style:style>
    <style:style style:name="P6" style:family="paragraph" style:parent-style-name="Text_20_body" style:list-style-name="L4">
      <style:paragraph-properties fo:text-align="start" style:justify-single-word="false" fo:orphans="2" fo:widows="2"/>
    </style:style>
    <style:style style:name="P7" style:family="paragraph" style:parent-style-name="Text_20_body">
      <style:paragraph-properties fo:margin-left="0cm" fo:margin-right="0cm" fo:text-align="start" style:justify-single-word="false" fo:orphans="2" fo:widows="2" fo:text-indent="0cm" style:auto-text-indent="false"/>
    </style:style>
    <style:style style:name="P8"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fo:color="#000000" style:font-name="georgia" fo:font-size="12pt" fo:letter-spacing="normal" fo:font-style="normal" fo:font-weight="normal" fo:background-color="#cdcdcd" loext:padding="0cm" loext:border="none"/>
    </style:style>
    <style:style style:name="P9" style:family="paragraph" style:parent-style-name="Text_20_body">
      <style:paragraph-properties fo:margin-left="0cm" fo:margin-right="0cm" fo:text-align="start" style:justify-single-word="false" fo:orphans="2" fo:widows="2" fo:text-indent="0cm" style:auto-text-indent="false"/>
      <style:text-properties fo:font-variant="normal" fo:text-transform="none" fo:color="#000000" style:font-name="georgia" fo:font-size="12pt" fo:letter-spacing="normal" fo:font-style="normal" fo:font-weight="normal"/>
    </style:style>
    <style:style style:name="P10" style:family="paragraph" style:parent-style-name="Text_20_body">
      <style:paragraph-properties fo:margin-left="0cm" fo:margin-right="0cm" fo:margin-top="0cm" fo:margin-bottom="0cm" loext:contextual-spacing="false" fo:text-align="start" style:justify-single-word="false" fo:orphans="2" fo:widows="2" fo:text-indent="0cm" style:auto-text-indent="false"/>
      <style:text-properties fo:font-variant="normal" fo:text-transform="none" fo:color="#000000" fo:letter-spacing="normal"/>
    </style:style>
    <style:style style:name="P11" style:family="paragraph" style:parent-style-name="Text_20_body" style:list-style-name="L3">
      <style:paragraph-properties fo:margin-top="0cm" fo:margin-bottom="0cm" loext:contextual-spacing="false" fo:text-align="start" style:justify-single-word="false" fo:orphans="2" fo:widows="2"/>
      <style:text-properties fo:font-variant="normal" fo:text-transform="none" fo:color="#000000" style:font-name="georgia" fo:font-size="12pt" fo:letter-spacing="normal" fo:font-style="normal" fo:font-weight="normal"/>
    </style:style>
    <style:style style:name="P12" style:family="paragraph" style:parent-style-name="Text_20_body" style:list-style-name="L4">
      <style:paragraph-properties fo:margin-top="0cm" fo:margin-bottom="0cm" loext:contextual-spacing="false" fo:text-align="start" style:justify-single-word="false" fo:orphans="2" fo:widows="2"/>
      <style:text-properties fo:font-variant="normal" fo:text-transform="none" fo:color="#000000" style:font-name="georgia" fo:font-size="12pt" fo:letter-spacing="normal" fo:font-style="normal" fo:font-weight="normal"/>
    </style:style>
    <style:style style:name="P13" style:family="paragraph" style:parent-style-name="Text_20_body" style:list-style-name="L1">
      <style:paragraph-properties fo:margin-top="0cm" fo:margin-bottom="0cm" loext:contextual-spacing="false" fo:text-align="start" style:justify-single-word="false" fo:orphans="2" fo:widows="2"/>
    </style:style>
    <style:style style:name="P14" style:family="paragraph" style:parent-style-name="Text_20_body" style:list-style-name="L2">
      <style:paragraph-properties fo:margin-top="0cm" fo:margin-bottom="0cm" loext:contextual-spacing="false" fo:text-align="start" style:justify-single-word="false" fo:orphans="2" fo:widows="2"/>
    </style:style>
    <style:style style:name="P15" style:family="paragraph" style:parent-style-name="Text_20_body" style:list-style-name="L4">
      <style:paragraph-properties fo:margin-top="0cm" fo:margin-bottom="0cm" loext:contextual-spacing="false" fo:text-align="start" style:justify-single-word="false" fo:orphans="2" fo:widows="2"/>
    </style:style>
    <style:style style:name="P16" style:family="paragraph" style:parent-style-name="Text_20_body">
      <style:paragraph-properties fo:margin-top="0cm" fo:margin-bottom="0cm" loext:contextual-spacing="false" fo:text-align="center" style:justify-single-word="false"/>
    </style:style>
    <style:style style:name="P17" style:family="paragraph" style:parent-style-name="Standard">
      <style:text-properties officeooo:rsid="001f6af1" officeooo:paragraph-rsid="001f6af1"/>
    </style:style>
    <style:style style:name="P18" style:family="paragraph" style:parent-style-name="Heading_20_2">
      <style:paragraph-properties fo:margin-left="0cm" fo:margin-right="0cm" fo:margin-top="0.661cm" fo:margin-bottom="0.661cm" loext:contextual-spacing="false" fo:text-align="start" style:justify-single-word="false" fo:orphans="2" fo:widows="2" fo:text-indent="0cm" style:auto-text-indent="false"/>
      <style:text-properties fo:font-variant="normal" fo:text-transform="none" fo:color="#000000" style:font-name="serif" fo:letter-spacing="normal" fo:font-style="normal"/>
    </style:style>
    <style:style style:name="P19" style:family="paragraph" style:parent-style-name="Heading_20_2">
      <style:paragraph-properties fo:margin-left="0cm" fo:margin-right="0cm" fo:margin-top="0.661cm" fo:margin-bottom="0.661cm" loext:contextual-spacing="false" fo:text-align="start" style:justify-single-word="false" fo:orphans="2" fo:widows="2" fo:text-indent="0cm" style:auto-text-indent="false"/>
      <style:text-properties fo:font-variant="normal" fo:text-transform="none" fo:color="#000000" fo:letter-spacing="normal"/>
    </style:style>
    <style:style style:name="P20" style:family="paragraph" style:parent-style-name="Preformatted_20_Text">
      <style:paragraph-properties fo:text-align="start" style:justify-single-word="false" fo:orphans="2" fo:widows="2"/>
      <style:text-properties fo:font-variant="normal" fo:text-transform="none" fo:color="#000000" style:font-name="Consolas1" fo:font-size="10pt" fo:letter-spacing="normal" fo:font-style="normal" fo:font-weight="normal"/>
    </style:style>
    <style:style style:name="P21" style:family="paragraph" style:parent-style-name="Preformatted_20_Text">
      <style:paragraph-properties fo:text-align="start" style:justify-single-word="false" fo:orphans="2" fo:widows="2"/>
      <style:text-properties fo:font-variant="normal" fo:text-transform="none" fo:color="#000000" fo:letter-spacing="normal"/>
    </style:style>
    <style:style style:name="P22" style:family="paragraph" style:parent-style-name="Preformatted_20_Text">
      <style:paragraph-properties fo:margin-left="0cm" fo:margin-right="0cm" fo:text-align="start" style:justify-single-word="false" fo:orphans="2" fo:widows="2" fo:text-indent="0cm" style:auto-text-indent="false"/>
      <style:text-properties fo:font-variant="normal" fo:text-transform="none" fo:color="#000000" style:font-name="Consolas1" fo:font-size="10pt" fo:letter-spacing="normal" fo:font-style="normal" fo:font-weight="normal"/>
    </style:style>
    <style:style style:name="P23" style:family="paragraph" style:parent-style-name="Preformatted_20_Text">
      <style:paragraph-properties fo:margin-left="0cm" fo:margin-right="0cm" fo:margin-top="0cm" fo:margin-bottom="0.499cm" loext:contextual-spacing="false" fo:text-align="start" style:justify-single-word="false" fo:orphans="2" fo:widows="2" fo:text-indent="0cm" style:auto-text-indent="false"/>
      <style:text-properties fo:font-variant="normal" fo:text-transform="none" fo:color="#000000" style:font-name="Consolas1" fo:font-size="10pt" fo:letter-spacing="normal" fo:font-style="normal" fo:font-weight="normal"/>
    </style:style>
    <style:style style:name="P24" style:family="paragraph" style:parent-style-name="Preformatted_20_Text">
      <loext:graphic-properties draw:fill="solid" draw:fill-color="#edeff4" draw:opacity="100%"/>
      <style:paragraph-properties fo:margin-left="0cm" fo:margin-right="0cm" fo:margin-top="0cm" fo:margin-bottom="0.499cm" loext:contextual-spacing="false" fo:line-height="150%" fo:text-align="start" style:justify-single-word="false" fo:orphans="2" fo:widows="2" fo:text-indent="0cm" style:auto-text-indent="false" fo:background-color="#edeff4" fo:padding="0cm" fo:border="none"/>
      <style:text-properties fo:font-variant="normal" fo:text-transform="none" fo:color="#000000" style:font-name="Consolas1" fo:font-size="10pt" fo:letter-spacing="normal" fo:font-style="normal" fo:font-weight="normal"/>
    </style:style>
    <style:style style:name="P25" style:family="paragraph" style:parent-style-name="Preformatted_20_Text">
      <loext:graphic-properties draw:fill="solid" draw:fill-color="#edeff4" draw:opacity="100%"/>
      <style:paragraph-properties fo:margin-left="0cm" fo:margin-right="0cm" fo:margin-top="0cm" fo:margin-bottom="0.247cm" loext:contextual-spacing="false" fo:line-height="140%" fo:text-align="start" style:justify-single-word="false" fo:orphans="2" fo:widows="2" fo:text-indent="0cm" style:auto-text-indent="false" fo:background-color="#edeff4" fo:padding-left="0.265cm" fo:padding-right="0.049cm" fo:padding-top="0.265cm" fo:padding-bottom="0.265cm" fo:border="0.06pt solid #bdbdbd"/>
      <style:text-properties fo:font-variant="normal" fo:text-transform="none" fo:color="#000000" style:font-name="Consolas1" fo:font-size="10pt" fo:letter-spacing="normal" fo:font-style="normal" fo:font-weight="normal"/>
    </style:style>
    <style:style style:name="P26" style:family="paragraph" style:parent-style-name="Preformatted_20_Text">
      <loext:graphic-properties draw:fill="solid" draw:fill-color="#edeff4" draw:opacity="100%"/>
      <style:paragraph-properties fo:margin-left="0cm" fo:margin-right="0cm" fo:line-height="150%" fo:text-align="start" style:justify-single-word="false" fo:orphans="2" fo:widows="2" fo:text-indent="0cm" style:auto-text-indent="false" fo:background-color="#edeff4" fo:padding="0cm" fo:border="none"/>
      <style:text-properties fo:font-variant="normal" fo:text-transform="none" fo:color="#000000" style:font-name="Consolas1" fo:font-size="10pt" fo:letter-spacing="normal" fo:font-style="normal" fo:font-weight="normal"/>
    </style:style>
    <style:style style:name="P27" style:family="paragraph" style:parent-style-name="Preformatted_20_Text">
      <style:paragraph-properties fo:margin-top="0cm" fo:margin-bottom="0.499cm" loext:contextual-spacing="false" fo:text-align="start" style:justify-single-word="false" fo:orphans="2" fo:widows="2"/>
      <style:text-properties fo:font-variant="normal" fo:text-transform="none" fo:color="#000000" style:font-name="Consolas1" fo:font-size="10pt" fo:letter-spacing="normal" fo:font-style="normal" fo:font-weight="normal"/>
    </style:style>
    <style:style style:name="P28" style:family="paragraph" style:parent-style-name="Preformatted_20_Text">
      <loext:graphic-properties draw:fill="solid" draw:fill-color="#edeff4" draw:opacity="100%"/>
      <style:paragraph-properties fo:margin-top="0cm" fo:margin-bottom="0.499cm" loext:contextual-spacing="false" fo:line-height="150%" fo:text-align="start" style:justify-single-word="false" fo:orphans="2" fo:widows="2" fo:background-color="#edeff4" fo:padding="0cm" fo:border="none"/>
      <style:text-properties fo:font-variant="normal" fo:text-transform="none" fo:color="#000000" fo:letter-spacing="normal"/>
    </style:style>
    <style:style style:name="P29" style:family="paragraph" style:parent-style-name="Preformatted_20_Text">
      <loext:graphic-properties draw:fill="solid" draw:fill-color="#edeff4" draw:opacity="100%"/>
      <style:paragraph-properties fo:margin-top="0cm" fo:margin-bottom="0.499cm" loext:contextual-spacing="false" fo:line-height="150%" fo:text-align="start" style:justify-single-word="false" fo:orphans="2" fo:widows="2" fo:background-color="#edeff4" fo:padding="0cm" fo:border="none"/>
      <style:text-properties fo:font-variant="normal" fo:text-transform="none" fo:color="#000000" style:font-name="Consolas1" fo:font-size="10pt" fo:letter-spacing="normal" fo:font-style="normal" fo:font-weight="normal"/>
    </style:style>
    <style:style style:name="P30" style:family="paragraph" style:parent-style-name="Preformatted_20_Text">
      <loext:graphic-properties draw:fill="solid" draw:fill-color="#edeff4" draw:opacity="100%"/>
      <style:paragraph-properties fo:margin-top="0cm" fo:margin-bottom="0.247cm" loext:contextual-spacing="false" fo:line-height="140%" fo:text-align="start" style:justify-single-word="false" fo:orphans="2" fo:widows="2" fo:background-color="#edeff4" fo:padding-left="0.265cm" fo:padding-right="0.049cm" fo:padding-top="0.265cm" fo:padding-bottom="0.265cm" fo:border="0.06pt solid #bdbdbd"/>
      <style:text-properties fo:font-variant="normal" fo:text-transform="none" fo:color="#000000" style:font-name="Consolas1" fo:font-size="10pt" fo:letter-spacing="normal" fo:font-style="normal" fo:font-weight="normal"/>
    </style:style>
    <style:style style:name="P31" style:family="paragraph" style:parent-style-name="Preformatted_20_Text">
      <loext:graphic-properties draw:fill="solid" draw:fill-color="#edeff4" draw:opacity="100%"/>
      <style:paragraph-properties fo:margin-top="0cm" fo:margin-bottom="0.247cm" loext:contextual-spacing="false" fo:line-height="140%" fo:text-align="start" style:justify-single-word="false" fo:orphans="2" fo:widows="2" fo:background-color="#edeff4" fo:padding-left="0.265cm" fo:padding-right="0.049cm" fo:padding-top="0.265cm" fo:padding-bottom="0.265cm" fo:border="0.06pt solid #bdbdbd"/>
      <style:text-properties fo:font-variant="normal" fo:text-transform="none" fo:color="#000000" fo:letter-spacing="normal"/>
    </style:style>
    <style:style style:name="P32" style:family="paragraph" style:parent-style-name="Preformatted_20_Text">
      <loext:graphic-properties draw:fill="solid" draw:fill-color="#edeff4" draw:opacity="100%"/>
      <style:paragraph-properties fo:margin-top="0cm" fo:margin-bottom="0.247cm" loext:contextual-spacing="false" fo:line-height="140%" fo:text-align="start" style:justify-single-word="false" fo:orphans="2" fo:widows="2" fo:background-color="#edeff4" fo:padding-left="0.265cm" fo:padding-right="0.049cm" fo:padding-top="0.265cm" fo:padding-bottom="0.265cm" fo:border="0.06pt solid #bdbdbd"/>
    </style:style>
    <style:style style:name="P33" style:family="paragraph" style:parent-style-name="Preformatted_20_Text">
      <loext:graphic-properties draw:fill="solid" draw:fill-color="#edeff4" draw:opacity="100%"/>
      <style:paragraph-properties fo:line-height="150%" fo:text-align="start" style:justify-single-word="false" fo:orphans="2" fo:widows="2" fo:background-color="#edeff4" fo:padding="0cm" fo:border="none"/>
      <style:text-properties fo:font-variant="normal" fo:text-transform="none" fo:color="#000000" fo:letter-spacing="normal"/>
    </style:style>
    <style:style style:name="P34" style:family="paragraph" style:parent-style-name="Preformatted_20_Text">
      <loext:graphic-properties draw:fill="solid" draw:fill-color="#edeff4" draw:opacity="100%"/>
      <style:paragraph-properties fo:line-height="150%" fo:text-align="start" style:justify-single-word="false" fo:orphans="2" fo:widows="2" fo:background-color="#edeff4" fo:padding="0cm" fo:border="none"/>
      <style:text-properties fo:font-variant="normal" fo:text-transform="none" fo:color="#000000" style:font-name="Consolas1" fo:font-size="10pt" fo:letter-spacing="normal" fo:font-style="normal" fo:font-weight="normal"/>
    </style:style>
    <style:style style:name="P35" style:family="paragraph" style:parent-style-name="Preformatted_20_Text">
      <loext:graphic-properties draw:fill="solid" draw:fill-color="#edeff4" draw:opacity="100%"/>
      <style:paragraph-properties fo:line-height="150%" fo:text-align="start" style:justify-single-word="false" fo:orphans="2" fo:widows="2" fo:background-color="#edeff4" fo:padding="0cm" fo:border="none"/>
    </style:style>
    <style:style style:name="P36" style:family="paragraph" style:parent-style-name="Table_20_Contents">
      <style:text-properties fo:font-size="2pt" style:font-size-asian="2pt" style:font-size-complex="2pt"/>
    </style:style>
    <style:style style:name="T1" style:family="text">
      <style:text-properties fo:font-variant="normal" fo:text-transform="none" fo:color="#000000" style:font-name="georgia" fo:font-size="12pt" fo:letter-spacing="normal" fo:font-style="normal" fo:font-weight="normal"/>
    </style:style>
    <style:style style:name="T2" style:family="text">
      <style:text-properties fo:font-variant="normal" fo:text-transform="none" fo:color="#000000" style:font-name="Consolas" fo:font-size="12pt" fo:letter-spacing="normal" fo:font-style="normal" fo:font-weight="normal"/>
    </style:style>
    <style:style style:name="T3" style:family="text">
      <style:text-properties fo:font-variant="normal" fo:text-transform="none" fo:color="#000000" style:font-name="serif" fo:letter-spacing="normal" fo:font-style="normal"/>
    </style:style>
    <style:style style:name="T4" style:family="text">
      <style:text-properties fo:font-variant="normal" fo:text-transform="none" fo:color="#0099f7" style:font-name="georgia" fo:font-size="12pt" fo:letter-spacing="normal" fo:font-style="normal" fo:font-weight="normal"/>
    </style:style>
    <style:style style:name="T5" style:family="text">
      <style:text-properties style:font-name="Consolas1" fo:font-size="10pt" fo:font-style="normal" fo:font-weight="normal"/>
    </style:style>
    <style:style style:name="T6" style:family="text">
      <style:text-properties style:font-name="serif" fo:font-style="normal"/>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 text:outline-level="1"><text:span text:style-name="T3">C Date Time tutorial</text:span></text:h>
      <text:p text:style-name="P7"><text:span text:style-name="T1">In this tutorial, we show how to work with date and time in C. In the tutorial, we use C99. If you are compiling programs on Windows, we highly recommend Pelles C compiler. Windows API tutorial has a chapter dedicated to </text:span><text:a xlink:type="simple" xlink:href="http://zetcode.com/gui/winapi/datetime/" text:style-name="Internet_20_link" text:visited-style-name="Visited_20_Internet_20_Link"><text:span text:style-name="T4">date and time</text:span></text:a><text:span text:style-name="T1">.</text:span></text:p>
      <text:h text:style-name="P19" text:outline-level="2"><text:span text:style-name="T6">C date time definitions</text:span></text:h>
      <text:p text:style-name="P7"><text:span text:style-name="T1">We start with a few definitions. A </text:span><text:span text:style-name="Emphasis"><text:span text:style-name="T1">calendar time</text:span></text:span><text:span text:style-name="T1">, also called an absolute time, is a point in the time continuum, for example February 17, 2016 at 13:02:5 CET. A </text:span><text:span text:style-name="Emphasis"><text:span text:style-name="T1">time interval</text:span></text:span><text:span text:style-name="T1"> is a continuous part of the time continuum between two calendar times, for example the hour between 13:00 and 14:00 on February 20, 2000. An </text:span><text:span text:style-name="Emphasis"><text:span text:style-name="T1">elapsed time</text:span></text:span><text:span text:style-name="T1"> is the length of an interval, for example, 28 minutes.</text:span></text:p>
      <text:p text:style-name="P7"><text:bookmark text:name="aswift_1_expand"/><text:bookmark text:name="aswift_1_anchor"/><text:span text:style-name="T1">An </text:span><text:span text:style-name="Emphasis"><text:span text:style-name="T1">amount of time</text:span></text:span><text:span text:style-name="T1"> is a sum of elapsed times. The elapsed times do not need to be successive. When the work took us eleven hours, we might be working on different days. A </text:span><text:span text:style-name="Emphasis"><text:span text:style-name="T1">period</text:span></text:span><text:span text:style-name="T1"> is the elapsed time of an interval between two events. </text:span><text:span text:style-name="Emphasis"><text:span text:style-name="T1">CPU time</text:span></text:span><text:span text:style-name="T1"> is the amount of time for which a central processing unit (CPU) was used for processing instructions of a computer program or operating system. It is measured in clock ticks or seconds. An </text:span><text:span text:style-name="Emphasis"><text:span text:style-name="T1">epoch</text:span></text:span><text:span text:style-name="T1"> is an instant in time chosen as the origin of a particular era. The </text:span><text:span text:style-name="Emphasis"><text:span text:style-name="T1">Unix epoch</text:span></text:span><text:span text:style-name="T1"> is the time 00:00:00 UTC on 1 January 1970 (or 1970-01-01T00:00:00Z ISO 8601).</text:span></text:p>
      <text:p text:style-name="P7"><text:span text:style-name="Emphasis"><text:span text:style-name="T1">Simple time</text:span></text:span><text:span text:style-name="T1"> is a compact representation of a calendar time; it is the number of seconds of elapsed time since Unix epoch. Simple time uses the </text:span><text:span text:style-name="Source_20_Text"><text:span text:style-name="T2">time_t</text:span></text:span><text:span text:style-name="T1"> data type. </text:span><text:span text:style-name="Emphasis"><text:span text:style-name="T1">Broken-down time</text:span></text:span><text:span text:style-name="T1"> represents a human-readable calendar time. It is divided into a set of components specifying the year, month, day, and so on in the Gregorian calendar, for a specific time zone. The broken-down time uses the </text:span><text:span text:style-name="Emphasis"><text:span text:style-name="T1">struct tm</text:span></text:span><text:span text:style-name="T1"> data type.</text:span></text:p>
      <text:p text:style-name="P7"><text:span text:style-name="Emphasis"><text:span text:style-name="T1">Wall time</text:span></text:span><text:span text:style-name="T1">, also called real-world time or wall-clock time, refers to elapsed time as determined by a chronometer such as a wristwatch or wall clock. (The reference to a wall clock is how the term originally got its name.) Wall time differs from time as measured by counting microprocessor clock pulses or cycles.</text:span></text:p>
      <text:p text:style-name="P7"><text:span text:style-name="T1">The </text:span><text:span text:style-name="Source_20_Text"><text:span text:style-name="T2">time.h</text:span></text:span><text:span text:style-name="T1"> contains the following function prototypes:</text:span></text:p>
      <text:list xml:id="list2961054305" text:style-name="L1">
        <text:list-item>
          <text:p text:style-name="P13"><text:span text:style-name="Source_20_Text"><text:span text:style-name="T2">char *asctime(const struct tm *)</text:span></text:span><text:span text:style-name="T1"> — converts date and time to a string (obsolete)</text:span></text:p>
        </text:list-item>
        <text:list-item>
          <text:p text:style-name="P13"><text:span text:style-name="Source_20_Text"><text:span text:style-name="T2">clock_t clock(void)</text:span></text:span><text:span text:style-name="T1"> — returns an approximation of the CPU time used by a process</text:span></text:p>
        </text:list-item>
        <text:list-item>
          <text:p text:style-name="P13"><text:span text:style-name="Source_20_Text"><text:span text:style-name="T2">int clock_getres(clockid_t, struct timespec *)</text:span></text:span><text:span text:style-name="T1"> — returns the resolution of a clock</text:span></text:p>
        </text:list-item>
        <text:list-item>
          <text:p text:style-name="P13"><text:span text:style-name="Source_20_Text"><text:span text:style-name="T2">int clock_gettime(clockid_t, struct timespec *)</text:span></text:span><text:span text:style-name="T1"> — retrieves the current time of the clock</text:span></text:p>
        </text:list-item>
        <text:list-item>
          <text:p text:style-name="P13"><text:soft-page-break/><text:span text:style-name="Source_20_Text"><text:span text:style-name="T2">int clock_settime(clockid_t, const struct timespec *)</text:span></text:span><text:span text:style-name="T1"> — sets the current time of a clock specified</text:span></text:p>
        </text:list-item>
        <text:list-item>
          <text:p text:style-name="P13"><text:span text:style-name="Source_20_Text"><text:span text:style-name="T2">char *ctime(const time_t *)</text:span></text:span><text:span text:style-name="T1"> — converts a time value to date and time string (obsolete)</text:span></text:p>
        </text:list-item>
        <text:list-item>
          <text:p text:style-name="P13"><text:span text:style-name="Source_20_Text"><text:span text:style-name="T2">double difftime(time_t, time_t)</text:span></text:span><text:span text:style-name="T1"> — computes the difference between two calendar time values</text:span></text:p>
        </text:list-item>
        <text:list-item>
          <text:p text:style-name="P13"><text:span text:style-name="Source_20_Text"><text:span text:style-name="T2">struct tm *getdate(const char *)</text:span></text:span><text:span text:style-name="T1"> — converts a string representation of a date or time into a broken-down time</text:span></text:p>
        </text:list-item>
        <text:list-item>
          <text:p text:style-name="P13"><text:span text:style-name="Source_20_Text"><text:span text:style-name="T2">struct tm *gmtime(const time_t *)</text:span></text:span><text:span text:style-name="T1"> — converts a time value to a broken-down UTC time</text:span></text:p>
        </text:list-item>
        <text:list-item>
          <text:p text:style-name="P13"><text:span text:style-name="Source_20_Text"><text:span text:style-name="T2">struct tm *localtime(const time_t *)</text:span></text:span><text:span text:style-name="T1"> — converts a time value to a broken-down local time</text:span></text:p>
        </text:list-item>
        <text:list-item>
          <text:p text:style-name="P13"><text:span text:style-name="Source_20_Text"><text:span text:style-name="T2">time_t mktime(struct tm *)</text:span></text:span><text:span text:style-name="T1"> — converts a broken-down time into Unix time</text:span></text:p>
        </text:list-item>
        <text:list-item>
          <text:p text:style-name="P13"><text:span text:style-name="Source_20_Text"><text:span text:style-name="T2">size_t strftime(char *, size_t, const char *, const struct tm *)</text:span></text:span><text:span text:style-name="T1"> — convert date and time to a string</text:span></text:p>
        </text:list-item>
        <text:list-item>
          <text:p text:style-name="P13"><text:span text:style-name="Source_20_Text"><text:span text:style-name="T2">char *strptime(const char *, const char *, struct tm *)</text:span></text:span><text:span text:style-name="T1"> — converts a time string to a broken-down time</text:span></text:p>
        </text:list-item>
        <text:list-item>
          <text:p text:style-name="P13"><text:span text:style-name="Source_20_Text"><text:span text:style-name="T2">time_t time(time_t *)</text:span></text:span><text:span text:style-name="T1"> — returns the Unix time, the number of seconds since the Unix epoch</text:span></text:p>
        </text:list-item>
        <text:list-item>
          <text:p text:style-name="P4"><text:span text:style-name="Source_20_Text"><text:span text:style-name="T2">void tzset(void)</text:span></text:span><text:span text:style-name="T1"> — sets time zone conversion information</text:span></text:p>
        </text:list-item>
      </text:list>
      <text:p text:style-name="P7"><text:span text:style-name="T1">In addition, the </text:span><text:span text:style-name="Source_20_Text"><text:span text:style-name="T2">time.h</text:span></text:span><text:span text:style-name="T1"> file defines the </text:span><text:span text:style-name="Source_20_Text"><text:span text:style-name="T2">CLOCKS_PER_SEC</text:span></text:span><text:span text:style-name="T1"> macro, which holds the number of processor clock ticks per second. The </text:span><text:span text:style-name="Source_20_Text"><text:span text:style-name="T2">clock_t</text:span></text:span><text:span text:style-name="T1"> is the process running time type.</text:span></text:p>
      <text:h text:style-name="P18" text:outline-level="2">Unix time</text:h>
      <text:p text:style-name="P7"><text:span text:style-name="T1">The Unix time is the number of seconds since the Unix epoch. The </text:span><text:span text:style-name="Source_20_Text"><text:span text:style-name="T2">time()</text:span></text:span><text:span text:style-name="T1"> function returns the value of time in seconds since 0 hours, 0 minutes, 0 seconds, January 1, 1970, Coordinated Universal Time. If an error occurs, it returns -1.</text:span></text:p>
      <text:p text:style-name="P23">time_t time(time_t *t);</text:p>
      <text:p text:style-name="P7"><text:span text:style-name="T1">If </text:span><text:span text:style-name="Source_20_Text"><text:span text:style-name="T2">t</text:span></text:span><text:span text:style-name="T1"> is not </text:span><text:span text:style-name="Source_20_Text"><text:span text:style-name="T2">NULL</text:span></text:span><text:span text:style-name="T1">, the return value is also stored in the memory pointed to by </text:span><text:span text:style-name="Source_20_Text"><text:span text:style-name="T2">t</text:span></text:span><text:span text:style-name="T1">.</text:span></text:p>
      <text:p text:style-name="P8">unixtime.c</text:p>
      <text:p text:style-name="P25">#include &lt;stdio.h&gt;</text:p>
      <text:p text:style-name="P30">#include &lt;time.h&gt;</text:p>
      <text:p text:style-name="P32"/>
      <text:p text:style-name="P30">int main(void) {</text:p>
      <text:p text:style-name="P31"><text:s text:c="4"/></text:p>
      <text:p text:style-name="P31"><text:soft-page-break/><text:s text:c="4"/><text:span text:style-name="T5">time_t now = time(NULL);</text:span></text:p>
      <text:p text:style-name="P31"><text:s text:c="4"/></text:p>
      <text:p text:style-name="P31"><text:s text:c="4"/><text:span text:style-name="T5">if (now == -1) {</text:span></text:p>
      <text:p text:style-name="P31"><text:s text:c="8"/></text:p>
      <text:p text:style-name="P31"><text:s text:c="8"/><text:span text:style-name="T5">puts("The time() function failed");</text:span></text:p>
      <text:p text:style-name="P31"><text:s text:c="4"/><text:span text:style-name="T5">}</text:span></text:p>
      <text:p text:style-name="P32"/>
      <text:p text:style-name="P31"><text:s text:c="4"/><text:span text:style-name="T5">printf("%ld\n", now);</text:span></text:p>
      <text:p text:style-name="P32"/>
      <text:p text:style-name="P31"><text:s text:c="4"/><text:span text:style-name="T5">return 0;</text:span></text:p>
      <text:p text:style-name="P30">}</text:p>
      <text:p text:style-name="P9">The example prints the Unix time.</text:p>
      <text:p text:style-name="P22">$ ./unixtime </text:p>
      <text:p text:style-name="P27">1455997310</text:p>
      <text:p text:style-name="P7"><text:span text:style-name="T1">At this moment, </text:span><text:span text:style-name="Source_20_Text"><text:span text:style-name="T2">1455997310</text:span></text:span><text:span text:style-name="T1"> have passed since Unix epoch.</text:span></text:p>
      <text:h text:style-name="P18" text:outline-level="2">Broken-down time</text:h>
      <text:p text:style-name="P7"><text:span text:style-name="T1">Broken-down time is a human-readable version of the calendar time. The </text:span><text:span text:style-name="Source_20_Text"><text:span text:style-name="T2">struct tm</text:span></text:span><text:span text:style-name="T1"> data type is used for broken-down time. The </text:span><text:span text:style-name="Source_20_Text"><text:span text:style-name="T2">localtime()</text:span></text:span><text:span text:style-name="T1"> functions converts a simple calendar time into a broken-down time. It takes the current timezone into account.</text:span></text:p>
      <text:p text:style-name="P23">struct tm *localtime(const time_t *clock);</text:p>
      <text:p text:style-name="P7"><text:span text:style-name="T1">It stores a </text:span><text:span text:style-name="Source_20_Text"><text:span text:style-name="T2">tm</text:span></text:span><text:span text:style-name="T1"> structure and returns a pointer to that structure.</text:span></text:p>
      <text:p text:style-name="P7"><text:span text:style-name="T1">The following description of the </text:span><text:span text:style-name="Source_20_Text"><text:span text:style-name="T2">struct tm</text:span></text:span><text:span text:style-name="T1"> was taken from FreeBSD manual.</text:span></text:p>
      <text:p text:style-name="P22">struct tm {</text:p>
      <text:p text:style-name="P21"><text:s text:c="4"/><text:span text:style-name="T5">int tm_sec; <text:s text:c="8"/>/* seconds */</text:span></text:p>
      <text:p text:style-name="P21"><text:s text:c="4"/><text:span text:style-name="T5">int tm_min; <text:s text:c="8"/>/* minutes */</text:span></text:p>
      <text:p text:style-name="P21"><text:s text:c="4"/><text:span text:style-name="T5">int tm_hour; <text:s text:c="7"/>/* hours */</text:span></text:p>
      <text:p text:style-name="P21"><text:s text:c="4"/><text:span text:style-name="T5">int tm_mday; <text:s text:c="7"/>/* day of the month */</text:span></text:p>
      <text:p text:style-name="P21"><text:s text:c="4"/><text:span text:style-name="T5">int tm_mon; <text:s text:c="8"/>/* month */</text:span></text:p>
      <text:p text:style-name="P21"><text:s text:c="4"/><text:span text:style-name="T5">int tm_year; <text:s text:c="7"/>/* year */</text:span></text:p>
      <text:p text:style-name="P21"><text:s text:c="4"/><text:span text:style-name="T5">int tm_wday; <text:s text:c="7"/>/* day of the week */</text:span></text:p>
      <text:p text:style-name="P21"><text:s text:c="4"/><text:span text:style-name="T5">int tm_yday; <text:s text:c="7"/>/* day in the year */</text:span></text:p>
      <text:p text:style-name="P21"><text:s text:c="4"/><text:span text:style-name="T5">int tm_isdst; <text:s text:c="6"/>/* daylight saving time */</text:span></text:p>
      <text:p text:style-name="P27">};</text:p>
      <text:p text:style-name="P7"><text:soft-page-break/><text:span text:style-name="T1">The members of the </text:span><text:span text:style-name="Source_20_Text"><text:span text:style-name="T2">tm</text:span></text:span><text:span text:style-name="T1"> structure are:</text:span></text:p>
      <text:list xml:id="list4136662259" text:style-name="L2">
        <text:list-item>
          <text:p text:style-name="P14"><text:span text:style-name="Source_20_Text"><text:span text:style-name="T2">tm_sec</text:span></text:span><text:span text:style-name="T1"> — the number of seconds after the minute, normally in the range 0 to 59, but can be up to 60 to allow for leap seconds.</text:span></text:p>
        </text:list-item>
        <text:list-item>
          <text:p text:style-name="P14"><text:span text:style-name="Source_20_Text"><text:span text:style-name="T2">tm_min</text:span></text:span><text:span text:style-name="T1"> — the number of minutes after the hour, in the range 0 to 59.</text:span></text:p>
        </text:list-item>
        <text:list-item>
          <text:p text:style-name="P14"><text:span text:style-name="Source_20_Text"><text:span text:style-name="T2">tm_hour</text:span></text:span><text:span text:style-name="T1"> — the number of hours past midnight, in the range 0 to 23.</text:span></text:p>
        </text:list-item>
        <text:list-item>
          <text:p text:style-name="P14"><text:span text:style-name="Source_20_Text"><text:span text:style-name="T2">tm_mday</text:span></text:span><text:span text:style-name="T1"> — the day of the month, in the range 1 to 31.</text:span></text:p>
        </text:list-item>
        <text:list-item>
          <text:p text:style-name="P14"><text:span text:style-name="Source_20_Text"><text:span text:style-name="T2">tm_mon</text:span></text:span><text:span text:style-name="T1"> — the number of months since January, in the range 0 to 11.</text:span></text:p>
        </text:list-item>
        <text:list-item>
          <text:p text:style-name="P14"><text:span text:style-name="Source_20_Text"><text:span text:style-name="T2">tm_year</text:span></text:span><text:span text:style-name="T1"> — the number of years since 1900.</text:span></text:p>
        </text:list-item>
        <text:list-item>
          <text:p text:style-name="P14"><text:span text:style-name="Source_20_Text"><text:span text:style-name="T2">tm_wday</text:span></text:span><text:span text:style-name="T1"> — the number of days since Sunday, in the range 0 to 6.</text:span></text:p>
        </text:list-item>
        <text:list-item>
          <text:p text:style-name="P14"><text:span text:style-name="Source_20_Text"><text:span text:style-name="T2">tm_yday</text:span></text:span><text:span text:style-name="T1"> — the number of days since January 1, in the range 0 to 365.</text:span></text:p>
        </text:list-item>
        <text:list-item>
          <text:p text:style-name="P5"><text:span text:style-name="Source_20_Text"><text:span text:style-name="T2">tm_isdst</text:span></text:span><text:span text:style-name="T1"> — a flag that indicates whether daylight saving time is in effect at the time described. The value is positive if daylight saving time is in effect, zero if it is not, and negative if the information is not available.</text:span></text:p>
        </text:list-item>
      </text:list>
      <text:p text:style-name="P8">brokendowntime.c</text:p>
      <text:p text:style-name="P25">#include &lt;stdio.h&gt; </text:p>
      <text:p text:style-name="P30">#include &lt;time.h&gt; <text:s text:c="6"/></text:p>
      <text:p text:style-name="P31"><text:s/></text:p>
      <text:p text:style-name="P30">int main(void) {</text:p>
      <text:p text:style-name="P31"><text:s text:c="4"/></text:p>
      <text:p text:style-name="P31"><text:s text:c="4"/><text:span text:style-name="T5">time_t rawtime = time(NULL);</text:span></text:p>
      <text:p text:style-name="P31"><text:s text:c="4"/></text:p>
      <text:p text:style-name="P31"><text:s text:c="4"/><text:span text:style-name="T5">if (rawtime == -1) {</text:span></text:p>
      <text:p text:style-name="P31"><text:s text:c="8"/></text:p>
      <text:p text:style-name="P31"><text:s text:c="8"/><text:span text:style-name="T5">puts("The time() function failed");</text:span></text:p>
      <text:p text:style-name="P31"><text:s text:c="8"/><text:span text:style-name="T5">return 1;</text:span></text:p>
      <text:p text:style-name="P31"><text:s text:c="4"/><text:span text:style-name="T5">}</text:span></text:p>
      <text:p text:style-name="P31"><text:s text:c="4"/></text:p>
      <text:p text:style-name="P31"><text:s text:c="4"/><text:span text:style-name="T5">struct tm *ptm = localtime(&amp;rawtime);</text:span></text:p>
      <text:p text:style-name="P31"><text:s text:c="4"/></text:p>
      <text:p text:style-name="P31"><text:s text:c="4"/><text:span text:style-name="T5">if (ptm == NULL) {</text:span></text:p>
      <text:p text:style-name="P31"><text:s text:c="8"/></text:p>
      <text:p text:style-name="P31"><text:s text:c="8"/><text:span text:style-name="T5">puts("The localtime() function failed");</text:span></text:p>
      <text:p text:style-name="P31"><text:soft-page-break/><text:s text:c="8"/><text:span text:style-name="T5">return 1;</text:span></text:p>
      <text:p text:style-name="P31"><text:s text:c="4"/><text:span text:style-name="T5">}</text:span></text:p>
      <text:p text:style-name="P31"><text:s text:c="4"/></text:p>
      <text:p text:style-name="P31"><text:s text:c="4"/><text:span text:style-name="T5">printf("The time is: %02d:%02d:%02d\n", ptm-&gt;tm_hour, </text:span></text:p>
      <text:p text:style-name="P31"><text:s text:c="11"/><text:span text:style-name="T5">ptm-&gt;tm_min, ptm-&gt;tm_sec);</text:span></text:p>
      <text:p text:style-name="P32"/>
      <text:p text:style-name="P31"><text:s text:c="4"/><text:span text:style-name="T5">return 0;</text:span></text:p>
      <text:p text:style-name="P30">}</text:p>
      <text:p text:style-name="P9">In the example, we get the Unix time and convert it into the local broken-down time.</text:p>
      <text:p text:style-name="P24">time_t rawtime = time(NULL);</text:p>
      <text:p text:style-name="P9">We get the raw Unix time.</text:p>
      <text:p text:style-name="P24">struct tm *ptm = localtime(&amp;rawtime);</text:p>
      <text:p text:style-name="P7"><text:span text:style-name="T1">The raw time, expressed in seconds, is converted into the brokend-down time. The functions fills a </text:span><text:span text:style-name="Source_20_Text"><text:span text:style-name="T2">struct tm</text:span></text:span><text:span text:style-name="T1"> type and returns a pointer to it. The structure is statically allocated, so we do not have to free it.</text:span></text:p>
      <text:p text:style-name="P26">printf("The time is: %02d:%02d:%02d\n", ptm-&gt;tm_hour, </text:p>
      <text:p text:style-name="P28"><text:s text:c="8"/><text:span text:style-name="T5">ptm-&gt;tm_min, ptm-&gt;tm_sec);</text:span></text:p>
      <text:p text:style-name="P7"><text:span text:style-name="T1">We use the </text:span><text:span text:style-name="Source_20_Text"><text:span text:style-name="T2">tm_hour</text:span></text:span><text:span text:style-name="T1">, </text:span><text:span text:style-name="Source_20_Text"><text:span text:style-name="T2">tm_min</text:span></text:span><text:span text:style-name="T1">, and </text:span><text:span text:style-name="Source_20_Text"><text:span text:style-name="T2">tm_sec</text:span></text:span><text:span text:style-name="T1"> members to express a human-readable time format.</text:span></text:p>
      <text:p text:style-name="P22">$ ./brokendowntime </text:p>
      <text:p text:style-name="P27">The time is: 17:00:12</text:p>
      <text:p text:style-name="P7"><text:span text:style-name="T1">This is a sample run of the </text:span><text:span text:style-name="Source_20_Text"><text:span text:style-name="T2">brokendowntime</text:span></text:span><text:span text:style-name="T1"> example.</text:span></text:p>
      <text:h text:style-name="P18" text:outline-level="2">Converting broken-down time to Unix time</text:h>
      <text:p text:style-name="P7"><text:span text:style-name="T1">The </text:span><text:span text:style-name="Source_20_Text"><text:span text:style-name="T2">mktime()</text:span></text:span><text:span text:style-name="T1"> function converts the broken-down time, expressed as local time, in the structure pointed to by </text:span><text:span text:style-name="Source_20_Text"><text:span text:style-name="T2">tm</text:span></text:span><text:span text:style-name="T1"> into the Unix time (simple calendar time).</text:span></text:p>
      <text:p text:style-name="P23">time_t mktime(struct tm *tm);</text:p>
      <text:p text:style-name="P7"><text:span text:style-name="T1">The </text:span><text:span text:style-name="Source_20_Text"><text:span text:style-name="T2">mktime()</text:span></text:span><text:span text:style-name="T1"> function receives a pointer to the </text:span><text:span text:style-name="Source_20_Text"><text:span text:style-name="T2">struct tm</text:span></text:span><text:span text:style-name="T1"> value and returns a </text:span><text:span text:style-name="Source_20_Text"><text:span text:style-name="T2">time_t</text:span></text:span><text:span text:style-name="T1"> value.</text:span></text:p>
      <text:p text:style-name="P8"><text:soft-page-break/>xmas.c</text:p>
      <text:p text:style-name="P25">#include &lt;stdio.h&gt; </text:p>
      <text:p text:style-name="P30">#include &lt;time.h&gt; <text:s text:c="3"/></text:p>
      <text:p text:style-name="P32"/>
      <text:p text:style-name="P30">int main(void) {</text:p>
      <text:p text:style-name="P31"><text:s text:c="4"/></text:p>
      <text:p text:style-name="P31"><text:s text:c="4"/><text:span text:style-name="T5">struct tm xmas = { 0, 0, 0, 24, 11, 116 };</text:span></text:p>
      <text:p text:style-name="P31"><text:s text:c="4"/></text:p>
      <text:p text:style-name="P31"><text:s text:c="4"/><text:span text:style-name="T5">time_t rawtime = mktime(&amp;xmas);</text:span></text:p>
      <text:p text:style-name="P31"><text:s text:c="4"/></text:p>
      <text:p text:style-name="P31"><text:s text:c="4"/><text:span text:style-name="T5">if (rawtime == -1) {</text:span></text:p>
      <text:p text:style-name="P31"><text:s text:c="8"/></text:p>
      <text:p text:style-name="P31"><text:s text:c="9"/><text:span text:style-name="T5">puts("The mktime() function failed"); <text:s text:c="2"/></text:span></text:p>
      <text:p text:style-name="P31"><text:s text:c="9"/><text:span text:style-name="T5">return 1;</text:span></text:p>
      <text:p text:style-name="P31"><text:s text:c="4"/><text:span text:style-name="T5">}</text:span></text:p>
      <text:p text:style-name="P31"><text:s text:c="4"/></text:p>
      <text:p text:style-name="P31"><text:s text:c="4"/><text:span text:style-name="T5">printf("The Unix time for Xmas is: %ld\n", rawtime);</text:span></text:p>
      <text:p text:style-name="P32"/>
      <text:p text:style-name="P31"><text:s text:c="4"/><text:span text:style-name="T5">return 0;</text:span></text:p>
      <text:p text:style-name="P30">}</text:p>
      <text:p text:style-name="P9">In the example, we calculate a Unix time for a specific time in the future.</text:p>
      <text:p text:style-name="P24">struct tm xmas = { 0, 0, 0, 24, 11, 116 };</text:p>
      <text:p text:style-name="P9">This is a time value for the beginning of a XMas in 2016.</text:p>
      <text:p text:style-name="P24">time_t rawtime = mktime(&amp;xmas);</text:p>
      <text:p text:style-name="P7"><text:span text:style-name="T1">With the </text:span><text:span text:style-name="Source_20_Text"><text:span text:style-name="T2">mktime()</text:span></text:span><text:span text:style-name="T1"> function, we convert the broken-down time into the Unix time.</text:span></text:p>
      <text:p text:style-name="P22">$ ./xmas </text:p>
      <text:p text:style-name="P27">The Unix time for Xmas is: 1482534000</text:p>
      <text:p text:style-name="P7"><text:span text:style-name="T1">The </text:span><text:span text:style-name="Source_20_Text"><text:span text:style-name="T2">1482534000</text:span></text:span><text:span text:style-name="T1"> is the Unix time for the beginning of the XMas in 2016.</text:span></text:p>
      <text:h text:style-name="P18" text:outline-level="2"><text:soft-page-break/>UTC time</text:h>
      <text:p text:style-name="P9">Our planet is a sphere; it revolves round its axis. The Earth rotates towards the east, so the Sun rises at different times in different locations. The Earth rotates once in about 24 hours. Therefore, the world was divided into 24 time zones. In each time zone, there is a different local time. This local time is often further modified by the daylight saving.</text:p>
      <text:p text:style-name="P9">There is a pragmatic need for one global time. One global time helps to avoid confusion about time zones and daylight saving time. The UTC (Universal Coordinated time) was chosen to be the primary time standard. UTC is used in aviation, weather forecasts, flight plans, air traffic control clearances, and maps. Unlike local time, UTC does not change with a change of seasons.</text:p>
      <text:p text:style-name="P7"><text:span text:style-name="T1">The </text:span><text:span text:style-name="Source_20_Text"><text:span text:style-name="T2">gmtime()</text:span></text:span><text:span text:style-name="T1"> converts the </text:span><text:span text:style-name="Source_20_Text"><text:span text:style-name="T2">time_t</text:span></text:span><text:span text:style-name="T1"> value into the broken-down time, not adjusting to the timezone.</text:span></text:p>
      <text:p text:style-name="P8">utctime.c</text:p>
      <text:p text:style-name="P25">#include &lt;stdio.h&gt; </text:p>
      <text:p text:style-name="P30">#include &lt;time.h&gt; <text:s text:c="4"/></text:p>
      <text:p text:style-name="P32"/>
      <text:p text:style-name="P30">int main(void) {</text:p>
      <text:p text:style-name="P31"><text:s text:c="4"/></text:p>
      <text:p text:style-name="P31"><text:s text:c="4"/><text:span text:style-name="T5">time_t now = time(&amp;now);</text:span></text:p>
      <text:p text:style-name="P31"><text:s text:c="4"/></text:p>
      <text:p text:style-name="P31"><text:s text:c="4"/><text:span text:style-name="T5">if (now == -1) {</text:span></text:p>
      <text:p text:style-name="P31"><text:s text:c="8"/></text:p>
      <text:p text:style-name="P31"><text:s text:c="8"/><text:span text:style-name="T5">puts("The time() function failed");</text:span></text:p>
      <text:p text:style-name="P31"><text:s text:c="4"/><text:span text:style-name="T5">}</text:span></text:p>
      <text:p text:style-name="P31"><text:s text:c="8"/></text:p>
      <text:p text:style-name="P31"><text:s text:c="4"/><text:span text:style-name="T5">struct tm *ptm = gmtime(&amp;now);</text:span></text:p>
      <text:p text:style-name="P31"><text:s text:c="4"/></text:p>
      <text:p text:style-name="P31"><text:s text:c="4"/><text:span text:style-name="T5">if (ptm == NULL) {</text:span></text:p>
      <text:p text:style-name="P31"><text:s text:c="8"/></text:p>
      <text:p text:style-name="P31"><text:s text:c="8"/><text:span text:style-name="T5">puts("The gmtime() function failed");</text:span></text:p>
      <text:p text:style-name="P31"><text:soft-page-break/><text:s text:c="4"/><text:span text:style-name="T5">} <text:s text:c="3"/></text:span></text:p>
      <text:p text:style-name="P31"><text:s text:c="4"/></text:p>
      <text:p text:style-name="P31"><text:s text:c="4"/><text:span text:style-name="T5">printf("UTC time: %s", asctime(ptm));</text:span></text:p>
      <text:p text:style-name="P32"/>
      <text:p text:style-name="P31"><text:s text:c="4"/><text:span text:style-name="T5">return 0;</text:span></text:p>
      <text:p text:style-name="P30">}</text:p>
      <text:p text:style-name="P9">The example prints the current UTC time.</text:p>
      <text:p text:style-name="P24">struct tm *ptm = gmtime(&amp;now);</text:p>
      <text:p text:style-name="P7"><text:span text:style-name="T1">We get the UTC time with the </text:span><text:span text:style-name="Source_20_Text"><text:span text:style-name="T2">gmtime()</text:span></text:span><text:span text:style-name="T1"> function.</text:span></text:p>
      <text:p text:style-name="P24">printf("UTC time: %s", asctime(ptm));</text:p>
      <text:p text:style-name="P7"><text:span text:style-name="T1">We print the UTC time. The </text:span><text:span text:style-name="Source_20_Text"><text:span text:style-name="T2">asctime()</text:span></text:span><text:span text:style-name="T1"> function is obsolete, we should use </text:span><text:span text:style-name="Source_20_Text"><text:span text:style-name="T2">strftime()</text:span></text:span><text:span text:style-name="T1">, which is covered next, instead.</text:span></text:p>
      <text:p text:style-name="P22">$ ./utctime </text:p>
      <text:p text:style-name="P20">UTC time: Sat Feb 20 19:47:39 2016</text:p>
      <text:p text:style-name="P20">$ date</text:p>
      <text:p text:style-name="P27">Sat Feb 20 20:47:40 CET 2016</text:p>
      <text:p text:style-name="P9">For the CET time zone, there is one hour difference in time.</text:p>
      <text:h text:style-name="P18" text:outline-level="2">Formatting time</text:h>
      <text:p text:style-name="P7"><text:span text:style-name="T1">The </text:span><text:span text:style-name="Source_20_Text"><text:span text:style-name="T2">strftime()</text:span></text:span><text:span text:style-name="T1"> function formats date and time.</text:span></text:p>
      <text:p text:style-name="P23">size_t strftime(char *s, size_t max, const char *format, const struct tm *tm);</text:p>
      <text:p text:style-name="P7"><text:span text:style-name="T1">The </text:span><text:span text:style-name="Source_20_Text"><text:span text:style-name="T2">strftime()</text:span></text:span><text:span text:style-name="T1"> function formats the broken-down time </text:span><text:span text:style-name="Source_20_Text"><text:span text:style-name="T2">tm</text:span></text:span><text:span text:style-name="T1"> according to the format specification </text:span><text:span text:style-name="Source_20_Text"><text:span text:style-name="T2">format</text:span></text:span><text:span text:style-name="T1">and places the result in the character array </text:span><text:span text:style-name="Source_20_Text"><text:span text:style-name="T2">s</text:span></text:span><text:span text:style-name="T1"> of size </text:span><text:span text:style-name="Source_20_Text"><text:span text:style-name="T2">max</text:span></text:span><text:span text:style-name="T1">.</text:span></text:p>
      <text:p text:style-name="P16">List of date and time format specifiers</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Specifier</text:p>
          </table:table-cell>
          <table:table-cell table:style-name="Table1.A1" office:value-type="string">
            <text:p text:style-name="P1">Meaning</text:p>
          </table:table-cell>
          <table:table-cell table:style-name="Table1.A1" office:value-type="string">
            <text:p text:style-name="P1">Example</text:p>
          </table:table-cell>
        </table:table-row>
        <table:table-row>
          <table:table-cell table:style-name="Table1.A2" office:value-type="string">
            <text:p text:style-name="Table_20_Contents">%%</text:p>
          </table:table-cell>
          <table:table-cell table:style-name="Table1.B2" office:value-type="string">
            <text:p text:style-name="Table_20_Contents">The % character.</text:p>
          </table:table-cell>
          <table:table-cell table:style-name="Table1.C2" office:value-type="string">
            <text:p text:style-name="Table_20_Contents">%</text:p>
          </table:table-cell>
        </table:table-row>
        <table:table-row table:style-name="Table1.1">
          <table:table-cell table:style-name="Table1.A3" office:value-type="string">
            <text:p text:style-name="Table_20_Contents">%a</text:p>
          </table:table-cell>
          <table:table-cell table:style-name="Table1.B3" office:value-type="string">
            <text:p text:style-name="Table_20_Contents">National abbreviated weekday name</text:p>
          </table:table-cell>
          <table:table-cell table:style-name="Table1.C3" office:value-type="string">
            <text:p text:style-name="Table_20_Contents">Mon</text:p>
          </table:table-cell>
        </table:table-row>
        <table:table-row>
          <table:table-cell table:style-name="Table1.A4" office:value-type="string">
            <text:p text:style-name="Table_20_Contents">%A</text:p>
          </table:table-cell>
          <table:table-cell table:style-name="Table1.B4" office:value-type="string">
            <text:p text:style-name="Table_20_Contents">National full weekday name</text:p>
          </table:table-cell>
          <table:table-cell table:style-name="Table1.C4" office:value-type="string">
            <text:p text:style-name="Table_20_Contents">Monday</text:p>
          </table:table-cell>
        </table:table-row>
        <table:table-row table:style-name="Table1.1">
          <table:table-cell table:style-name="Table1.A5" office:value-type="string">
            <text:p text:style-name="Table_20_Contents">%b</text:p>
          </table:table-cell>
          <table:table-cell table:style-name="Table1.B5" office:value-type="string">
            <text:p text:style-name="Table_20_Contents">National abbreviated month name</text:p>
          </table:table-cell>
          <table:table-cell table:style-name="Table1.C5" office:value-type="string">
            <text:p text:style-name="Table_20_Contents">Sep</text:p>
          </table:table-cell>
        </table:table-row>
        <table:table-row>
          <table:table-cell table:style-name="Table1.A6" office:value-type="string">
            <text:p text:style-name="Table_20_Contents">%B</text:p>
          </table:table-cell>
          <table:table-cell table:style-name="Table1.B6" office:value-type="string">
            <text:p text:style-name="Table_20_Contents">National full month name</text:p>
          </table:table-cell>
          <table:table-cell table:style-name="Table1.C6" office:value-type="string">
            <text:p text:style-name="Table_20_Contents">September</text:p>
          </table:table-cell>
        </table:table-row>
        <text:soft-page-break/>
        <table:table-row table:style-name="Table1.1">
          <table:table-cell table:style-name="Table1.A7" office:value-type="string">
            <text:p text:style-name="Table_20_Contents">%c</text:p>
          </table:table-cell>
          <table:table-cell table:style-name="Table1.B7" office:value-type="string">
            <text:p text:style-name="Table_20_Contents">National representation of date and time</text:p>
          </table:table-cell>
          <table:table-cell table:style-name="Table1.C7" office:value-type="string">
            <text:p text:style-name="Table_20_Contents">Mon Spe 22 12:50:32 2011</text:p>
          </table:table-cell>
        </table:table-row>
        <table:table-row>
          <table:table-cell table:style-name="Table1.A8" office:value-type="string">
            <text:p text:style-name="Table_20_Contents">%C</text:p>
          </table:table-cell>
          <table:table-cell table:style-name="Table1.B8" office:value-type="string">
            <text:p text:style-name="Table_20_Contents">The Century number (00-99)</text:p>
          </table:table-cell>
          <table:table-cell table:style-name="Table1.C8" office:value-type="string">
            <text:p text:style-name="Table_20_Contents">19</text:p>
          </table:table-cell>
        </table:table-row>
        <table:table-row table:style-name="Table1.1">
          <table:table-cell table:style-name="Table1.A9" office:value-type="string">
            <text:p text:style-name="Table_20_Contents">%d</text:p>
          </table:table-cell>
          <table:table-cell table:style-name="Table1.B9" office:value-type="string">
            <text:p text:style-name="Table_20_Contents">Day of the month, zero-padded (01-31)</text:p>
          </table:table-cell>
          <table:table-cell table:style-name="Table1.C9" office:value-type="string">
            <text:p text:style-name="Table_20_Contents">22</text:p>
          </table:table-cell>
        </table:table-row>
        <table:table-row>
          <table:table-cell table:style-name="Table1.A10" office:value-type="string">
            <text:p text:style-name="Table_20_Contents">%D</text:p>
          </table:table-cell>
          <table:table-cell table:style-name="Table1.B10" office:value-type="string">
            <text:p text:style-name="Table_20_Contents">Short MM/DD/YY date, equivalent to %m/%d/%y</text:p>
          </table:table-cell>
          <table:table-cell table:style-name="Table1.C10" office:value-type="string">
            <text:p text:style-name="Table_20_Contents">07/30/09</text:p>
          </table:table-cell>
        </table:table-row>
        <table:table-row table:style-name="Table1.1">
          <table:table-cell table:style-name="Table1.A11" office:value-type="string">
            <text:p text:style-name="Table_20_Contents">%e</text:p>
          </table:table-cell>
          <table:table-cell table:style-name="Table1.B11" office:value-type="string">
            <text:p text:style-name="Table_20_Contents">Day of the month, space-padded ( 1-31)</text:p>
          </table:table-cell>
          <table:table-cell table:style-name="Table1.C11" office:value-type="string">
            <text:p text:style-name="Table_20_Contents">22</text:p>
          </table:table-cell>
        </table:table-row>
        <table:table-row>
          <table:table-cell table:style-name="Table1.A12" office:value-type="string">
            <text:p text:style-name="Table_20_Contents">%F</text:p>
          </table:table-cell>
          <table:table-cell table:style-name="Table1.B12" office:value-type="string">
            <text:p text:style-name="Table_20_Contents">Short YYYY-MM-DD date, equivalent to %Y-%m-%d</text:p>
          </table:table-cell>
          <table:table-cell table:style-name="Table1.C12" office:value-type="string">
            <text:p text:style-name="Table_20_Contents">2011-09-22</text:p>
          </table:table-cell>
        </table:table-row>
        <table:table-row table:style-name="Table1.1">
          <table:table-cell table:style-name="Table1.A13" office:value-type="string">
            <text:p text:style-name="Table_20_Contents">%g</text:p>
          </table:table-cell>
          <table:table-cell table:style-name="Table1.B13" office:value-type="string">
            <text:p text:style-name="Table_20_Contents">Week-based year, last two digits (00-99)</text:p>
          </table:table-cell>
          <table:table-cell table:style-name="Table1.C13" office:value-type="string">
            <text:p text:style-name="Table_20_Contents">16</text:p>
          </table:table-cell>
        </table:table-row>
        <table:table-row>
          <table:table-cell table:style-name="Table1.A14" office:value-type="string">
            <text:p text:style-name="Table_20_Contents">%G</text:p>
          </table:table-cell>
          <table:table-cell table:style-name="Table1.B14" office:value-type="string">
            <text:p text:style-name="Table_20_Contents">Week-based year, with century.</text:p>
          </table:table-cell>
          <table:table-cell table:style-name="Table1.C14" office:value-type="string">
            <text:p text:style-name="Table_20_Contents">2016</text:p>
          </table:table-cell>
        </table:table-row>
        <table:table-row table:style-name="Table1.1">
          <table:table-cell table:style-name="Table1.A15" office:value-type="string">
            <text:p text:style-name="Table_20_Contents">%h</text:p>
          </table:table-cell>
          <table:table-cell table:style-name="Table1.B15" office:value-type="string">
            <text:p text:style-name="Table_20_Contents">The same as %b.</text:p>
          </table:table-cell>
          <table:table-cell table:style-name="Table1.C15" office:value-type="string">
            <text:p text:style-name="Table_20_Contents">Sep</text:p>
          </table:table-cell>
        </table:table-row>
        <table:table-row>
          <table:table-cell table:style-name="Table1.A16" office:value-type="string">
            <text:p text:style-name="Table_20_Contents">%H</text:p>
          </table:table-cell>
          <table:table-cell table:style-name="Table1.B16" office:value-type="string">
            <text:p text:style-name="Table_20_Contents">Hour in 24h format (00-23)</text:p>
          </table:table-cell>
          <table:table-cell table:style-name="Table1.C16" office:value-type="string">
            <text:p text:style-name="Table_20_Contents">16</text:p>
          </table:table-cell>
        </table:table-row>
        <table:table-row table:style-name="Table1.1">
          <table:table-cell table:style-name="Table1.A17" office:value-type="string">
            <text:p text:style-name="Table_20_Contents">%I</text:p>
          </table:table-cell>
          <table:table-cell table:style-name="Table1.B17" office:value-type="string">
            <text:p text:style-name="Table_20_Contents">Hour in 12h format (01-12)</text:p>
          </table:table-cell>
          <table:table-cell table:style-name="Table1.C17" office:value-type="string">
            <text:p text:style-name="Table_20_Contents">08</text:p>
          </table:table-cell>
        </table:table-row>
        <table:table-row>
          <table:table-cell table:style-name="Table1.A18" office:value-type="string">
            <text:p text:style-name="Table_20_Contents">%j</text:p>
          </table:table-cell>
          <table:table-cell table:style-name="Table1.B18" office:value-type="string">
            <text:p text:style-name="Table_20_Contents">Day of the year (001-366)</text:p>
          </table:table-cell>
          <table:table-cell table:style-name="Table1.C18" office:value-type="string">
            <text:p text:style-name="Table_20_Contents">145</text:p>
          </table:table-cell>
        </table:table-row>
        <table:table-row table:style-name="Table1.1">
          <table:table-cell table:style-name="Table1.A19" office:value-type="string">
            <text:p text:style-name="Table_20_Contents">%m</text:p>
          </table:table-cell>
          <table:table-cell table:style-name="Table1.B19" office:value-type="string">
            <text:p text:style-name="Table_20_Contents">Month as a decimal number (01-12)</text:p>
          </table:table-cell>
          <table:table-cell table:style-name="Table1.C19" office:value-type="string">
            <text:p text:style-name="Table_20_Contents">08</text:p>
          </table:table-cell>
        </table:table-row>
        <table:table-row>
          <table:table-cell table:style-name="Table1.A20" office:value-type="string">
            <text:p text:style-name="Table_20_Contents">%M</text:p>
          </table:table-cell>
          <table:table-cell table:style-name="Table1.B20" office:value-type="string">
            <text:p text:style-name="Table_20_Contents">Minute (00-59)</text:p>
          </table:table-cell>
          <table:table-cell table:style-name="Table1.C20" office:value-type="string">
            <text:p text:style-name="Table_20_Contents">52</text:p>
          </table:table-cell>
        </table:table-row>
        <table:table-row table:style-name="Table1.1">
          <table:table-cell table:style-name="Table1.A21" office:value-type="string">
            <text:p text:style-name="Table_20_Contents">%n</text:p>
          </table:table-cell>
          <table:table-cell table:style-name="Table1.B21" office:value-type="string">
            <text:p text:style-name="Table_20_Contents">Newline character ('\n')</text:p>
          </table:table-cell>
          <table:table-cell table:style-name="Table1.C21" office:value-type="string">
            <text:p text:style-name="P36"/>
          </table:table-cell>
        </table:table-row>
        <table:table-row>
          <table:table-cell table:style-name="Table1.A22" office:value-type="string">
            <text:p text:style-name="Table_20_Contents">%p</text:p>
          </table:table-cell>
          <table:table-cell table:style-name="Table1.B22" office:value-type="string">
            <text:p text:style-name="Table_20_Contents">AM or PM designation</text:p>
          </table:table-cell>
          <table:table-cell table:style-name="Table1.C22" office:value-type="string">
            <text:p text:style-name="Table_20_Contents">AM</text:p>
          </table:table-cell>
        </table:table-row>
        <table:table-row table:style-name="Table1.1">
          <table:table-cell table:style-name="Table1.A23" office:value-type="string">
            <text:p text:style-name="Table_20_Contents">%r</text:p>
          </table:table-cell>
          <table:table-cell table:style-name="Table1.B23" office:value-type="string">
            <text:p text:style-name="Table_20_Contents">12-hour clock time</text:p>
          </table:table-cell>
          <table:table-cell table:style-name="Table1.C23" office:value-type="string">
            <text:p text:style-name="Table_20_Contents">02:55:02 PM</text:p>
          </table:table-cell>
        </table:table-row>
        <table:table-row>
          <table:table-cell table:style-name="Table1.A24" office:value-type="string">
            <text:p text:style-name="Table_20_Contents">%R</text:p>
          </table:table-cell>
          <table:table-cell table:style-name="Table1.B24" office:value-type="string">
            <text:p text:style-name="Table_20_Contents">24-hour HH:MM time, equivalent to %H:%M</text:p>
          </table:table-cell>
          <table:table-cell table:style-name="Table1.C24" office:value-type="string">
            <text:p text:style-name="Table_20_Contents">12:44</text:p>
          </table:table-cell>
        </table:table-row>
        <table:table-row table:style-name="Table1.1">
          <table:table-cell table:style-name="Table1.A25" office:value-type="string">
            <text:p text:style-name="Table_20_Contents">%S</text:p>
          </table:table-cell>
          <table:table-cell table:style-name="Table1.B25" office:value-type="string">
            <text:p text:style-name="Table_20_Contents">Second (00-61)</text:p>
          </table:table-cell>
          <table:table-cell table:style-name="Table1.C25" office:value-type="string">
            <text:p text:style-name="Table_20_Contents">06</text:p>
          </table:table-cell>
        </table:table-row>
        <table:table-row>
          <table:table-cell table:style-name="Table1.A26" office:value-type="string">
            <text:p text:style-name="Table_20_Contents">%s</text:p>
          </table:table-cell>
          <table:table-cell table:style-name="Table1.B26" office:value-type="string">
            <text:p text:style-name="Table_20_Contents">Unix time; the number of seconds since the Unix epoch.</text:p>
          </table:table-cell>
          <table:table-cell table:style-name="Table1.C26" office:value-type="string">
            <text:p text:style-name="Table_20_Contents">1455803239</text:p>
          </table:table-cell>
        </table:table-row>
        <table:table-row table:style-name="Table1.1">
          <table:table-cell table:style-name="Table1.A27" office:value-type="string">
            <text:p text:style-name="Table_20_Contents">%t</text:p>
          </table:table-cell>
          <table:table-cell table:style-name="Table1.B27" office:value-type="string">
            <text:p text:style-name="Table_20_Contents">Horizontal-tab character ('\t')</text:p>
          </table:table-cell>
          <table:table-cell table:style-name="Table1.C27" office:value-type="string">
            <text:p text:style-name="P36"/>
          </table:table-cell>
        </table:table-row>
        <table:table-row>
          <table:table-cell table:style-name="Table1.A28" office:value-type="string">
            <text:p text:style-name="Table_20_Contents">%T</text:p>
          </table:table-cell>
          <table:table-cell table:style-name="Table1.B28" office:value-type="string">
            <text:p text:style-name="Table_20_Contents">ISO 8601 time format (HH:MM:SS), equivalent to %H:%M:%S</text:p>
          </table:table-cell>
          <table:table-cell table:style-name="Table1.C28" office:value-type="string">
            <text:p text:style-name="Table_20_Contents">18:25:34</text:p>
          </table:table-cell>
        </table:table-row>
        <table:table-row table:style-name="Table1.1">
          <table:table-cell table:style-name="Table1.A29" office:value-type="string">
            <text:p text:style-name="Table_20_Contents">%u</text:p>
          </table:table-cell>
          <table:table-cell table:style-name="Table1.B29" office:value-type="string">
            <text:p text:style-name="Table_20_Contents">ISO 8601 weekday as number with Monday as 1 (1-7)</text:p>
          </table:table-cell>
          <table:table-cell table:style-name="Table1.C29" office:value-type="string">
            <text:p text:style-name="Table_20_Contents">6</text:p>
          </table:table-cell>
        </table:table-row>
        <table:table-row>
          <table:table-cell table:style-name="Table1.A30" office:value-type="string">
            <text:p text:style-name="Table_20_Contents">%U</text:p>
          </table:table-cell>
          <table:table-cell table:style-name="Table1.B30" office:value-type="string">
            <text:p text:style-name="Table_20_Contents">Week number with the first Sunday as the first day of week one (00-53)</text:p>
          </table:table-cell>
          <table:table-cell table:style-name="Table1.C30" office:value-type="string">
            <text:p text:style-name="Table_20_Contents">30</text:p>
          </table:table-cell>
        </table:table-row>
        <table:table-row table:style-name="Table1.1">
          <table:table-cell table:style-name="Table1.A31" office:value-type="string">
            <text:p text:style-name="Table_20_Contents">%V</text:p>
          </table:table-cell>
          <table:table-cell table:style-name="Table1.B31" office:value-type="string">
            <text:p text:style-name="Table_20_Contents">ISO 8601 week number (00-53)</text:p>
          </table:table-cell>
          <table:table-cell table:style-name="Table1.C31" office:value-type="string">
            <text:p text:style-name="Table_20_Contents">12</text:p>
          </table:table-cell>
        </table:table-row>
        <table:table-row>
          <table:table-cell table:style-name="Table1.A32" office:value-type="string">
            <text:p text:style-name="Table_20_Contents">%w</text:p>
          </table:table-cell>
          <table:table-cell table:style-name="Table1.B32" office:value-type="string">
            <text:p text:style-name="Table_20_Contents">Weekday as a decimal number with Sunday as 0 (0-6)</text:p>
          </table:table-cell>
          <table:table-cell table:style-name="Table1.C32" office:value-type="string">
            <text:p text:style-name="Table_20_Contents">5</text:p>
          </table:table-cell>
        </table:table-row>
        <table:table-row table:style-name="Table1.1">
          <table:table-cell table:style-name="Table1.A33" office:value-type="string">
            <text:p text:style-name="Table_20_Contents">%W</text:p>
          </table:table-cell>
          <table:table-cell table:style-name="Table1.B33" office:value-type="string">
            <text:p text:style-name="Table_20_Contents">Week number with the first Monday as the first day of week one (00-53)</text:p>
          </table:table-cell>
          <table:table-cell table:style-name="Table1.C33" office:value-type="string">
            <text:p text:style-name="Table_20_Contents">50</text:p>
          </table:table-cell>
        </table:table-row>
        <table:table-row>
          <table:table-cell table:style-name="Table1.A34" office:value-type="string">
            <text:p text:style-name="Table_20_Contents">%x</text:p>
          </table:table-cell>
          <table:table-cell table:style-name="Table1.B34" office:value-type="string">
            <text:p text:style-name="Table_20_Contents">National date representation</text:p>
          </table:table-cell>
          <table:table-cell table:style-name="Table1.C34" office:value-type="string">
            <text:p text:style-name="Table_20_Contents">05/28/11</text:p>
          </table:table-cell>
        </table:table-row>
        <table:table-row table:style-name="Table1.1">
          <table:table-cell table:style-name="Table1.A35" office:value-type="string">
            <text:p text:style-name="Table_20_Contents">%X</text:p>
          </table:table-cell>
          <table:table-cell table:style-name="Table1.B35" office:value-type="string">
            <text:p text:style-name="Table_20_Contents">National time representation</text:p>
          </table:table-cell>
          <table:table-cell table:style-name="Table1.C35" office:value-type="string">
            <text:p text:style-name="Table_20_Contents">12:22:02</text:p>
          </table:table-cell>
        </table:table-row>
        <table:table-row>
          <table:table-cell table:style-name="Table1.A36" office:value-type="string">
            <text:p text:style-name="Table_20_Contents">%y</text:p>
          </table:table-cell>
          <table:table-cell table:style-name="Table1.B36" office:value-type="string">
            <text:p text:style-name="Table_20_Contents">Year, last two digits (00-99)</text:p>
          </table:table-cell>
          <table:table-cell table:style-name="Table1.C36" office:value-type="string">
            <text:p text:style-name="Table_20_Contents">11</text:p>
          </table:table-cell>
        </table:table-row>
        <table:table-row table:style-name="Table1.1">
          <table:table-cell table:style-name="Table1.A37" office:value-type="string">
            <text:p text:style-name="Table_20_Contents">%Y</text:p>
          </table:table-cell>
          <table:table-cell table:style-name="Table1.B37" office:value-type="string">
            <text:p text:style-name="Table_20_Contents">Year</text:p>
          </table:table-cell>
          <table:table-cell table:style-name="Table1.C37" office:value-type="string">
            <text:p text:style-name="Table_20_Contents">2016</text:p>
          </table:table-cell>
        </table:table-row>
        <table:table-row>
          <table:table-cell table:style-name="Table1.A38" office:value-type="string">
            <text:p text:style-name="Table_20_Contents">%z</text:p>
          </table:table-cell>
          <table:table-cell table:style-name="Table1.B38" office:value-type="string">
            <text:p text:style-name="Table_20_Contents">The time zone offset from UTC; a leading plus sign stands for east of UTC, a minus sign for west of UTC, hours and minutes follow with two digits each and no delimiter between them. If timezone cannot be determined, no characters.</text:p>
          </table:table-cell>
          <table:table-cell table:style-name="Table1.C38" office:value-type="string">
            <text:p text:style-name="Table_20_Contents">+0100</text:p>
          </table:table-cell>
        </table:table-row>
        <table:table-row table:style-name="Table1.1">
          <table:table-cell table:style-name="Table1.A39" office:value-type="string">
            <text:p text:style-name="Table_20_Contents">%Z</text:p>
          </table:table-cell>
          <table:table-cell table:style-name="Table1.B39" office:value-type="string">
            <text:p text:style-name="Table_20_Contents">Timezone name or abbreviation; if timezone cannot be determined, no characters</text:p>
          </table:table-cell>
          <table:table-cell table:style-name="Table1.C39" office:value-type="string">
            <text:p text:style-name="Table_20_Contents">CEST</text:p>
          </table:table-cell>
        </table:table-row>
      </table:table>
      <text:p text:style-name="P9">The following examples present some of the format specifiers.</text:p>
      <text:p text:style-name="P8"><text:soft-page-break/>today.c</text:p>
      <text:p text:style-name="P25">#include &lt;stdio.h&gt; </text:p>
      <text:p text:style-name="P30">#include &lt;time.h&gt; <text:s text:c="7"/></text:p>
      <text:p text:style-name="P30">#include &lt;string.h&gt;</text:p>
      <text:p text:style-name="P32"/>
      <text:p text:style-name="P30">#define BUF_LEN 256</text:p>
      <text:p text:style-name="P32"/>
      <text:p text:style-name="P30">int main(void) {</text:p>
      <text:p text:style-name="P31"><text:s text:c="4"/></text:p>
      <text:p text:style-name="P31"><text:s text:c="4"/><text:span text:style-name="T5">char buf[BUF_LEN] = {0};</text:span></text:p>
      <text:p text:style-name="P31"><text:s text:c="4"/></text:p>
      <text:p text:style-name="P31"><text:s text:c="4"/><text:span text:style-name="T5">time_t rawtime = time(NULL);</text:span></text:p>
      <text:p text:style-name="P31"><text:s text:c="4"/></text:p>
      <text:p text:style-name="P31"><text:s text:c="4"/><text:span text:style-name="T5">if (rawtime == -1) {</text:span></text:p>
      <text:p text:style-name="P31"><text:s text:c="8"/></text:p>
      <text:p text:style-name="P31"><text:s text:c="8"/><text:span text:style-name="T5">puts("The time() function failed");</text:span></text:p>
      <text:p text:style-name="P31"><text:s text:c="8"/><text:span text:style-name="T5">return 1;</text:span></text:p>
      <text:p text:style-name="P31"><text:s text:c="4"/><text:span text:style-name="T5">}</text:span></text:p>
      <text:p text:style-name="P31"><text:s text:c="4"/></text:p>
      <text:p text:style-name="P31"><text:s text:c="4"/><text:span text:style-name="T5">struct tm *ptm = localtime(&amp;rawtime);</text:span></text:p>
      <text:p text:style-name="P31"><text:s text:c="4"/></text:p>
      <text:p text:style-name="P31"><text:s text:c="4"/><text:span text:style-name="T5">if (ptm == NULL) {</text:span></text:p>
      <text:p text:style-name="P31"><text:s text:c="5"/></text:p>
      <text:p text:style-name="P31"><text:s text:c="8"/><text:span text:style-name="T5">puts("The localtime() function failed");</text:span></text:p>
      <text:p text:style-name="P31"><text:s text:c="8"/><text:span text:style-name="T5">return 1;</text:span></text:p>
      <text:p text:style-name="P31"><text:s text:c="4"/><text:span text:style-name="T5">}</text:span></text:p>
      <text:p text:style-name="P32"/>
      <text:p text:style-name="P31"><text:s text:c="4"/><text:span text:style-name="T5">strftime(buf, BUF_LEN, "%d/%m/%Y", ptm);</text:span></text:p>
      <text:p text:style-name="P31"><text:soft-page-break/><text:s text:c="4"/><text:span text:style-name="T5">puts(buf);</text:span></text:p>
      <text:p text:style-name="P31"><text:s text:c="4"/></text:p>
      <text:p text:style-name="P31"><text:s text:c="4"/><text:span text:style-name="T5">memset(buf, 0, BUF_LEN);</text:span></text:p>
      <text:p text:style-name="P31"><text:s text:c="4"/><text:span text:style-name="T5">strftime(buf, BUF_LEN, "%d. %m. %Y", ptm);</text:span></text:p>
      <text:p text:style-name="P31"><text:s text:c="4"/></text:p>
      <text:p text:style-name="P31"><text:s text:c="4"/><text:span text:style-name="T5">puts(buf);</text:span></text:p>
      <text:p text:style-name="P32"/>
      <text:p text:style-name="P31"><text:s text:c="4"/><text:span text:style-name="T5">return 0;</text:span></text:p>
      <text:p text:style-name="P30">}</text:p>
      <text:p text:style-name="P9">The example prints today's date in a British and Slovak format.</text:p>
      <text:p text:style-name="P24">strftime(buf, BUF_LEN, "%d/%m/%Y", ptm);</text:p>
      <text:p text:style-name="P7"><text:span text:style-name="T1">This code line creates a date string in a British format. We use the </text:span><text:span text:style-name="Source_20_Text"><text:span text:style-name="T2">%d</text:span></text:span><text:span text:style-name="T1">, </text:span><text:span text:style-name="Source_20_Text"><text:span text:style-name="T2">%m</text:span></text:span><text:span text:style-name="T1">, and </text:span><text:span text:style-name="Source_20_Text"><text:span text:style-name="T2">%Y</text:span></text:span><text:span text:style-name="T1"> format specifiers.</text:span></text:p>
      <text:p text:style-name="P24">strftime(buf, BUF_LEN, "%d. %m. %Y", ptm);</text:p>
      <text:p text:style-name="P9">In this line, a Slovak date format is created.</text:p>
      <text:p text:style-name="P22">$ ./today </text:p>
      <text:p text:style-name="P20">20/02/2016</text:p>
      <text:p text:style-name="P27">20. 02. 2016</text:p>
      <text:p text:style-name="P9">This is the output of the example.</text:p>
      <text:p text:style-name="P9">In the following example, we work with additional format specifiers.</text:p>
      <text:p text:style-name="P8">timeformats.c</text:p>
      <text:p text:style-name="P25">#include &lt;stdio.h&gt; </text:p>
      <text:p text:style-name="P30">#include &lt;time.h&gt; <text:s text:c="7"/></text:p>
      <text:p text:style-name="P30">#include &lt;string.h&gt;</text:p>
      <text:p text:style-name="P32"/>
      <text:p text:style-name="P30">#define BUF_LEN 256</text:p>
      <text:p text:style-name="P32"/>
      <text:p text:style-name="P30">int main(void) {</text:p>
      <text:p text:style-name="P31"><text:soft-page-break/><text:s text:c="4"/></text:p>
      <text:p text:style-name="P31"><text:s text:c="4"/><text:span text:style-name="T5">char buf[BUF_LEN] = {0};</text:span></text:p>
      <text:p text:style-name="P31"><text:s text:c="4"/></text:p>
      <text:p text:style-name="P31"><text:s text:c="4"/><text:span text:style-name="T5">time_t rawtime = time(NULL);</text:span></text:p>
      <text:p text:style-name="P31"><text:s text:c="4"/></text:p>
      <text:p text:style-name="P31"><text:s text:c="4"/><text:span text:style-name="T5">if (rawtime == -1) {</text:span></text:p>
      <text:p text:style-name="P31"><text:s text:c="8"/></text:p>
      <text:p text:style-name="P31"><text:s text:c="8"/><text:span text:style-name="T5">puts("The time() function failed");</text:span></text:p>
      <text:p text:style-name="P31"><text:s text:c="8"/><text:span text:style-name="T5">return 1; <text:s text:c="2"/></text:span></text:p>
      <text:p text:style-name="P31"><text:s text:c="4"/><text:span text:style-name="T5">}</text:span></text:p>
      <text:p text:style-name="P31"><text:s text:c="4"/></text:p>
      <text:p text:style-name="P31"><text:s text:c="4"/><text:span text:style-name="T5">struct tm *ptm = localtime(&amp;rawtime);</text:span></text:p>
      <text:p text:style-name="P31"><text:s text:c="4"/></text:p>
      <text:p text:style-name="P31"><text:s text:c="4"/><text:span text:style-name="T5">if (ptm == NULL) {</text:span></text:p>
      <text:p text:style-name="P31"><text:s text:c="8"/></text:p>
      <text:p text:style-name="P31"><text:s text:c="8"/><text:span text:style-name="T5">puts("The localtime() function failed");</text:span></text:p>
      <text:p text:style-name="P31"><text:s text:c="8"/><text:span text:style-name="T5">return 1;</text:span></text:p>
      <text:p text:style-name="P31"><text:s text:c="4"/><text:span text:style-name="T5">}</text:span></text:p>
      <text:p text:style-name="P32"/>
      <text:p text:style-name="P31"><text:s text:c="4"/><text:span text:style-name="T5">strftime(buf, BUF_LEN, "Today is %A", ptm);</text:span></text:p>
      <text:p text:style-name="P31"><text:s text:c="4"/><text:span text:style-name="T5">puts(buf);</text:span></text:p>
      <text:p text:style-name="P31"><text:s text:c="4"/></text:p>
      <text:p text:style-name="P31"><text:s text:c="4"/><text:span text:style-name="T5">memset(buf, 0, BUF_LEN);</text:span></text:p>
      <text:p text:style-name="P31"><text:s text:c="4"/><text:span text:style-name="T5">strftime(buf, BUF_LEN, "The month is %B", ptm);</text:span></text:p>
      <text:p text:style-name="P31"><text:s text:c="4"/><text:span text:style-name="T5">puts(buf);</text:span></text:p>
      <text:p text:style-name="P31"><text:s text:c="4"/></text:p>
      <text:p text:style-name="P31"><text:s text:c="4"/><text:span text:style-name="T5">memset(buf, 0, BUF_LEN);</text:span></text:p>
      <text:p text:style-name="P31"><text:s text:c="4"/><text:span text:style-name="T5">strftime(buf, BUF_LEN, "Today is %-d day of %B", ptm);</text:span></text:p>
      <text:p text:style-name="P31"><text:soft-page-break/><text:s text:c="4"/><text:span text:style-name="T5">puts(buf);</text:span></text:p>
      <text:p text:style-name="P32"/>
      <text:p text:style-name="P31"><text:s text:c="4"/><text:span text:style-name="T5">memset(buf, 0, BUF_LEN);</text:span></text:p>
      <text:p text:style-name="P31"><text:s text:c="4"/><text:span text:style-name="T5">strftime(buf, BUF_LEN, "Today is %-j day of %G", ptm);</text:span></text:p>
      <text:p text:style-name="P31"><text:s text:c="4"/><text:span text:style-name="T5">puts(buf); <text:s text:c="3"/></text:span></text:p>
      <text:p text:style-name="P31"><text:s text:c="4"/></text:p>
      <text:p text:style-name="P31"><text:s text:c="4"/><text:span text:style-name="T5">memset(buf, 0, BUF_LEN);</text:span></text:p>
      <text:p text:style-name="P31"><text:s text:c="4"/><text:span text:style-name="T5">strftime(buf, BUF_LEN, "Today is %-W week of %G", ptm);</text:span></text:p>
      <text:p text:style-name="P31"><text:s text:c="4"/><text:span text:style-name="T5">puts(buf); <text:s text:c="7"/></text:span></text:p>
      <text:p text:style-name="P31"><text:s text:c="4"/></text:p>
      <text:p text:style-name="P31"><text:s text:c="4"/><text:span text:style-name="T5">memset(buf, 0, BUF_LEN);</text:span></text:p>
      <text:p text:style-name="P31"><text:s text:c="4"/><text:span text:style-name="T5">strftime(buf, BUF_LEN, "The time is %T", ptm);</text:span></text:p>
      <text:p text:style-name="P31"><text:s text:c="4"/><text:span text:style-name="T5">puts(buf); <text:s text:c="4"/></text:span></text:p>
      <text:p text:style-name="P31"><text:s text:c="4"/></text:p>
      <text:p text:style-name="P31"><text:s text:c="4"/><text:span text:style-name="T5">memset(buf, 0, BUF_LEN);</text:span></text:p>
      <text:p text:style-name="P31"><text:s text:c="4"/><text:span text:style-name="T5">strftime(buf, BUF_LEN, "The date is %D", ptm);</text:span></text:p>
      <text:p text:style-name="P31"><text:s text:c="4"/><text:span text:style-name="T5">puts(buf); <text:s text:c="6"/></text:span></text:p>
      <text:p text:style-name="P31"><text:s text:c="4"/></text:p>
      <text:p text:style-name="P31"><text:s text:c="4"/><text:span text:style-name="T5">memset(buf, 0, BUF_LEN);</text:span></text:p>
      <text:p text:style-name="P31"><text:s text:c="4"/><text:span text:style-name="T5">strftime(buf, BUF_LEN, "The timezone is %Z", ptm);</text:span></text:p>
      <text:p text:style-name="P31"><text:s text:c="4"/><text:span text:style-name="T5">puts(buf); <text:s text:c="6"/></text:span></text:p>
      <text:p text:style-name="P32"/>
      <text:p text:style-name="P31"><text:s text:c="4"/><text:span text:style-name="T5">return 0;</text:span></text:p>
      <text:p text:style-name="P30">}</text:p>
      <text:p text:style-name="P7"><text:span text:style-name="T1">In the code example, we determine the current time and convert it into additional information with the </text:span><text:span text:style-name="Source_20_Text"><text:span text:style-name="T2">strftime()</text:span></text:span><text:span text:style-name="T1"> function.</text:span></text:p>
      <text:p text:style-name="P24">strftime(buf, BUF_LEN, "Today is %A", ptm);</text:p>
      <text:p text:style-name="P7"><text:span text:style-name="T1">With the </text:span><text:span text:style-name="Source_20_Text"><text:span text:style-name="T2">%A</text:span></text:span><text:span text:style-name="T1"> specifier, we get the full weekday name.</text:span></text:p>
      <text:p text:style-name="P24"><text:soft-page-break/>strftime(buf, BUF_LEN, "The month is %B", ptm);</text:p>
      <text:p text:style-name="P7"><text:span text:style-name="T1">With the </text:span><text:span text:style-name="Source_20_Text"><text:span text:style-name="T2">%B</text:span></text:span><text:span text:style-name="T1"> specifier, we get the full month name.</text:span></text:p>
      <text:p text:style-name="P24">strftime(buf, BUF_LEN, "Today is %-d day of %B", ptm);</text:p>
      <text:p text:style-name="P7"><text:span text:style-name="T1">With the </text:span><text:span text:style-name="Source_20_Text"><text:span text:style-name="T2">%d</text:span></text:span><text:span text:style-name="T1"> specifier, we get day of the month. The </text:span><text:span text:style-name="Source_20_Text"><text:span text:style-name="T2">-</text:span></text:span><text:span text:style-name="T1"> character after </text:span><text:span text:style-name="Source_20_Text"><text:span text:style-name="T2">%</text:span></text:span><text:span text:style-name="T1"> removes the leading zero from the value.</text:span></text:p>
      <text:p text:style-name="P24">strftime(buf, BUF_LEN, "Today is %-j day of %G", ptm);</text:p>
      <text:p text:style-name="P7"><text:span text:style-name="T1">The </text:span><text:span text:style-name="Source_20_Text"><text:span text:style-name="T2">%j</text:span></text:span><text:span text:style-name="T1"> specifier gives the day of the year; the </text:span><text:span text:style-name="Source_20_Text"><text:span text:style-name="T2">%G</text:span></text:span><text:span text:style-name="T1"> specifier gives the year.</text:span></text:p>
      <text:p text:style-name="P24">strftime(buf, BUF_LEN, "Today is %-W week of %G", ptm);</text:p>
      <text:p text:style-name="P7"><text:span text:style-name="T1">The </text:span><text:span text:style-name="Source_20_Text"><text:span text:style-name="T2">%W</text:span></text:span><text:span text:style-name="T1"> specifier gives week number of the year.</text:span></text:p>
      <text:p text:style-name="P24">strftime(buf, BUF_LEN, "The time is %T", ptm);</text:p>
      <text:p text:style-name="P7"><text:span text:style-name="T1">The </text:span><text:span text:style-name="Source_20_Text"><text:span text:style-name="T2">%T</text:span></text:span><text:span text:style-name="T1"> specifier gives the ISO 8601 time format.</text:span></text:p>
      <text:p text:style-name="P24">strftime(buf, BUF_LEN, "The date is %D", ptm);</text:p>
      <text:p text:style-name="P7"><text:span text:style-name="T1">The </text:span><text:span text:style-name="Source_20_Text"><text:span text:style-name="T2">%D</text:span></text:span><text:span text:style-name="T1"> specifier gives the short date format.</text:span></text:p>
      <text:p text:style-name="P24">strftime(buf, BUF_LEN, "The timezone is %Z", ptm);</text:p>
      <text:p text:style-name="P7"><text:span text:style-name="T1">Finally, the </text:span><text:span text:style-name="Source_20_Text"><text:span text:style-name="T2">ZT</text:span></text:span><text:span text:style-name="T1"> specifier gives the timezone name.</text:span></text:p>
      <text:p text:style-name="P22">$ ./timeformats </text:p>
      <text:p text:style-name="P20">Today is Saturday</text:p>
      <text:p text:style-name="P20">The month is February</text:p>
      <text:p text:style-name="P20">Today is 20 day of February</text:p>
      <text:p text:style-name="P20">Today is 51 day of 2016</text:p>
      <text:p text:style-name="P20">Today is 7 week of 2016</text:p>
      <text:p text:style-name="P20">The time is 20:22:49</text:p>
      <text:p text:style-name="P20">The date is 02/20/16</text:p>
      <text:p text:style-name="P27">The timezone is CET</text:p>
      <text:p text:style-name="P9">On February 20, 2016 we get these results.</text:p>
      <text:p text:style-name="P9">In the following example, we use a localized date format.</text:p>
      <text:p text:style-name="P8">localized.c</text:p>
      <text:p text:style-name="P25">#include &lt;stdio.h&gt; </text:p>
      <text:p text:style-name="P30">#include &lt;time.h&gt; <text:s text:c="7"/></text:p>
      <text:p text:style-name="P30">#include &lt;locale.h&gt;</text:p>
      <text:p text:style-name="P32"><text:soft-page-break/></text:p>
      <text:p text:style-name="P30">#define BUF_LEN 256</text:p>
      <text:p text:style-name="P32"/>
      <text:p text:style-name="P30">int main(void) {</text:p>
      <text:p text:style-name="P32"/>
      <text:p text:style-name="P31"><text:s text:c="4"/><text:span text:style-name="T5">char buf[BUF_LEN] = {0}; <text:s text:c="6"/></text:span></text:p>
      <text:p text:style-name="P32"/>
      <text:p text:style-name="P31"><text:s text:c="4"/><text:span text:style-name="T5">if (setlocale(LC_TIME, "sk_SK.utf8") == NULL) {</text:span></text:p>
      <text:p text:style-name="P31"><text:s text:c="8"/></text:p>
      <text:p text:style-name="P31"><text:s text:c="8"/><text:span text:style-name="T5">puts("Unable to set locale");</text:span></text:p>
      <text:p text:style-name="P31"><text:s text:c="8"/><text:span text:style-name="T5">return 1;</text:span></text:p>
      <text:p text:style-name="P31"><text:s text:c="4"/><text:span text:style-name="T5">}</text:span></text:p>
      <text:p text:style-name="P31"><text:s text:c="4"/></text:p>
      <text:p text:style-name="P31"><text:s text:c="4"/><text:span text:style-name="T5">time_t now = time(NULL);</text:span></text:p>
      <text:p text:style-name="P31"><text:s text:c="4"/></text:p>
      <text:p text:style-name="P31"><text:s text:c="4"/><text:span text:style-name="T5">if (now == -1) {</text:span></text:p>
      <text:p text:style-name="P31"><text:s text:c="8"/></text:p>
      <text:p text:style-name="P31"><text:s text:c="8"/><text:span text:style-name="T5">puts("The time() function failed");</text:span></text:p>
      <text:p text:style-name="P31"><text:s text:c="8"/><text:span text:style-name="T5">return 1;</text:span></text:p>
      <text:p text:style-name="P31"><text:s text:c="4"/><text:span text:style-name="T5">}</text:span></text:p>
      <text:p text:style-name="P31"><text:s text:c="4"/></text:p>
      <text:p text:style-name="P31"><text:s text:c="4"/><text:span text:style-name="T5">struct tm *ptm = localtime(&amp;now);</text:span></text:p>
      <text:p text:style-name="P31"><text:s text:c="4"/></text:p>
      <text:p text:style-name="P31"><text:s text:c="4"/><text:span text:style-name="T5">if (ptm == NULL) {</text:span></text:p>
      <text:p text:style-name="P31"><text:s text:c="8"/></text:p>
      <text:p text:style-name="P31"><text:s text:c="8"/><text:span text:style-name="T5">puts("The localtime() function failed");</text:span></text:p>
      <text:p text:style-name="P31"><text:s text:c="8"/><text:span text:style-name="T5">return 1;</text:span></text:p>
      <text:p text:style-name="P31"><text:s text:c="4"/><text:span text:style-name="T5">}</text:span></text:p>
      <text:p text:style-name="P32"><text:soft-page-break/></text:p>
      <text:p text:style-name="P31"><text:s text:c="4"/><text:span text:style-name="T5">strftime(buf, BUF_LEN, "%c", ptm);</text:span></text:p>
      <text:p text:style-name="P31"><text:s text:c="4"/><text:span text:style-name="T5">printf("Dnešný dátum: %s\n", buf);</text:span></text:p>
      <text:p text:style-name="P32"/>
      <text:p text:style-name="P31"><text:s text:c="4"/><text:span text:style-name="T5">return 0;</text:span></text:p>
      <text:p text:style-name="P30">}</text:p>
      <text:p text:style-name="P9">The example prints today's date in Slovak language.</text:p>
      <text:p text:style-name="P26">if (setlocale(LC_TIME, "sk_SK.utf8") == NULL) {</text:p>
      <text:p text:style-name="P33"><text:s text:c="4"/></text:p>
      <text:p text:style-name="P33"><text:s text:c="4"/><text:span text:style-name="T5">puts("Unable to set locale");</text:span></text:p>
      <text:p text:style-name="P33"><text:s text:c="4"/><text:span text:style-name="T5">return 1;</text:span></text:p>
      <text:p text:style-name="P29">}</text:p>
      <text:p text:style-name="P7"><text:span text:style-name="T1">With the </text:span><text:span text:style-name="Source_20_Text"><text:span text:style-name="T2">setlocale()</text:span></text:span><text:span text:style-name="T1"> function, we set the Slovak locale.</text:span></text:p>
      <text:p text:style-name="P24">strftime(buf, BUF_LEN, "%c", timeinfo);</text:p>
      <text:p text:style-name="P7"><text:span text:style-name="T1">We use the </text:span><text:span text:style-name="Source_20_Text"><text:span text:style-name="T2">%c</text:span></text:span><text:span text:style-name="T1"> specifier, which is a national representation of date and time.</text:span></text:p>
      <text:p text:style-name="P26">$ ./localized </text:p>
      <text:p text:style-name="P29">Dnešný dátum: So 20. február 2016, 16:25:11 CET</text:p>
      <text:p text:style-name="P9">On February 20, 2016, we get this Slovak date format in Slovak language.</text:p>
      <text:h text:style-name="P18" text:outline-level="2">Parsing time</text:h>
      <text:p text:style-name="P7"><text:span text:style-name="T1">The </text:span><text:span text:style-name="Source_20_Text"><text:span text:style-name="T2">strptime()</text:span></text:span><text:span text:style-name="T1"> function is used to convert a string representation of time to the </text:span><text:span text:style-name="Source_20_Text"><text:span text:style-name="T2">tm</text:span></text:span><text:span text:style-name="T1"> structure (broken-down time). The </text:span><text:span text:style-name="Source_20_Text"><text:span text:style-name="T2">strptime()</text:span></text:span><text:span text:style-name="T1"> function is the converse function to the </text:span><text:span text:style-name="Source_20_Text"><text:span text:style-name="T2">strftime()</text:span></text:span><text:span text:style-name="T1"> function.</text:span></text:p>
      <text:p text:style-name="P23">char *strptime(const char *s, const char *format, struct tm *tm);</text:p>
      <text:p text:style-name="P7"><text:span text:style-name="T1">The function's first parameter is the time expressed in a string. The second parameter is the string format. The third parameter is a pointer to the </text:span><text:span text:style-name="Source_20_Text"><text:span text:style-name="T2">struct tm</text:span></text:span><text:span text:style-name="T1">. The function returns a pointer to the first character not processed in this function call. On failure, the function returns </text:span><text:span text:style-name="Source_20_Text"><text:span text:style-name="T2">NULL</text:span></text:span><text:span text:style-name="T1">.</text:span></text:p>
      <text:p text:style-name="P8">parsetime.c</text:p>
      <text:p text:style-name="P25"><text:soft-page-break/>#define _XOPEN_SOURCE 700</text:p>
      <text:p text:style-name="P30">#include &lt;stdio.h&gt; </text:p>
      <text:p text:style-name="P30">#include &lt;time.h&gt; <text:s text:c="4"/></text:p>
      <text:p text:style-name="P32"/>
      <text:p text:style-name="P30">int main(void) {</text:p>
      <text:p text:style-name="P31"><text:s text:c="4"/></text:p>
      <text:p text:style-name="P31"><text:s text:c="4"/><text:span text:style-name="T5">struct tm tm = {0};</text:span></text:p>
      <text:p text:style-name="P31"><text:s text:c="4"/></text:p>
      <text:p text:style-name="P31"><text:s text:c="4"/><text:span text:style-name="T5">char *s = strptime("16 Feb 2016 14:43:00", "%d %b %Y %H:%M:%S", &amp;tm);</text:span></text:p>
      <text:p text:style-name="P32"/>
      <text:p text:style-name="P31"><text:s text:c="4"/><text:span text:style-name="T5">if (s == NULL) {</text:span></text:p>
      <text:p text:style-name="P31"><text:s text:c="8"/></text:p>
      <text:p text:style-name="P31"><text:s text:c="8"/><text:span text:style-name="T5">printf("Cannot parse date"); </text:span></text:p>
      <text:p text:style-name="P31"><text:s text:c="8"/><text:span text:style-name="T5">return 1;</text:span></text:p>
      <text:p text:style-name="P31"><text:s text:c="4"/><text:span text:style-name="T5">}</text:span></text:p>
      <text:p text:style-name="P32"/>
      <text:p text:style-name="P31"><text:s text:c="4"/><text:span text:style-name="T5">printf("year: %d; month: %d; day: %d;\n",</text:span></text:p>
      <text:p text:style-name="P31"><text:s text:c="12"/><text:span text:style-name="T5">tm.tm_year + 1900, tm.tm_mon, tm.tm_mday);</text:span></text:p>
      <text:p text:style-name="P31"><text:s text:c="4"/><text:span text:style-name="T5">printf("hour: %d; minute: %d; second: %d\n",</text:span></text:p>
      <text:p text:style-name="P31"><text:s text:c="12"/><text:span text:style-name="T5">tm.tm_hour, tm.tm_min, tm.tm_sec);</text:span></text:p>
      <text:p text:style-name="P31"><text:s text:c="4"/><text:span text:style-name="T5">printf("week day: %d; year day: %d\n", tm.tm_wday, tm.tm_yday);</text:span></text:p>
      <text:p text:style-name="P32"/>
      <text:p text:style-name="P31"><text:s text:c="4"/><text:span text:style-name="T5">return 0;</text:span></text:p>
      <text:p text:style-name="P30">}</text:p>
      <text:p text:style-name="P7"><text:span text:style-name="T1">The example parses a string time and fills a </text:span><text:span text:style-name="Source_20_Text"><text:span text:style-name="T2">struct tm</text:span></text:span><text:span text:style-name="T1">; it prints the members of the structure then.</text:span></text:p>
      <text:p text:style-name="P24">#define _XOPEN_SOURCE 700</text:p>
      <text:p text:style-name="P7"><text:soft-page-break/><text:span text:style-name="T1">This definition gets rid of the </text:span><text:span text:style-name="Source_20_Text"><text:span text:style-name="T2">warning: initialization makes pointer from integer without a cast</text:span></text:span><text:span text:style-name="T1"> warning. It tells your compiler to include definitions for some extra functions that are defined in the X/Open and POSIX standards.</text:span></text:p>
      <text:p text:style-name="P24">char *s = strptime("16 Feb 2016 14:43:00", "%d %b %Y %H:%M:%S", &amp;tm);</text:p>
      <text:p text:style-name="P7"><text:span text:style-name="T1">We parse a date with the </text:span><text:span text:style-name="Source_20_Text"><text:span text:style-name="T2">strptime()</text:span></text:span><text:span text:style-name="T1"> function. The format specifiers must match the string parts.</text:span></text:p>
      <text:p text:style-name="P26">printf("year: %d; month: %d; day: %d;\n",</text:p>
      <text:p text:style-name="P28"><text:s text:c="8"/><text:span text:style-name="T5">tm.tm_year + 1900, tm.tm_mon, tm.tm_mday);</text:span></text:p>
      <text:p text:style-name="P7"><text:span text:style-name="T1">Here we print the </text:span><text:span text:style-name="Source_20_Text"><text:span text:style-name="T2">tm_year</text:span></text:span><text:span text:style-name="T1">, </text:span><text:span text:style-name="Source_20_Text"><text:span text:style-name="T2">tm_mon</text:span></text:span><text:span text:style-name="T1">, and </text:span><text:span text:style-name="Source_20_Text"><text:span text:style-name="T2">tm_mday</text:span></text:span><text:span text:style-name="T1"> members of the </text:span><text:span text:style-name="Source_20_Text"><text:span text:style-name="T2">struct tm</text:span></text:span><text:span text:style-name="T1">, which was filled with the </text:span><text:span text:style-name="Source_20_Text"><text:span text:style-name="T2">strptime()</text:span></text:span><text:span text:style-name="T1">.</text:span></text:p>
      <text:p text:style-name="P22">$ ./parsetime </text:p>
      <text:p text:style-name="P20">year: 2016; month: 1; day: 16;</text:p>
      <text:p text:style-name="P20">hour: 14; minute: 43; second: 0</text:p>
      <text:p text:style-name="P27">week day: 2; year day: 46</text:p>
      <text:p text:style-name="P7"><text:span text:style-name="T1">This is the output of the </text:span><text:span text:style-name="Source_20_Text"><text:span text:style-name="T2">parsetime</text:span></text:span><text:span text:style-name="T1"> example.</text:span></text:p>
      <text:h text:style-name="P18" text:outline-level="2">Time arithmetic</text:h>
      <text:p text:style-name="P7"><text:span text:style-name="T1">The </text:span><text:span text:style-name="Source_20_Text"><text:span text:style-name="T2">time_t</text:span></text:span><text:span text:style-name="T1"> type is an arithmetic type, we can do arithmetic operations with it.</text:span></text:p>
      <text:p text:style-name="P9">The time functions work with dates from 1900. With earlier dates, we need to refer to Julian day.</text:p>
      <text:p text:style-name="P8">time_arithmetic.c</text:p>
      <text:p text:style-name="P25">#include &lt;stdio.h&gt; </text:p>
      <text:p text:style-name="P30">#include &lt;time.h&gt; <text:s text:c="7"/></text:p>
      <text:p text:style-name="P32"/>
      <text:p text:style-name="P30">#define BUF_LEN 256</text:p>
      <text:p text:style-name="P32"/>
      <text:p text:style-name="P30">int main(void) {</text:p>
      <text:p text:style-name="P31"><text:s text:c="4"/></text:p>
      <text:p text:style-name="P31"><text:s text:c="4"/><text:span text:style-name="T5">char buf[BUF_LEN] = {0};</text:span></text:p>
      <text:p text:style-name="P31"><text:s text:c="4"/><text:span text:style-name="T5">struct tm day = { 0, 0, 0, 20, 1, 116 }; <text:s text:c="3"/></text:span></text:p>
      <text:p text:style-name="P31"><text:s text:c="4"/></text:p>
      <text:p text:style-name="P31"><text:soft-page-break/><text:s text:c="4"/><text:span text:style-name="T5">time_t one_day = 86400;</text:span></text:p>
      <text:p text:style-name="P31"><text:s text:c="4"/><text:span text:style-name="T5">time_t sixty_days = one_day * 60;</text:span></text:p>
      <text:p text:style-name="P31"><text:s text:c="4"/></text:p>
      <text:p text:style-name="P31"><text:s text:c="4"/><text:span text:style-name="T5">time_t t1 = mktime(&amp;day);</text:span></text:p>
      <text:p text:style-name="P31"><text:s text:c="4"/></text:p>
      <text:p text:style-name="P31"><text:s text:c="4"/><text:span text:style-name="T5">if (t1 == -1) {</text:span></text:p>
      <text:p text:style-name="P31"><text:s text:c="8"/></text:p>
      <text:p text:style-name="P31"><text:s text:c="8"/><text:span text:style-name="T5">puts("The mktime() function failed"); <text:s text:c="2"/></text:span></text:p>
      <text:p text:style-name="P31"><text:s text:c="8"/><text:span text:style-name="T5">return 1;</text:span></text:p>
      <text:p text:style-name="P31"><text:s text:c="4"/><text:span text:style-name="T5">} <text:s text:c="3"/></text:span></text:p>
      <text:p text:style-name="P31"><text:s text:c="4"/></text:p>
      <text:p text:style-name="P31"><text:s text:c="4"/><text:span text:style-name="T5">time_t t2 = t1 + one_day + sixty_days;</text:span></text:p>
      <text:p text:style-name="P31"><text:s text:c="4"/></text:p>
      <text:p text:style-name="P31"><text:s text:c="4"/><text:span text:style-name="T5">struct tm *ptm = gmtime(&amp;t2); <text:s text:c="3"/></text:span></text:p>
      <text:p text:style-name="P31"><text:s text:c="4"/></text:p>
      <text:p text:style-name="P31"><text:s text:c="4"/><text:span text:style-name="T5">if (ptm == NULL) {</text:span></text:p>
      <text:p text:style-name="P31"><text:s text:c="8"/></text:p>
      <text:p text:style-name="P31"><text:s text:c="8"/><text:span text:style-name="T5">puts("The gmtime() function failed");</text:span></text:p>
      <text:p text:style-name="P31"><text:s text:c="4"/><text:span text:style-name="T5">} <text:s/></text:span></text:p>
      <text:p text:style-name="P31"><text:s text:c="4"/></text:p>
      <text:p text:style-name="P31"><text:s text:c="4"/><text:span text:style-name="T5">strftime(buf, BUF_LEN, "%F", ptm);</text:span></text:p>
      <text:p text:style-name="P31"><text:s text:c="4"/><text:span text:style-name="T5">puts(buf);</text:span></text:p>
      <text:p text:style-name="P32"/>
      <text:p text:style-name="P31"><text:s text:c="4"/><text:span text:style-name="T5">return 0;</text:span></text:p>
      <text:p text:style-name="P30">}</text:p>
      <text:p text:style-name="P9">In the example, we add sixty days to February 20, 2016 and get the resulting date.</text:p>
      <text:p text:style-name="P24">struct tm day = { 0, 0, 0, 20, 1, 116 }; </text:p>
      <text:p text:style-name="P9">We define the initial date; it is February 20, 2016.</text:p>
      <text:p text:style-name="P26"><text:soft-page-break/>time_t one_day = 86400;</text:p>
      <text:p text:style-name="P29">time_t sixty_days = one_day * 60;</text:p>
      <text:p text:style-name="P9">This is sixty days expressed in seconds.</text:p>
      <text:p text:style-name="P24">time_t t1 = mktime(&amp;day);</text:p>
      <text:p text:style-name="P7"><text:span text:style-name="T1">The </text:span><text:span text:style-name="Source_20_Text"><text:span text:style-name="T2">mktime()</text:span></text:span><text:span text:style-name="T1"> method converts the date into seconds.</text:span></text:p>
      <text:p text:style-name="P24">time_t t2 = t1 + one_day + sixty_days;</text:p>
      <text:p text:style-name="P9">We go to the end of the day by adding one day in seconds and then add sixty days.</text:p>
      <text:p text:style-name="P24">struct tm *ptm = gmtime(&amp;t2); <text:s text:c="2"/></text:p>
      <text:p text:style-name="P7"><text:span text:style-name="T1">We get the broken-down time with the </text:span><text:span text:style-name="Source_20_Text"><text:span text:style-name="T2">gmtime()</text:span></text:span><text:span text:style-name="T1"> method.</text:span></text:p>
      <text:p text:style-name="P26">strftime(buf, BUF_LEN, "%F", ptm);</text:p>
      <text:p text:style-name="P29">puts(buf);</text:p>
      <text:p text:style-name="P7"><text:span text:style-name="T1">We format the date with the </text:span><text:span text:style-name="Source_20_Text"><text:span text:style-name="T2">strftime()</text:span></text:span><text:span text:style-name="T1"> method and print it with the </text:span><text:span text:style-name="Source_20_Text"><text:span text:style-name="T2">puts</text:span></text:span><text:span text:style-name="T1"> method.</text:span></text:p>
      <text:p text:style-name="P26">$ ./time_arithmetic </text:p>
      <text:p text:style-name="P29">2016-04-20</text:p>
      <text:p text:style-name="P9">Adding 60 days to February 20, 2016 gives April 20, 2016.</text:p>
      <text:h text:style-name="P18" text:outline-level="2">Julian day</text:h>
      <text:p text:style-name="P7"><text:span text:style-name="T1">A </text:span><text:span text:style-name="Emphasis"><text:span text:style-name="T1">Julian day</text:span></text:span><text:span text:style-name="T1"> is the number of days since the beginning of the Julian Period. It is used primarily by astronomers. (It should not be confused with the Julian calendar.) The Julian Period started in 4713 BC. The Julian day number 0 is assigned to the day starting at noon on January 1, 4713 BC. The Julian Day Number (JDN) is the number of days elapsed since the beginning of this period. The Julian Date (JD) of any instant is the Julian day number for the preceding noon plus the fraction of the day since that instant. Apart from astronomy, Julian dates are often used by military and mainframe programs.</text:span></text:p>
      <text:p text:style-name="P8">days_since_borodino.c</text:p>
      <text:p text:style-name="P25">#include &lt;stdio.h&gt; </text:p>
      <text:p text:style-name="P30">#include &lt;time.h&gt; <text:s text:c="4"/></text:p>
      <text:p text:style-name="P31"><text:s text:c="3"/></text:p>
      <text:p text:style-name="P30">#define BUF_LEN 256</text:p>
      <text:p text:style-name="P32"><text:soft-page-break/></text:p>
      <text:p text:style-name="P30">int getJulianDay(int day, int month, int year);</text:p>
      <text:p text:style-name="P32"/>
      <text:p text:style-name="P30">int main(void) {</text:p>
      <text:p text:style-name="P32"/>
      <text:p text:style-name="P31"><text:s text:c="4"/><text:span text:style-name="T5">time_t now = time(NULL);</text:span></text:p>
      <text:p text:style-name="P31"><text:s text:c="4"/></text:p>
      <text:p text:style-name="P31"><text:s text:c="4"/><text:span text:style-name="T5">if (now == -1) {</text:span></text:p>
      <text:p text:style-name="P31"><text:s text:c="8"/></text:p>
      <text:p text:style-name="P31"><text:s text:c="8"/><text:span text:style-name="T5">puts("The time() function failed");</text:span></text:p>
      <text:p text:style-name="P31"><text:s text:c="8"/><text:span text:style-name="T5">return 1;</text:span></text:p>
      <text:p text:style-name="P31"><text:s text:c="4"/><text:span text:style-name="T5">}</text:span></text:p>
      <text:p text:style-name="P31"><text:s text:c="4"/></text:p>
      <text:p text:style-name="P31"><text:s text:c="4"/><text:span text:style-name="T5">struct tm *ptm = localtime(&amp;now);</text:span></text:p>
      <text:p text:style-name="P31"><text:s text:c="4"/></text:p>
      <text:p text:style-name="P31"><text:s text:c="4"/><text:span text:style-name="T5">if (ptm == NULL) {</text:span></text:p>
      <text:p text:style-name="P31"><text:s text:c="5"/></text:p>
      <text:p text:style-name="P31"><text:s text:c="8"/><text:span text:style-name="T5">puts("The localtime() function failed");</text:span></text:p>
      <text:p text:style-name="P31"><text:s text:c="8"/><text:span text:style-name="T5">return 1;</text:span></text:p>
      <text:p text:style-name="P31"><text:s text:c="4"/><text:span text:style-name="T5">}</text:span></text:p>
      <text:p text:style-name="P31"><text:s text:c="4"/></text:p>
      <text:p text:style-name="P31"><text:s text:c="4"/><text:span text:style-name="T5">int year = ptm-&gt;tm_year + 1900;</text:span></text:p>
      <text:p text:style-name="P31"><text:s text:c="4"/><text:span text:style-name="T5">int month = ptm-&gt;tm_mon + 1;</text:span></text:p>
      <text:p text:style-name="P31"><text:s text:c="4"/><text:span text:style-name="T5">int day = ptm-&gt;tm_mday;</text:span></text:p>
      <text:p text:style-name="P31"><text:s text:c="8"/></text:p>
      <text:p text:style-name="P31"><text:s text:c="4"/><text:span text:style-name="T5">int jtoday = getJulianDay(day, month, year);</text:span></text:p>
      <text:p text:style-name="P31"><text:s text:c="4"/><text:span text:style-name="T5">int jborodino = getJulianDay(7, 9, 1812);</text:span></text:p>
      <text:p text:style-name="P31"><text:s text:c="4"/></text:p>
      <text:p text:style-name="P31"><text:soft-page-break/><text:s text:c="4"/><text:span text:style-name="T5">int delta = jtoday - jborodino;</text:span></text:p>
      <text:p text:style-name="P32"/>
      <text:p text:style-name="P31"><text:s text:c="4"/><text:span text:style-name="T5">printf("%d days have passed since the Borodino battle\n", delta);</text:span></text:p>
      <text:p text:style-name="P32"/>
      <text:p text:style-name="P31"><text:s text:c="4"/><text:span text:style-name="T5">return 0;</text:span></text:p>
      <text:p text:style-name="P30">}</text:p>
      <text:p text:style-name="P32"/>
      <text:p text:style-name="P32"/>
      <text:p text:style-name="P30">int getJulianDay(int day, int month, int year) {</text:p>
      <text:p text:style-name="P32"/>
      <text:p text:style-name="P31"><text:s text:c="4"/><text:span text:style-name="T5">int a = (14 - month) / 12;</text:span></text:p>
      <text:p text:style-name="P31"><text:s text:c="4"/><text:span text:style-name="T5">int y = year + 4800 - a;</text:span></text:p>
      <text:p text:style-name="P31"><text:s text:c="4"/><text:span text:style-name="T5">int m = month + 12*a - 3;</text:span></text:p>
      <text:p text:style-name="P31"><text:s text:c="4"/></text:p>
      <text:p text:style-name="P31"><text:s text:c="4"/><text:span text:style-name="T5">int jdn = 0;</text:span></text:p>
      <text:p text:style-name="P31"><text:s text:c="4"/></text:p>
      <text:p text:style-name="P31"><text:s text:c="4"/><text:span text:style-name="T5">if ((year &gt; 1582) || (year == 1582 &amp;&amp; month &gt; 10) || </text:span></text:p>
      <text:p text:style-name="P31"><text:s text:c="8"/><text:span text:style-name="T5">(year == 1582 &amp;&amp; month == 10 &amp;&amp; day &lt; 15)) {</text:span></text:p>
      <text:p text:style-name="P31"><text:s text:c="8"/></text:p>
      <text:p text:style-name="P31"><text:s text:c="8"/><text:span text:style-name="T5">jdn = day + (153*m+2)/5 + 365*y + y/4 - y/100 + y/400 - 32045;</text:span></text:p>
      <text:p text:style-name="P31"><text:s text:c="4"/><text:span text:style-name="T5">} else {</text:span></text:p>
      <text:p text:style-name="P31"><text:s text:c="8"/></text:p>
      <text:p text:style-name="P31"><text:s text:c="8"/><text:span text:style-name="T5">jdn = day + (153*m+2)/5 + 365*y + y/4 - 32045;</text:span></text:p>
      <text:p text:style-name="P31"><text:s text:c="4"/><text:span text:style-name="T5">}</text:span></text:p>
      <text:p text:style-name="P32"/>
      <text:p text:style-name="P31"><text:s text:c="4"/><text:span text:style-name="T5">return jdn;</text:span></text:p>
      <text:p text:style-name="P30">} <text:s text:c="5"/></text:p>
      <text:p text:style-name="P9"><text:soft-page-break/>In the example, we calculate the number of days passed since the Borodino battle. The Borodino battle started on September 7, 1812.</text:p>
      <text:p text:style-name="P26">time_t now = time(NULL);</text:p>
      <text:p text:style-name="P35"/>
      <text:p text:style-name="P34">if (now == -1) {</text:p>
      <text:p text:style-name="P33"><text:s text:c="4"/></text:p>
      <text:p text:style-name="P33"><text:s text:c="4"/><text:span text:style-name="T5">puts("The time() function failed");</text:span></text:p>
      <text:p text:style-name="P33"><text:s text:c="4"/><text:span text:style-name="T5">return 1;</text:span></text:p>
      <text:p text:style-name="P34">}</text:p>
      <text:p text:style-name="P35"/>
      <text:p text:style-name="P34">struct tm *ptm = localtime(&amp;now);</text:p>
      <text:p text:style-name="P35"/>
      <text:p text:style-name="P34">if (ptm == NULL) {</text:p>
      <text:p text:style-name="P33"><text:s text:c="4"/></text:p>
      <text:p text:style-name="P33"><text:s text:c="4"/><text:span text:style-name="T5">puts("The localtime() function failed");</text:span></text:p>
      <text:p text:style-name="P33"><text:s text:c="4"/><text:span text:style-name="T5">return 1;</text:span></text:p>
      <text:p text:style-name="P34">}</text:p>
      <text:p text:style-name="P35"/>
      <text:p text:style-name="P34">int year = ptm-&gt;tm_year + 1900;</text:p>
      <text:p text:style-name="P34">int month = ptm-&gt;tm_mon + 1;</text:p>
      <text:p text:style-name="P29">int day = ptm-&gt;tm_mday;</text:p>
      <text:p text:style-name="P9">We determine today's year, month, and day.</text:p>
      <text:p text:style-name="P26">int jtoday = getJulianDay(day, month, year);</text:p>
      <text:p text:style-name="P29">int jborodino = getJulianDay(7, 9, 1812);</text:p>
      <text:p text:style-name="P9">We calculate the Julian days for today and for the Borodino battle.</text:p>
      <text:p text:style-name="P26">int delta = jtoday - jborodino;</text:p>
      <text:p text:style-name="P35"/>
      <text:p text:style-name="P29">printf("%d days have passed since Borodino battle\n", delta);</text:p>
      <text:p text:style-name="P9">We compute the difference in days and print it to the console.</text:p>
      <text:p text:style-name="P26">int getJulianDay(int day, int month, int year) {</text:p>
      <text:p text:style-name="P35"/>
      <text:p text:style-name="P33"><text:s text:c="4"/><text:span text:style-name="T5">int a = (14 - month) / 12;</text:span></text:p>
      <text:p text:style-name="P33"><text:s text:c="4"/><text:span text:style-name="T5">int y = year + 4800 - a;</text:span></text:p>
      <text:p text:style-name="P33"><text:s text:c="4"/><text:span text:style-name="T5">int m = month + 12*a - 3;</text:span></text:p>
      <text:p text:style-name="P33"><text:s text:c="4"/></text:p>
      <text:p text:style-name="P33"><text:soft-page-break/><text:s text:c="4"/><text:span text:style-name="T5">int jdn = 0;</text:span></text:p>
      <text:p text:style-name="P33"><text:s text:c="4"/></text:p>
      <text:p text:style-name="P33"><text:s text:c="4"/><text:span text:style-name="T5">if ((year &gt; 1582) || (year == 1582 &amp;&amp; month &gt; 10) || </text:span></text:p>
      <text:p text:style-name="P33"><text:s text:c="8"/><text:span text:style-name="T5">(year == 1582 &amp;&amp; month == 10 &amp;&amp; day &lt; 15)) {</text:span></text:p>
      <text:p text:style-name="P33"><text:s text:c="8"/></text:p>
      <text:p text:style-name="P33"><text:s text:c="8"/><text:span text:style-name="T5">jdn = day + (153*m+2)/5 + 365*y + y/4 - y/100 + y/400 - 32045;</text:span></text:p>
      <text:p text:style-name="P33"><text:s text:c="4"/><text:span text:style-name="T5">} else {</text:span></text:p>
      <text:p text:style-name="P33"><text:s text:c="8"/></text:p>
      <text:p text:style-name="P33"><text:s text:c="8"/><text:span text:style-name="T5">jdn = day + (153*m+2)/5 + 365*y + y/4 - 32045;</text:span></text:p>
      <text:p text:style-name="P33"><text:s text:c="4"/><text:span text:style-name="T5">}</text:span></text:p>
      <text:p text:style-name="P35"/>
      <text:p text:style-name="P33"><text:s text:c="4"/><text:span text:style-name="T5">return jdn;</text:span></text:p>
      <text:p text:style-name="P29">} <text:s/></text:p>
      <text:p text:style-name="P7"><text:span text:style-name="T1">The </text:span><text:span text:style-name="Source_20_Text"><text:span text:style-name="T2">getJulianDay()</text:span></text:span><text:span text:style-name="T1"> function has the algorithm for calculating the Julian day. There are two calculations; one for Gregorian era and one for pre-Gregorian era.</text:span></text:p>
      <text:p text:style-name="P22">$ ./days_since_borodino</text:p>
      <text:p text:style-name="P27">74310 days have passed since the Borodino battle</text:p>
      <text:p text:style-name="P9">On February 20, 2016, 74310 days have passed since the Borodino Battle.</text:p>
      <text:h text:style-name="P18" text:outline-level="2">Time zones</text:h>
      <text:p text:style-name="P7"><text:span text:style-name="T1">A </text:span><text:span text:style-name="Emphasis"><text:span text:style-name="T1">time zone</text:span></text:span><text:span text:style-name="T1"> is a region throughout which the same standard time is used. There are 24 time zones in the world.</text:span></text:p>
      <text:p text:style-name="P23">UTC = local time + bias</text:p>
      <text:p text:style-name="P9">The bias is the difference between UTC time and local time.</text:p>
      <text:p text:style-name="P7"><text:span text:style-name="T1">The </text:span><text:span text:style-name="Source_20_Text"><text:span text:style-name="T2">tzset()</text:span></text:span><text:span text:style-name="T1"> function initiates the </text:span><text:span text:style-name="Source_20_Text"><text:span text:style-name="T2">tzname</text:span></text:span><text:span text:style-name="T1"> array with the standard names of the pair of time zones: the standard time zone and the daylight saving time zone. If daylight saving time zone is not used, the second string is empty. The function also initiates the </text:span><text:span text:style-name="Source_20_Text"><text:span text:style-name="T2">timezone</text:span></text:span><text:span text:style-name="T1"> variable, which contains the difference between UTC and the latest local standard time, in seconds west of UTC.</text:span></text:p>
      <text:p text:style-name="P8">timezone.c</text:p>
      <text:p text:style-name="P25">#include &lt;stdio.h&gt; </text:p>
      <text:p text:style-name="P30">#include &lt;time.h&gt; <text:s text:c="4"/></text:p>
      <text:p text:style-name="P32"/>
      <text:p text:style-name="P30"><text:soft-page-break/>int main(void) {</text:p>
      <text:p text:style-name="P31"><text:s text:c="4"/></text:p>
      <text:p text:style-name="P31"><text:s text:c="4"/><text:span text:style-name="T5">tzset();</text:span></text:p>
      <text:p text:style-name="P31"><text:s text:c="4"/></text:p>
      <text:p text:style-name="P31"><text:s text:c="4"/><text:span text:style-name="T5">printf("The timezone is %s and %s\n", tzname[0], tzname[1]);</text:span></text:p>
      <text:p text:style-name="P31"><text:s text:c="4"/></text:p>
      <text:p text:style-name="P31"><text:s text:c="4"/><text:span text:style-name="T5">printf("The bias is %ld seconds\n", timezone); </text:span></text:p>
      <text:p text:style-name="P32"/>
      <text:p text:style-name="P31"><text:s text:c="4"/><text:span text:style-name="T5">return 0;</text:span></text:p>
      <text:p text:style-name="P30">}</text:p>
      <text:p text:style-name="P9">The program prints the current time zone and the bias.</text:p>
      <text:p text:style-name="P24">tzset();</text:p>
      <text:p text:style-name="P7"><text:span text:style-name="T1">The timezone information is set with the </text:span><text:span text:style-name="Source_20_Text"><text:span text:style-name="T2">tzset()</text:span></text:span><text:span text:style-name="T1"> function.</text:span></text:p>
      <text:p text:style-name="P24">printf("The timezone is %s and %s\n", tzname[0], tzname[1]);</text:p>
      <text:p text:style-name="P7"><text:span text:style-name="T1">The </text:span><text:span text:style-name="Source_20_Text"><text:span text:style-name="T2">tzset()</text:span></text:span><text:span text:style-name="T1"> function fille the </text:span><text:span text:style-name="Source_20_Text"><text:span text:style-name="T2">tzname</text:span></text:span><text:span text:style-name="T1"> array with timezone strings.</text:span></text:p>
      <text:p text:style-name="P22">$ ./timezone </text:p>
      <text:p text:style-name="P20">The timezone is CET and CEST</text:p>
      <text:p text:style-name="P27">The bias is -3600 seconds</text:p>
      <text:p text:style-name="P9">On a system located in Bratislava, we get these values.</text:p>
      <text:p text:style-name="P7"><text:span text:style-name="T1">Timezone information can be also retrieved from the </text:span><text:span text:style-name="Source_20_Text"><text:span text:style-name="T2">strftime()</text:span></text:span><text:span text:style-name="T1"> function.</text:span></text:p>
      <text:p text:style-name="P8">timezone2.c</text:p>
      <text:p text:style-name="P25">#include &lt;stdio.h&gt; </text:p>
      <text:p text:style-name="P30">#include &lt;time.h&gt; <text:s text:c="4"/></text:p>
      <text:p text:style-name="P32"/>
      <text:p text:style-name="P30">#define BUF_LEN 256</text:p>
      <text:p text:style-name="P32"/>
      <text:p text:style-name="P30">int main(void) {</text:p>
      <text:p text:style-name="P31"><text:s text:c="4"/></text:p>
      <text:p text:style-name="P31"><text:soft-page-break/><text:s text:c="4"/><text:span text:style-name="T5">char buf[BUF_LEN] = {0}; <text:s text:c="3"/></text:span></text:p>
      <text:p text:style-name="P31"><text:s text:c="4"/></text:p>
      <text:p text:style-name="P31"><text:s text:c="4"/><text:span text:style-name="T5">time_t rawtime = time(NULL);</text:span></text:p>
      <text:p text:style-name="P31"><text:s text:c="4"/></text:p>
      <text:p text:style-name="P31"><text:s text:c="4"/><text:span text:style-name="T5">if (rawtime == -1) {</text:span></text:p>
      <text:p text:style-name="P31"><text:s text:c="8"/></text:p>
      <text:p text:style-name="P31"><text:s text:c="8"/><text:span text:style-name="T5">puts("The time() function failed");</text:span></text:p>
      <text:p text:style-name="P31"><text:s text:c="8"/><text:span text:style-name="T5">return 1;</text:span></text:p>
      <text:p text:style-name="P31"><text:s text:c="4"/><text:span text:style-name="T5">}</text:span></text:p>
      <text:p text:style-name="P31"><text:s text:c="4"/></text:p>
      <text:p text:style-name="P31"><text:s text:c="4"/><text:span text:style-name="T5">struct tm *ptm = localtime(&amp;rawtime);</text:span></text:p>
      <text:p text:style-name="P31"><text:s text:c="4"/></text:p>
      <text:p text:style-name="P31"><text:s text:c="4"/><text:span text:style-name="T5">if (ptm == NULL) {</text:span></text:p>
      <text:p text:style-name="P31"><text:s text:c="4"/></text:p>
      <text:p text:style-name="P31"><text:s text:c="8"/><text:span text:style-name="T5">puts("The localtime function failed");</text:span></text:p>
      <text:p text:style-name="P31"><text:s text:c="8"/><text:span text:style-name="T5">return 1;</text:span></text:p>
      <text:p text:style-name="P31"><text:s text:c="4"/><text:span text:style-name="T5">}</text:span></text:p>
      <text:p text:style-name="P32"/>
      <text:p text:style-name="P31"><text:s text:c="4"/><text:span text:style-name="T5">strftime(buf, BUF_LEN, "Timezone: %Z <text:s/>bias: %z", ptm); <text:s text:c="3"/></text:span></text:p>
      <text:p text:style-name="P31"><text:s text:c="4"/><text:span text:style-name="T5">puts(buf);</text:span></text:p>
      <text:p text:style-name="P31"><text:s text:c="6"/></text:p>
      <text:p text:style-name="P31"><text:s text:c="4"/><text:span text:style-name="T5">return 0;</text:span></text:p>
      <text:p text:style-name="P30">}</text:p>
      <text:p text:style-name="P7"><text:span text:style-name="T1">In the example, we compute the simple calendar value, break it down to the </text:span><text:span text:style-name="Source_20_Text"><text:span text:style-name="T2">tm</text:span></text:span><text:span text:style-name="T1"> structure, and get the timezone information with the </text:span><text:span text:style-name="Source_20_Text"><text:span text:style-name="T2">strftime()</text:span></text:span><text:span text:style-name="T1"> function.</text:span></text:p>
      <text:p text:style-name="P24">strftime(buf, BUF_LEN, "Timezone: %Z <text:s/>bias: %z", ptm);</text:p>
      <text:p text:style-name="P7"><text:span text:style-name="T1">The </text:span><text:span text:style-name="Source_20_Text"><text:span text:style-name="T2">%Z</text:span></text:span><text:span text:style-name="T1"> specifier gets the current time zone name and the </text:span><text:span text:style-name="Source_20_Text"><text:span text:style-name="T2">%z</text:span></text:span><text:span text:style-name="T1"> returns the bias. The bias is specified as hours and minutes followed with two digits each with no delimiter between them. The leading plus stands for east of UTC.</text:span></text:p>
      <text:p text:style-name="P22"><text:soft-page-break/>$ ./timezone2 </text:p>
      <text:p text:style-name="P27">Timezone: CET <text:s/>bias: +0100</text:p>
      <text:p text:style-name="P9">The timezone on the system is CET. The bias is one hour east of UTC.</text:p>
      <text:h text:style-name="P18" text:outline-level="2">Leap year</text:h>
      <text:p text:style-name="P7"><text:span text:style-name="T1">A </text:span><text:span text:style-name="Emphasis"><text:span text:style-name="T1">leap year</text:span></text:span><text:span text:style-name="T1"> is a year containing an additional day. The reason for an extra day in the calendar is the difference between the astronomical and the calendar year.</text:span></text:p>
      <text:p text:style-name="P8">leapyear.c</text:p>
      <text:p text:style-name="P25">#include &lt;stdio.h&gt;</text:p>
      <text:p text:style-name="P30">#include &lt;stdbool.h&gt;</text:p>
      <text:p text:style-name="P32"/>
      <text:p text:style-name="P30">bool isLeapYear(int);</text:p>
      <text:p text:style-name="P32"/>
      <text:p text:style-name="P30">int main(void) {</text:p>
      <text:p text:style-name="P31"><text:s text:c="4"/></text:p>
      <text:p text:style-name="P31"><text:s text:c="4"/><text:span text:style-name="T5">// Assume year &gt;= 1582 in the Gregorian calendar.</text:span></text:p>
      <text:p text:style-name="P31"><text:s text:c="4"/><text:span text:style-name="T5">int years[] = { 2000, 2002, 2004, 2008, 2012, 2016, 2020,</text:span></text:p>
      <text:p text:style-name="P31"><text:s text:c="8"/><text:span text:style-name="T5">1900, 1800, 1600 };</text:span></text:p>
      <text:p text:style-name="P31"><text:s text:c="2"/></text:p>
      <text:p text:style-name="P31"><text:s text:c="4"/><text:span text:style-name="T5">int size = sizeof(years) / sizeof(int);</text:span></text:p>
      <text:p text:style-name="P32"/>
      <text:p text:style-name="P31"><text:s text:c="4"/><text:span text:style-name="T5">for (int i=0; i&lt;size; i++) {</text:span></text:p>
      <text:p text:style-name="P32"/>
      <text:p text:style-name="P31"><text:s text:c="8"/><text:span text:style-name="T5">if (isLeapYear(years[i])) {</text:span></text:p>
      <text:p text:style-name="P32"/>
      <text:p text:style-name="P31"><text:s text:c="12"/><text:span text:style-name="T5">printf("%d is a leap year\n", years[i]);</text:span></text:p>
      <text:p text:style-name="P31"><text:s text:c="8"/><text:span text:style-name="T5">} else {</text:span></text:p>
      <text:p text:style-name="P32"/>
      <text:p text:style-name="P31"><text:s text:c="12"/><text:span text:style-name="T5">printf("%d is not a leap year\n", years[i]);</text:span></text:p>
      <text:p text:style-name="P31"><text:soft-page-break/><text:s text:c="8"/><text:span text:style-name="T5">}</text:span></text:p>
      <text:p text:style-name="P31"><text:s text:c="4"/><text:span text:style-name="T5">}</text:span></text:p>
      <text:p text:style-name="P32"/>
      <text:p text:style-name="P31"><text:s text:c="4"/><text:span text:style-name="T5">return 0;</text:span></text:p>
      <text:p text:style-name="P30">}</text:p>
      <text:p text:style-name="P32"/>
      <text:p text:style-name="P30">bool isLeapYear(int year) {</text:p>
      <text:p text:style-name="P32"/>
      <text:p text:style-name="P31"><text:s text:c="4"/><text:span text:style-name="T5">if (year % 4 != 0) {</text:span></text:p>
      <text:p text:style-name="P31"><text:s text:c="8"/></text:p>
      <text:p text:style-name="P31"><text:s text:c="8"/><text:span text:style-name="T5">return false;</text:span></text:p>
      <text:p text:style-name="P31"><text:s text:c="4"/><text:span text:style-name="T5">} else if (year % 400 == 0) {</text:span></text:p>
      <text:p text:style-name="P31"><text:s text:c="8"/></text:p>
      <text:p text:style-name="P31"><text:s text:c="8"/><text:span text:style-name="T5">return true;</text:span></text:p>
      <text:p text:style-name="P31"><text:s text:c="4"/><text:span text:style-name="T5">} else if (year % 100 == 0) {</text:span></text:p>
      <text:p text:style-name="P31"><text:s text:c="8"/></text:p>
      <text:p text:style-name="P31"><text:s text:c="8"/><text:span text:style-name="T5">return false;</text:span></text:p>
      <text:p text:style-name="P31"><text:s text:c="4"/><text:span text:style-name="T5">} else {</text:span></text:p>
      <text:p text:style-name="P31"><text:s text:c="8"/></text:p>
      <text:p text:style-name="P31"><text:s text:c="8"/><text:span text:style-name="T5">return true;</text:span></text:p>
      <text:p text:style-name="P31"><text:s text:c="4"/><text:span text:style-name="T5">}</text:span></text:p>
      <text:p text:style-name="P30">}</text:p>
      <text:p text:style-name="P7"><text:span text:style-name="T1">We have an array of years. We check all years if they are leap years. There is no built-in function to check for a leap year; therefore, a custom </text:span><text:span text:style-name="Source_20_Text"><text:span text:style-name="T2">isLeapYear()</text:span></text:span><text:span text:style-name="T1"> function is created.</text:span></text:p>
      <text:p text:style-name="P26">// Assume year &gt;= 1582 in the Gregorian calendar.</text:p>
      <text:p text:style-name="P34">int years[] = { 2000, 2002, 2004, 2008, 2012, 2016, 2020,</text:p>
      <text:p text:style-name="P28"><text:s text:c="4"/><text:span text:style-name="T5">1900, 1800, 1600 };</text:span></text:p>
      <text:p text:style-name="P9">This is an array of years that we check. The years must be in the Gregorian calendar.</text:p>
      <text:p text:style-name="P26">for (int i=0; i&lt;size; i++) {</text:p>
      <text:p text:style-name="P35"><text:soft-page-break/></text:p>
      <text:p text:style-name="P33"><text:s text:c="4"/><text:span text:style-name="T5">if (isLeapYear(years[i])) {</text:span></text:p>
      <text:p text:style-name="P35"/>
      <text:p text:style-name="P33"><text:s text:c="8"/><text:span text:style-name="T5">printf("%d is a leap year\n", years[i]);</text:span></text:p>
      <text:p text:style-name="P33"><text:s text:c="4"/><text:span text:style-name="T5">} else {</text:span></text:p>
      <text:p text:style-name="P35"/>
      <text:p text:style-name="P33"><text:s text:c="8"/><text:span text:style-name="T5">printf("%d is not a leap year\n", years[i]);</text:span></text:p>
      <text:p text:style-name="P33"><text:s text:c="4"/><text:span text:style-name="T5">}</text:span></text:p>
      <text:p text:style-name="P29">}</text:p>
      <text:p text:style-name="P7"><text:span text:style-name="T1">With the for loop we traverse the array. We check if a year is a leap year using the </text:span><text:span text:style-name="Source_20_Text"><text:span text:style-name="T2">isLeapYear()</text:span></text:span><text:span text:style-name="T1">function.</text:span></text:p>
      <text:p text:style-name="P26">bool isLeapYear(int year) {</text:p>
      <text:p text:style-name="P35"/>
      <text:p text:style-name="P33"><text:s text:c="4"/><text:span text:style-name="T5">if (year % 4 != 0) {</text:span></text:p>
      <text:p text:style-name="P33"><text:s text:c="8"/></text:p>
      <text:p text:style-name="P33"><text:s text:c="8"/><text:span text:style-name="T5">return false;</text:span></text:p>
      <text:p text:style-name="P33"><text:s text:c="4"/><text:span text:style-name="T5">} else if (year % 400 == 0) {</text:span></text:p>
      <text:p text:style-name="P33"><text:s text:c="8"/></text:p>
      <text:p text:style-name="P33"><text:s text:c="8"/><text:span text:style-name="T5">return true;</text:span></text:p>
      <text:p text:style-name="P33"><text:s text:c="4"/><text:span text:style-name="T5">} else if (year % 100 == 0) {</text:span></text:p>
      <text:p text:style-name="P33"><text:s text:c="8"/></text:p>
      <text:p text:style-name="P33"><text:s text:c="8"/><text:span text:style-name="T5">return false;</text:span></text:p>
      <text:p text:style-name="P33"><text:s text:c="4"/><text:span text:style-name="T5">} else {</text:span></text:p>
      <text:p text:style-name="P33"><text:s text:c="8"/></text:p>
      <text:p text:style-name="P33"><text:s text:c="8"/><text:span text:style-name="T5">return true;</text:span></text:p>
      <text:p text:style-name="P33"><text:s text:c="4"/><text:span text:style-name="T5">}</text:span></text:p>
      <text:p text:style-name="P29">}</text:p>
      <text:p text:style-name="P9">This is the function for determining a leap year. Leap years are integer multiples of 4. A year that is an integer multiple of 100 is not a leap year, unless it is also an integer multiple of 400, in which case it is also a leap year.</text:p>
      <text:p text:style-name="P22">$ ./leapyear </text:p>
      <text:p text:style-name="P20">2000 is a leap year</text:p>
      <text:p text:style-name="P20">2002 is not a leap year</text:p>
      <text:p text:style-name="P20">2004 is a leap year</text:p>
      <text:p text:style-name="P20">2008 is a leap year</text:p>
      <text:p text:style-name="P20">2012 is a leap year</text:p>
      <text:p text:style-name="P20">2016 is a leap year</text:p>
      <text:p text:style-name="P20">2020 is a leap year</text:p>
      <text:p text:style-name="P20">1900 is not a leap year</text:p>
      <text:p text:style-name="P20"><text:soft-page-break/>1800 is not a leap year</text:p>
      <text:p text:style-name="P27">1600 is a leap year</text:p>
      <text:p text:style-name="P7"><text:span text:style-name="T1">This is the output of the </text:span><text:span text:style-name="Source_20_Text"><text:span text:style-name="T2">leapyear</text:span></text:span><text:span text:style-name="T1"> program.</text:span></text:p>
      <text:h text:style-name="P18" text:outline-level="2">CPU time</text:h>
      <text:p text:style-name="P9">CPU time is the amount of time for which a central processing unit was used for processing instructions of a computer program.</text:p>
      <text:p text:style-name="P23">clock_t clock(void);</text:p>
      <text:p text:style-name="P7"><text:span text:style-name="T1">The </text:span><text:span text:style-name="Source_20_Text"><text:span text:style-name="T2">clock()</text:span></text:span><text:span text:style-name="T1"> function returns the processor time consumed by the program. The </text:span><text:span text:style-name="Source_20_Text"><text:span text:style-name="T2">clock()</text:span></text:span><text:span text:style-name="T1"> function has a low resolution and is not consistent on platform; therefore, it should not be used in situations where high accuracy is required.</text:span></text:p>
      <text:p text:style-name="P7"><text:span text:style-name="T1">Note that on Windows, the </text:span><text:span text:style-name="Source_20_Text"><text:span text:style-name="T2">clock()</text:span></text:span><text:span text:style-name="T1"> function calculates the wall clock time used by the calling process. The </text:span><text:span text:style-name="Emphasis"><text:span text:style-name="T1">wall clock time</text:span></text:span><text:span text:style-name="T1"> is a time elapsed according to the computer's internal clock, which should match time in the outside world.</text:span></text:p>
      <text:p text:style-name="P8">cputime.c</text:p>
      <text:p text:style-name="P25">#include &lt;stdio.h&gt;</text:p>
      <text:p text:style-name="P30">#include &lt;time.h&gt;</text:p>
      <text:p text:style-name="P32"/>
      <text:p text:style-name="P30">unsigned long long factorial(int);</text:p>
      <text:p text:style-name="P32"/>
      <text:p text:style-name="P30">int main(void) {</text:p>
      <text:p text:style-name="P32"/>
      <text:p text:style-name="P31"><text:s text:c="4"/><text:span text:style-name="T5">clock_t start = clock();</text:span></text:p>
      <text:p text:style-name="P31"><text:s text:c="4"/></text:p>
      <text:p text:style-name="P31"><text:s text:c="4"/><text:span text:style-name="T5">if (start == -1) {</text:span></text:p>
      <text:p text:style-name="P31"><text:s text:c="5"/></text:p>
      <text:p text:style-name="P31"><text:s text:c="8"/><text:span text:style-name="T5">puts("The clock() function failed");</text:span></text:p>
      <text:p text:style-name="P31"><text:s text:c="8"/><text:span text:style-name="T5">return 1;</text:span></text:p>
      <text:p text:style-name="P31"><text:s text:c="4"/><text:span text:style-name="T5">}</text:span></text:p>
      <text:p text:style-name="P31"><text:s text:c="6"/></text:p>
      <text:p text:style-name="P31"><text:soft-page-break/><text:s text:c="4"/><text:span text:style-name="T5">unsigned long long f = factorial(20);</text:span></text:p>
      <text:p text:style-name="P31"><text:s text:c="4"/></text:p>
      <text:p text:style-name="P31"><text:s text:c="4"/><text:span text:style-name="T5">printf("The factorial of 20 is: %llu\n", f);</text:span></text:p>
      <text:p text:style-name="P31"><text:s text:c="7"/></text:p>
      <text:p text:style-name="P31"><text:s text:c="4"/><text:span text:style-name="T5">clock_t end = clock();</text:span></text:p>
      <text:p text:style-name="P31"><text:s text:c="4"/></text:p>
      <text:p text:style-name="P31"><text:s text:c="4"/><text:span text:style-name="T5">if (end == -1) {</text:span></text:p>
      <text:p text:style-name="P31"><text:s text:c="5"/></text:p>
      <text:p text:style-name="P31"><text:s text:c="8"/><text:span text:style-name="T5">puts("The clock() function failed");</text:span></text:p>
      <text:p text:style-name="P31"><text:s text:c="8"/><text:span text:style-name="T5">return 1;</text:span></text:p>
      <text:p text:style-name="P31"><text:s text:c="4"/><text:span text:style-name="T5">} <text:s text:c="3"/></text:span></text:p>
      <text:p text:style-name="P31"><text:s text:c="4"/></text:p>
      <text:p text:style-name="P31"><text:s text:c="4"/><text:span text:style-name="T5">clock_t delta <text:s/>= end - start;</text:span></text:p>
      <text:p text:style-name="P31"><text:s text:c="4"/></text:p>
      <text:p text:style-name="P31"><text:s text:c="4"/><text:span text:style-name="T5">printf("The program took %lu clicks (%lf seconds).\n", delta, </text:span></text:p>
      <text:p text:style-name="P31"><text:s text:c="11"/><text:span text:style-name="T5">(double) delta/CLOCKS_PER_SEC);</text:span></text:p>
      <text:p text:style-name="P31"><text:s text:c="2"/></text:p>
      <text:p text:style-name="P31"><text:s text:c="4"/><text:span text:style-name="T5">return 0;</text:span></text:p>
      <text:p text:style-name="P30">}</text:p>
      <text:p text:style-name="P32"/>
      <text:p text:style-name="P30">unsigned long long factorial(int v) {</text:p>
      <text:p text:style-name="P32"/>
      <text:p text:style-name="P31"><text:s text:c="4"/><text:span text:style-name="T5">if (v == 0) {</text:span></text:p>
      <text:p text:style-name="P31"><text:s text:c="8"/></text:p>
      <text:p text:style-name="P31"><text:s text:c="8"/><text:span text:style-name="T5">return 1;</text:span></text:p>
      <text:p text:style-name="P31"><text:s text:c="4"/><text:span text:style-name="T5">} else {</text:span></text:p>
      <text:p text:style-name="P31"><text:s text:c="5"/></text:p>
      <text:p text:style-name="P31"><text:s text:c="8"/><text:span text:style-name="T5">return v * factorial(v - 1);</text:span></text:p>
      <text:p text:style-name="P31"><text:soft-page-break/><text:s text:c="4"/><text:span text:style-name="T5">} <text:s text:c="3"/></text:span></text:p>
      <text:p text:style-name="P30">}</text:p>
      <text:p text:style-name="P7"><text:span text:style-name="T1">The program calculates a factorial of a number; we use the </text:span><text:span text:style-name="Source_20_Text"><text:span text:style-name="T2">clock()</text:span></text:span><text:span text:style-name="T1"> function to get the time of the computation.</text:span></text:p>
      <text:p text:style-name="P26">clock_t start = clock();</text:p>
      <text:p text:style-name="P35"/>
      <text:p text:style-name="P34">if (start == -1) {</text:p>
      <text:p text:style-name="P33"><text:s text:c="4"/></text:p>
      <text:p text:style-name="P33"><text:s text:c="4"/><text:span text:style-name="T5">puts("The clock() function failed");</text:span></text:p>
      <text:p text:style-name="P33"><text:s text:c="4"/><text:span text:style-name="T5">return 1;</text:span></text:p>
      <text:p text:style-name="P34">}</text:p>
      <text:p text:style-name="P33"><text:s text:c="4"/></text:p>
      <text:p text:style-name="P34">unsigned long long f = factorial(20);</text:p>
      <text:p text:style-name="P35"/>
      <text:p text:style-name="P34">printf("The factorial of 20 is: %llu\n", f);</text:p>
      <text:p text:style-name="P33"><text:s text:c="4"/></text:p>
      <text:p text:style-name="P29">clock_t end = clock();</text:p>
      <text:p text:style-name="P7"><text:span text:style-name="T1">We compute the factorial between two </text:span><text:span text:style-name="Source_20_Text"><text:span text:style-name="T2">clock()</text:span></text:span><text:span text:style-name="T1"> calls.</text:span></text:p>
      <text:p text:style-name="P24">clock_t delta <text:s/>= end - start;</text:p>
      <text:p text:style-name="P9">We get the difference between the start and end values.</text:p>
      <text:p text:style-name="P26">printf("The program took %lu clicks (%lf seconds).\n", delta, </text:p>
      <text:p text:style-name="P28"><text:s text:c="8"/><text:span text:style-name="T5">(double) delta/CLOCKS_PER_SEC);</text:span></text:p>
      <text:p text:style-name="P7"><text:span text:style-name="T1">Dividing the delta value by </text:span><text:span text:style-name="Source_20_Text"><text:span text:style-name="T2">CLOCKS_PER_SEC</text:span></text:span><text:span text:style-name="T1"> we get an approximation of duration in seconds.</text:span></text:p>
      <text:p text:style-name="P22">$ ./cputime </text:p>
      <text:p text:style-name="P20">The factorial of 20 is: 2432902008176640000</text:p>
      <text:p text:style-name="P27">The program took 41 clicks (0.000041 seconds).</text:p>
      <text:p text:style-name="P9">This is a sample output of the program.</text:p>
      <text:h text:style-name="P18" text:outline-level="2">High resolution CPU time</text:h>
      <text:p text:style-name="P7"><text:span text:style-name="T1">The </text:span><text:span text:style-name="Source_20_Text"><text:span text:style-name="T2">clock_gettime()</text:span></text:span><text:span text:style-name="T1"> function can be used to get high resolution time clock.</text:span></text:p>
      <text:p text:style-name="P23">int clock_gettime(clockid_t, struct timespec *)</text:p>
      <text:p text:style-name="P9"><text:soft-page-break/>The function's first parameter specifies the clock Id; there are several types of clocks:</text:p>
      <text:list xml:id="list1557833972" text:style-name="L3">
        <text:list-item>
          <text:p text:style-name="P11">CLOCK_REALTIME</text:p>
        </text:list-item>
        <text:list-item>
          <text:p text:style-name="P11">CLOCK_MONOTONIC</text:p>
        </text:list-item>
        <text:list-item>
          <text:p text:style-name="P11">CLOCK_PROCESS_CPUTIME_ID</text:p>
        </text:list-item>
        <text:list-item>
          <text:p text:style-name="P3">CLOCK_THREAD_CPUTIME_ID</text:p>
        </text:list-item>
      </text:list>
      <text:p text:style-name="P7"><text:span text:style-name="T1">The </text:span><text:span text:style-name="Source_20_Text"><text:span text:style-name="T2">CLOCK_REALTIME</text:span></text:span><text:span text:style-name="T1"> is a system-wide clock that measures real (wall-clock) time. This clock is affected by discontinuous jumps in the system time caused by system administrator or by </text:span><text:span text:style-name="Source_20_Text"><text:span text:style-name="T2">adjtime()</text:span></text:span><text:span text:style-name="T1">and NTP. The </text:span><text:span text:style-name="Source_20_Text"><text:span text:style-name="T2">CLOCK_MONOTONIC</text:span></text:span><text:span text:style-name="T1"> represents monotonic time since some unspecified starting point. This clock is not affected by discontinuous jumps in the system time. The </text:span><text:span text:style-name="Source_20_Text"><text:span text:style-name="T2">CLOCK_PROCESS_CPUTIME_ID</text:span></text:span><text:span text:style-name="T1"> is a high-resolution per-process timer from the CPU. The </text:span><text:span text:style-name="Source_20_Text"><text:span text:style-name="T2">CLOCK_THREAD_CPUTIME_ID</text:span></text:span><text:span text:style-name="T1"> is a thread-specific CPU-time clock.</text:span></text:p>
      <text:p text:style-name="P7"><text:span text:style-name="T1">The </text:span><text:span text:style-name="Source_20_Text"><text:span text:style-name="T2">clock_gettime()</text:span></text:span><text:span text:style-name="T1"> function's second parameter is a </text:span><text:span text:style-name="Source_20_Text"><text:span text:style-name="T2">timespec</text:span></text:span><text:span text:style-name="T1"> structure.</text:span></text:p>
      <text:p text:style-name="P22">struct timespec {</text:p>
      <text:p text:style-name="P21"><text:s text:c="4"/><text:span text:style-name="T5">time_t <text:s text:c="2"/>tv_sec; <text:s text:c="3"/>/* seconds */</text:span></text:p>
      <text:p text:style-name="P21"><text:s text:c="4"/><text:span text:style-name="T5">long <text:s text:c="4"/>tv_nsec; <text:s text:c="2"/>/* nanoseconds */</text:span></text:p>
      <text:p text:style-name="P27">};</text:p>
      <text:p text:style-name="P7"><text:span text:style-name="T1">The </text:span><text:span text:style-name="Source_20_Text"><text:span text:style-name="T2">timespec</text:span></text:span><text:span text:style-name="T1"> structure holds seconds and nanoseconds.</text:span></text:p>
      <text:p text:style-name="P8">cputime.c</text:p>
      <text:p text:style-name="P25">#include &lt;stdio.h&gt;</text:p>
      <text:p text:style-name="P30">#include &lt;time.h&gt;</text:p>
      <text:p text:style-name="P30">#include &lt;string.h&gt;</text:p>
      <text:p text:style-name="P30">#include &lt;errno.h&gt;</text:p>
      <text:p text:style-name="P32"/>
      <text:p text:style-name="P30">unsigned long long factorial(int);</text:p>
      <text:p text:style-name="P30">double time_spec_seconds(struct timespec *);</text:p>
      <text:p text:style-name="P32"/>
      <text:p text:style-name="P30">int main(void) {</text:p>
      <text:p text:style-name="P32"/>
      <text:p text:style-name="P31"><text:s text:c="4"/><text:span text:style-name="T5">struct timespec tstart = {0,0}, tend = {0,0};</text:span></text:p>
      <text:p text:style-name="P31"><text:s text:c="4"/><text:span text:style-name="T5">int r = clock_gettime(CLOCK_PROCESS_CPUTIME_ID, &amp;tstart);</text:span></text:p>
      <text:p text:style-name="P31"><text:s text:c="4"/></text:p>
      <text:p text:style-name="P31"><text:s text:c="4"/><text:span text:style-name="T5">if (r == -1) {</text:span></text:p>
      <text:p text:style-name="P31"><text:soft-page-break/><text:s text:c="8"/></text:p>
      <text:p text:style-name="P31"><text:s text:c="8"/><text:span text:style-name="T5">printf("The clock_gettime() function failed: %s\n", strerror(errno));</text:span></text:p>
      <text:p text:style-name="P31"><text:s text:c="8"/><text:span text:style-name="T5">return 1;</text:span></text:p>
      <text:p text:style-name="P31"><text:s text:c="4"/><text:span text:style-name="T5">}</text:span></text:p>
      <text:p text:style-name="P31"><text:s text:c="6"/></text:p>
      <text:p text:style-name="P31"><text:s text:c="4"/><text:span text:style-name="T5">unsigned long long f = factorial(20);</text:span></text:p>
      <text:p text:style-name="P31"><text:s text:c="4"/></text:p>
      <text:p text:style-name="P31"><text:s text:c="4"/><text:span text:style-name="T5">printf("The factorial of 20 is: %llu\n", f);</text:span></text:p>
      <text:p text:style-name="P31"><text:s text:c="4"/></text:p>
      <text:p text:style-name="P31"><text:s text:c="4"/><text:span text:style-name="T5">r = clock_gettime(CLOCK_PROCESS_CPUTIME_ID, &amp;tend);</text:span></text:p>
      <text:p text:style-name="P31"><text:s text:c="4"/></text:p>
      <text:p text:style-name="P31"><text:s text:c="4"/><text:span text:style-name="T5">if (r == -1) {</text:span></text:p>
      <text:p text:style-name="P31"><text:s text:c="8"/></text:p>
      <text:p text:style-name="P31"><text:s text:c="8"/><text:span text:style-name="T5">printf("The clock_gettime() function failed: %s\n", strerror(errno));</text:span></text:p>
      <text:p text:style-name="P31"><text:s text:c="8"/><text:span text:style-name="T5">return 1;</text:span></text:p>
      <text:p text:style-name="P31"><text:s text:c="4"/><text:span text:style-name="T5">}</text:span></text:p>
      <text:p text:style-name="P31"><text:s text:c="4"/></text:p>
      <text:p text:style-name="P31"><text:s text:c="4"/><text:span text:style-name="T5">double delta = time_spec_seconds(&amp;tend) - time_spec_seconds(&amp;tstart);</text:span></text:p>
      <text:p text:style-name="P31"><text:s text:c="4"/></text:p>
      <text:p text:style-name="P31"><text:s text:c="4"/><text:span text:style-name="T5">printf("The computation took %lf seconds.\n", delta);</text:span></text:p>
      <text:p text:style-name="P31"><text:s text:c="2"/></text:p>
      <text:p text:style-name="P31"><text:s text:c="4"/><text:span text:style-name="T5">return 0;</text:span></text:p>
      <text:p text:style-name="P30">}</text:p>
      <text:p text:style-name="P32"/>
      <text:p text:style-name="P30">double time_spec_seconds(struct timespec* ts) {</text:p>
      <text:p text:style-name="P31"><text:s text:c="4"/></text:p>
      <text:p text:style-name="P31"><text:s text:c="4"/><text:span text:style-name="T5">return (double) ts-&gt;tv_sec + (double) ts-&gt;tv_nsec * 1.0e-9;</text:span></text:p>
      <text:p text:style-name="P30">}</text:p>
      <text:p text:style-name="P32"><text:soft-page-break/></text:p>
      <text:p text:style-name="P30">unsigned long long factorial(int v) {</text:p>
      <text:p text:style-name="P32"/>
      <text:p text:style-name="P31"><text:s text:c="4"/><text:span text:style-name="T5">if (v == 0) {</text:span></text:p>
      <text:p text:style-name="P31"><text:s text:c="8"/></text:p>
      <text:p text:style-name="P31"><text:s text:c="8"/><text:span text:style-name="T5">return 1;</text:span></text:p>
      <text:p text:style-name="P31"><text:s text:c="4"/><text:span text:style-name="T5">} else {</text:span></text:p>
      <text:p text:style-name="P31"><text:s text:c="5"/></text:p>
      <text:p text:style-name="P31"><text:s text:c="8"/><text:span text:style-name="T5">return v * factorial(v - 1);</text:span></text:p>
      <text:p text:style-name="P31"><text:s text:c="4"/><text:span text:style-name="T5">} <text:s text:c="3"/></text:span></text:p>
      <text:p text:style-name="P30">}</text:p>
      <text:p text:style-name="P7"><text:span text:style-name="T1">With the </text:span><text:span text:style-name="Source_20_Text"><text:span text:style-name="T2">clock_gettime()</text:span></text:span><text:span text:style-name="T1"> we compute the CPU time of a factorial computation.</text:span></text:p>
      <text:p text:style-name="P24">struct timespec tstart = {0,0}, tend = {0,0};</text:p>
      <text:p text:style-name="P7"><text:span text:style-name="T1">We create and initiate two </text:span><text:span text:style-name="Source_20_Text"><text:span text:style-name="T2">timespec</text:span></text:span><text:span text:style-name="T1"> structures.</text:span></text:p>
      <text:p text:style-name="P24">int r = clock_gettime(CLOCK_PROCESS_CPUTIME_ID, &amp;tstart);</text:p>
      <text:p text:style-name="P7"><text:span text:style-name="T1">We call the </text:span><text:span text:style-name="Source_20_Text"><text:span text:style-name="T2">clock_gettime()</text:span></text:span><text:span text:style-name="T1"> with the </text:span><text:span text:style-name="Source_20_Text"><text:span text:style-name="T2">CLOCK_PROCESS_CPUTIME_ID</text:span></text:span><text:span text:style-name="T1">.</text:span></text:p>
      <text:p text:style-name="P24">double delta = time_spec_seconds(&amp;tend) - time_spec_seconds(&amp;tstart);</text:p>
      <text:p text:style-name="P7"><text:span text:style-name="T1">We get the </text:span><text:span text:style-name="Source_20_Text"><text:span text:style-name="T2">delta</text:span></text:span><text:span text:style-name="T1"> value by subtracting two </text:span><text:span text:style-name="Source_20_Text"><text:span text:style-name="T2">timespec</text:span></text:span><text:span text:style-name="T1"> structures.</text:span></text:p>
      <text:p text:style-name="P26">double time_spec_seconds(struct timespec* ts) {</text:p>
      <text:p text:style-name="P33"><text:s text:c="4"/></text:p>
      <text:p text:style-name="P33"><text:s text:c="4"/><text:span text:style-name="T5">return (double) ts-&gt;tv_sec + (double) ts-&gt;tv_nsec * 1.0e-9;</text:span></text:p>
      <text:p text:style-name="P29">}</text:p>
      <text:p text:style-name="P7"><text:span text:style-name="T1">The </text:span><text:span text:style-name="Source_20_Text"><text:span text:style-name="T2">time_spec_seconds()</text:span></text:span><text:span text:style-name="T1"> function converts the </text:span><text:span text:style-name="Source_20_Text"><text:span text:style-name="T2">timespec</text:span></text:span><text:span text:style-name="T1"> structure to seconds.</text:span></text:p>
      <text:p text:style-name="P22">$ ./cputime2 </text:p>
      <text:p text:style-name="P20">The factorial of 20 is: 2432902008176640000</text:p>
      <text:p text:style-name="P27">The computation took 0.000081 seconds.</text:p>
      <text:p text:style-name="P7"><text:span text:style-name="T1">This is a sample output of the </text:span><text:span text:style-name="Source_20_Text"><text:span text:style-name="T2">cputime2</text:span></text:span><text:span text:style-name="T1"> program.</text:span></text:p>
      <text:h text:style-name="P18" text:outline-level="2"><text:soft-page-break/>Sources</text:h>
      <text:p text:style-name="P9">The following sources were used to create this article:</text:p>
      <text:list xml:id="list1569327742" text:style-name="L4">
        <text:list-item>
          <text:p text:style-name="P15"><text:a xlink:type="simple" xlink:href="http://www.cplusplus.com/reference/" text:style-name="Internet_20_link" text:visited-style-name="Visited_20_Internet_20_Link"><text:span text:style-name="T4">C reference</text:span></text:a></text:p>
        </text:list-item>
        <text:list-item>
          <text:p text:style-name="P15"><text:a xlink:type="simple" xlink:href="http://www.gnu.org/software/libc/manual/html_node/index.html" text:style-name="Internet_20_link" text:visited-style-name="Visited_20_Internet_20_Link"><text:span text:style-name="T4">The GNU C library manual</text:span></text:a></text:p>
        </text:list-item>
        <text:list-item>
          <text:p text:style-name="P12">Linux manual pages</text:p>
        </text:list-item>
        <text:list-item>
          <text:p text:style-name="P6"><text:a xlink:type="simple" xlink:href="http://whatis.techtarget.com/definition/wall-time-real-world-time-or-wall-clock-time" text:style-name="Internet_20_link" text:visited-style-name="Visited_20_Internet_20_Link"><text:span text:style-name="T4">wall time (real-world time or wall-clock time)</text:span></text:a></text:p>
        </text:list-item>
      </text:list>
      <text:p text:style-name="P9"><text:bookmark text:name="aswift_2_expand"/><text:bookmark text:name="aswift_2_anchor"/>In this article, we have worked with date and time in C.</text:p>
      <text:p text:style-name="P17"/>
      <text:p text:style-name="P17"/>
      <text:p text:style-name="P17">Reference: <text:s/>http://zetcode.com/articles/cdateti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nsolas" svg:font-family="Consolas"/>
    <style:font-face style:name="Consolas1" svg:font-family="Consolas, monospace"/>
    <style:font-face style:name="Georgia" svg:font-family="Georgia"/>
    <style:font-face style:name="Lohit Devanagari1" svg:font-family="'Lohit Devanagari'"/>
    <style:font-face style:name="georgia" svg:font-family="georgia"/>
    <style:font-face style:name="serif" svg:font-family="serif"/>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ins" style:family="text"/>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03T22:48:45.478631250</meta:creation-date>
    <dc:date>2019-01-03T22:52:50.759061531</dc:date>
    <meta:editing-duration>PT4M5S</meta:editing-duration>
    <meta:editing-cycles>1</meta:editing-cycles>
    <meta:document-statistic meta:table-count="1" meta:image-count="0" meta:object-count="0" meta:page-count="36" meta:paragraph-count="949" meta:word-count="5309" meta:character-count="33183" meta:non-whitespace-character-count="26215"/>
    <meta:generator>LibreOffice/6.0.7.3$Linux_X86_64 LibreOffice_project/00m0$Build-3</meta:generator>
  </office:meta>
</office:document-meta>
</file>